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8.009cm" table:align="margins" style:writing-mode="lr-tb"/>
    </style:style>
    <style:style style:name="Table5.A" style:family="table-column">
      <style:table-column-properties style:column-width="2cm" style:rel-column-width="7281*"/>
    </style:style>
    <style:style style:name="Table5.B" style:family="table-column">
      <style:table-column-properties style:column-width="2cm" style:rel-column-width="7282*"/>
    </style:style>
    <style:style style:name="Table5.I" style:family="table-column">
      <style:table-column-properties style:column-width="2.002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983cm" fo:margin-left="0.026cm" fo:margin-right="0cm" table:align="margins" style:writing-mode="lr-tb"/>
    </style:style>
    <style:style style:name="Table4.A" style:family="table-column">
      <style:table-column-properties style:column-width="2.064cm" style:rel-column-width="7520*"/>
    </style:style>
    <style:style style:name="Table4.B" style:family="table-column">
      <style:table-column-properties style:column-width="15.919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93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21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true" fo:keep-together="auto"/>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2.865cm"/>
    </style:style>
    <style:style style:name="Table12.B" style:family="table-column">
      <style:table-column-properties style:column-width="14.115cm"/>
    </style:style>
    <style:style style:name="Table12.C" style:family="table-column">
      <style:table-column-properties style:column-width="1.028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2.A2" style:family="table-cell">
      <style:table-cell-properties style:vertical-align="middle" fo:padding-left="0.095cm" fo:padding-right="0.095cm" fo:padding-top="0cm" fo:padding-bottom="0cm" fo:border="0.002cm solid #000000"/>
    </style:style>
    <style:style style:name="Table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2.757cm"/>
    </style:style>
    <style:style style:name="Table13.B" style:family="table-column">
      <style:table-column-properties style:column-width="14.222cm"/>
    </style:style>
    <style:style style:name="Table13.C" style:family="table-column">
      <style:table-column-properties style:column-width="1.028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3.A2" style:family="table-cell">
      <style:table-cell-properties style:vertical-align="middle" fo:padding-left="0.095cm" fo:padding-right="0.095cm" fo:padding-top="0cm" fo:padding-bottom="0cm" fo:border="0.002cm solid #000000"/>
    </style:style>
    <style:style style:name="Table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8.008cm"/>
    </style:style>
    <style:style style:name="Table16.1" style:family="table-row">
      <style:table-row-properties style:keep-together="false" fo:keep-together="always"/>
    </style:style>
    <style:style style:name="Table1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6.2" style:family="table-row">
      <style:table-row-properties style:keep-together="true" fo:keep-together="auto"/>
    </style:style>
    <style:style style:name="Table16.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Body">
      <style:paragraph-properties fo:orphans="2" fo:widows="2" style:writing-mode="lr-tb"/>
    </style:style>
    <style:style style:name="P7" style:family="paragraph" style:parent-style-name="Code_20_Snipet" style:list-style-name="L1">
      <style:text-properties style:font-name="Arial"/>
    </style:style>
    <style:style style:name="P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 style:family="paragraph" style:parent-style-name="Code_20_Snipet" style:list-style-name="L1"/>
    <style:style style:name="P10" style:family="paragraph" style:parent-style-name="Heading_20_4">
      <style:text-properties fo:language="en" fo:country="US"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5" style:family="paragraph" style:parent-style-name="Standard">
      <style:paragraph-properties fo:margin-top="0.282cm" fo:margin-bottom="0cm"/>
    </style:style>
    <style:style style:name="P1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4" style:family="paragraph" style:parent-style-name="Standard">
      <style:text-properties fo:color="#000000" style:font-name="Monaco" fo:font-size="9pt" style:font-name-asian="Monaco" style:font-size-asian="9pt" style:font-name-complex="Monaco" style:font-size-complex="9pt"/>
    </style:style>
    <style:style style:name="P25" style:family="paragraph" style:parent-style-name="Standard">
      <style:text-properties style:font-name="Monaco" fo:font-size="9pt" style:font-name-asian="Monaco" style:font-size-asian="9pt" style:font-name-complex="Monaco" style:font-size-complex="9pt"/>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language="en" fo:country="US" style:language-complex="ar" style:country-complex="SA"/>
    </style:style>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Monaco1" fo:font-size="9pt" style:font-size-asian="9pt" style:font-size-complex="9pt"/>
    </style:style>
    <style:style style:name="P31" style:family="paragraph" style:parent-style-name="Table_20_Contents">
      <style:paragraph-properties fo:text-align="justify" style:justify-single-word="false" fo:orphans="2" fo:widows="2" style:writing-mode="lr-tb"/>
    </style:style>
    <style:style style:name="P3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4" style:family="paragraph" style:parent-style-name="Body">
      <style:paragraph-properties fo:orphans="2" fo:widows="2" style:writing-mode="lr-tb"/>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text-properties fo:language="en" fo:country="US" style:language-complex="ar" style:country-complex="SA"/>
    </style:style>
    <style:style style:name="P37"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9" style:family="paragraph" style:parent-style-name="Code_20_Snipet">
      <style:text-properties fo:font-style="normal" style:font-style-asian="normal" style:font-style-complex="normal"/>
    </style:style>
    <style:style style:name="P40" style:family="paragraph" style:parent-style-name="Body">
      <style:text-properties fo:language="en" fo:country="US" style:language-complex="ar" style:country-complex="SA"/>
    </style:style>
    <style:style style:name="P41" style:family="paragraph" style:parent-style-name="Body">
      <style:text-properties fo:color="#ff0000" fo:language="en" fo:country="US" fo:font-style="italic" style:font-style-asian="italic" style:language-complex="ar" style:country-complex="SA"/>
    </style:style>
    <style:style style:name="P4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3" style:family="paragraph" style:parent-style-name="Body">
      <style:text-properties fo:color="#000000" fo:language="en" fo:country="US" fo:font-style="normal" style:font-style-asian="normal" style:language-complex="ar" style:country-complex="SA" style:font-style-complex="normal"/>
    </style:style>
    <style:style style:name="P44"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5" style:family="paragraph" style:parent-style-name="Body">
      <style:text-properties fo:font-style="normal" style:font-style-asian="normal" style:font-style-complex="normal"/>
    </style:style>
    <style:style style:name="P46" style:family="paragraph" style:parent-style-name="Body">
      <style:text-properties style:font-name="Monaco" fo:font-size="9pt" style:font-name-asian="Monaco" style:font-size-asian="9pt" style:font-name-complex="Monaco" style:font-size-complex="9pt"/>
    </style:style>
    <style:style style:name="P47" style:family="paragraph" style:parent-style-name="Table_20_Contents">
      <style:text-properties fo:font-size="8pt" fo:font-weight="bold" style:font-size-asian="8pt" style:font-weight-asian="bold" style:font-size-complex="8pt" style:font-weight-complex="bold"/>
    </style:style>
    <style:style style:name="P48" style:family="paragraph" style:parent-style-name="Table_20_Contents">
      <style:text-properties fo:font-size="8pt" style:font-size-asian="8pt" style:font-size-complex="8pt"/>
    </style:style>
    <style:style style:name="P49" style:family="paragraph" style:parent-style-name="Table_20_Contents">
      <style:paragraph-properties fo:text-align="start" style:justify-single-word="false"/>
      <style:text-properties fo:font-size="8pt" style:font-size-asian="8pt" style:font-size-complex="8pt"/>
    </style:style>
    <style:style style:name="P50" style:family="paragraph" style:parent-style-name="Table_20_Contents">
      <style:text-properties fo:font-size="8pt" fo:font-style="italic" style:font-size-asian="8pt" style:font-style-asian="italic" style:font-size-complex="8pt" style:font-style-complex="italic"/>
    </style:style>
    <style:style style:name="P51" style:family="paragraph" style:parent-style-name="Table_20_Contents">
      <style:text-properties fo:font-size="8pt" fo:font-style="normal" style:font-size-asian="8pt" style:font-style-asian="normal" style:font-size-complex="8pt" style:font-style-complex="normal"/>
    </style:style>
    <style:style style:name="P5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style="normal" style:font-style-asian="normal" style:font-style-complex="normal"/>
    </style:style>
    <style:style style:name="P59" style:family="paragraph" style:parent-style-name="Table_20_Contents">
      <style:text-properties fo:font-weight="normal" style:font-weight-asian="normal" style:font-weight-complex="normal"/>
    </style:style>
    <style:style style:name="P6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1" style:family="paragraph" style:parent-style-name="CellBody">
      <style:paragraph-properties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style>
    <style:style style:name="P63" style:family="paragraph" style:parent-style-name="Abstract">
      <style:text-properties fo:font-size="16pt" fo:language="en" fo:country="US" fo:font-weight="bold" style:font-size-asian="16pt" style:font-weight-asian="bold" style:language-complex="ar" style:country-complex="SA"/>
    </style:style>
    <style:style style:name="P6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5" style:family="paragraph" style:parent-style-name="CellBody">
      <style:paragraph-properties style:snap-to-layout-grid="false"/>
      <style:text-properties fo:language="en" fo:country="US" style:language-complex="ar" style:country-complex="SA"/>
    </style:style>
    <style:style style:name="P66" style:family="paragraph" style:parent-style-name="CellBody">
      <style:paragraph-properties style:snap-to-layout-grid="false"/>
    </style:style>
    <style:style style:name="P6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8" style:family="paragraph" style:parent-style-name="Document_20_Title">
      <style:text-properties fo:language="en" fo:country="US" style:language-complex="ar" style:country-complex="SA"/>
    </style:style>
    <style:style style:name="P69" style:family="paragraph" style:parent-style-name="Standard">
      <style:text-properties fo:color="#000000" style:font-name="Monaco" fo:font-size="9pt" style:font-name-asian="Monaco" style:font-size-asian="9pt" style:font-name-complex="Monaco" style:font-size-complex="9pt"/>
    </style:style>
    <style:style style:name="P70"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71" style:family="paragraph" style:parent-style-name="Standard" style:list-style-name="">
      <style:paragraph-properties fo:line-height="0.494cm"/>
      <style:text-properties style:use-window-font-color="true"/>
    </style:style>
    <style:style style:name="P72" style:family="paragraph" style:parent-style-name="Standard" style:list-style-name="">
      <style:paragraph-properties fo:line-height="0.469cm"/>
      <style:text-properties style:use-window-font-color="true"/>
    </style:style>
    <style:style style:name="P73" style:family="paragraph" style:parent-style-name="Standard" style:list-style-name="">
      <style:text-properties fo:font-size="10pt" style:font-size-asian="10pt" style:font-size-complex="10pt"/>
    </style:style>
    <style:style style:name="P74" style:family="paragraph" style:parent-style-name="Standard" style:list-style-nam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77" style:family="paragraph" style:parent-style-name="Standard" style:list-style-name="">
      <style:paragraph-properties fo:margin-top="0cm" fo:margin-bottom="0.494cm"/>
      <style:text-properties fo:font-size="9pt" style:font-size-asian="9pt" style:font-size-complex="9pt"/>
    </style:style>
    <style:style style:name="P78" style:family="paragraph" style:parent-style-name="Standard" style:list-style-name="">
      <style:paragraph-properties fo:margin-top="0cm" fo:margin-bottom="0.494cm" fo:keep-together="always"/>
    </style:style>
    <style:style style:name="P79" style:family="paragraph" style:parent-style-name="Standard" style:list-style-name="">
      <style:paragraph-properties fo:margin-top="0cm" fo:margin-bottom="0.494cm" fo:keep-with-next="always"/>
    </style:style>
    <style:style style:name="P80" style:family="paragraph" style:parent-style-name="Standard" style:list-style-name="">
      <style:paragraph-properties fo:margin-top="0.095cm" fo:margin-bottom="0.095cm"/>
      <style:text-properties fo:font-size="9pt" style:font-size-asian="9pt" style:font-size-complex="9pt"/>
    </style:style>
    <style:style style:name="P8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2" style:family="paragraph" style:parent-style-name="Standard" style:list-style-name="">
      <style:paragraph-properties fo:margin-top="0.095cm" fo:margin-bottom="0.095cm"/>
    </style:style>
    <style:style style:name="P83" style:family="paragraph" style:parent-style-name="Standard" style:list-style-name="">
      <style:paragraph-properties fo:margin-top="0.095cm" fo:margin-bottom="0.095cm"/>
      <style:text-properties fo:font-size="10pt" style:font-size-asian="10pt" style:font-size-complex="10pt"/>
    </style:style>
    <style:style style:name="P8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6" style:family="paragraph" style:parent-style-name="Standard" style:list-style-name="">
      <style:paragraph-properties fo:margin-top="0.095cm" fo:margin-bottom="0.095cm"/>
      <style:text-properties fo:color="#000000" fo:font-size="10pt" style:font-size-asian="10pt" style:font-size-complex="10pt"/>
    </style:style>
    <style:style style:name="P87" style:family="paragraph" style:parent-style-name="Standard" style:list-style-name="">
      <style:paragraph-properties fo:margin-top="0.095cm" fo:margin-bottom="0.095cm" fo:text-align="center" style:justify-single-word="false"/>
      <style:text-properties style:use-window-font-color="true"/>
    </style:style>
    <style:style style:name="P8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95cm" fo:margin-bottom="0.095cm" fo:keep-with-next="always"/>
      <style:text-properties style:use-window-font-color="true"/>
    </style:style>
    <style:style style:name="P9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92" style:family="paragraph" style:parent-style-name="Standard" style:list-style-name="">
      <style:paragraph-properties fo:margin-top="0.095cm" fo:margin-bottom="0.095cm" fo:keep-with-next="always"/>
    </style:style>
    <style:style style:name="P93" style:family="paragraph" style:parent-style-name="Standard" style:list-style-name="">
      <style:paragraph-properties fo:margin-top="0.494cm" fo:margin-bottom="0cm"/>
    </style:style>
    <style:style style:name="P94" style:family="paragraph" style:parent-style-name="Standard" style:list-style-name="">
      <style:paragraph-properties fo:margin-top="0.494cm" fo:margin-bottom="0cm"/>
      <style:text-properties fo:font-size="10pt" style:font-size-asian="10pt" style:font-size-complex="10pt"/>
    </style:style>
    <style:style style:name="P9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7" style:family="paragraph" style:parent-style-name="Standard" style:list-style-name="">
      <style:paragraph-properties fo:margin-top="0.494cm" fo:margin-bottom="0cm" fo:keep-together="always" fo:keep-with-next="always"/>
    </style:style>
    <style:style style:name="P98" style:family="paragraph" style:parent-style-name="Standard" style:list-style-name="">
      <style:paragraph-properties fo:margin-left="1.27cm" fo:margin-right="0cm" fo:margin-top="0cm" fo:margin-bottom="0.494cm" fo:text-indent="0cm" style:auto-text-indent="false"/>
    </style:style>
    <style:style style:name="P9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0"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01" style:family="paragraph" style:parent-style-name="Standard" style:list-style-name="">
      <style:paragraph-properties fo:margin-left="1.27cm" fo:margin-right="0cm" fo:text-indent="0cm" style:auto-text-indent="false"/>
    </style:style>
    <style:style style:name="P10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4" style:family="paragraph" style:parent-style-name="Standard" style:list-style-name="">
      <style:paragraph-properties fo:margin-left="1.27cm" fo:margin-right="0cm" fo:margin-top="0cm" fo:margin-bottom="0.423cm" fo:text-indent="0cm" style:auto-text-indent="false"/>
    </style:style>
    <style:style style:name="P10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6" style:family="paragraph" style:parent-style-name="Standard" style:list-style-name="">
      <style:paragraph-properties fo:keep-with-next="always"/>
    </style:style>
    <style:style style:name="P10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0.081cm" fo:margin-bottom="0.081cm" fo:keep-with-next="always"/>
      <style:text-properties style:use-window-font-color="true"/>
    </style:style>
    <style:style style:name="P11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2" style:family="paragraph" style:parent-style-name="Standard" style:list-style-name="">
      <style:paragraph-properties fo:margin-top="0.081cm" fo:margin-bottom="0.081cm" fo:text-align="end" style:justify-single-word="false"/>
    </style:style>
    <style:style style:name="P113" style:family="paragraph" style:parent-style-name="Standard" style:list-style-name="">
      <style:paragraph-properties fo:margin-top="0.081cm" fo:margin-bottom="0.081cm" fo:text-align="center" style:justify-single-word="false"/>
      <style:text-properties style:use-window-font-color="true"/>
    </style:style>
    <style:style style:name="P114" style:family="paragraph" style:parent-style-name="Standard" style:list-style-name="">
      <style:paragraph-properties fo:margin-top="0.081cm" fo:margin-bottom="0.081cm" fo:text-align="end" style:justify-single-word="false"/>
      <style:text-properties style:use-window-font-color="true"/>
    </style:style>
    <style:style style:name="P115" style:family="paragraph" style:parent-style-name="Standard" style:list-style-name="">
      <style:paragraph-properties fo:margin-top="0.081cm" fo:margin-bottom="0cm"/>
    </style:style>
    <style:style style:name="P11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7" style:family="paragraph" style:parent-style-name="Standard" style:list-style-name="">
      <style:paragraph-properties fo:margin-left="0cm" fo:margin-right="0cm" fo:margin-top="0.071cm" fo:margin-bottom="0.081cm" fo:text-indent="1.058cm" style:auto-text-indent="false"/>
    </style:style>
    <style:style style:name="P118" style:family="paragraph" style:parent-style-name="Standard" style:list-style-name="">
      <style:paragraph-properties fo:margin-left="2.54cm" fo:margin-right="0cm" fo:text-indent="0cm" style:auto-text-indent="false"/>
    </style:style>
    <style:style style:name="P11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1" style:family="paragraph" style:parent-style-name="Standard" style:list-style-name="">
      <style:paragraph-properties fo:margin-top="0.441cm" fo:margin-bottom="0.494cm" fo:keep-together="always"/>
    </style:style>
    <style:style style:name="P122" style:family="paragraph" style:parent-style-name="Standard" style:list-style-name="">
      <style:paragraph-properties fo:margin-top="0cm" fo:margin-bottom="0.423cm"/>
      <style:text-properties fo:font-size="10pt" style:font-size-asian="10pt" style:font-size-complex="10pt"/>
    </style:style>
    <style:style style:name="P12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24"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2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26" style:family="paragraph" style:parent-style-name="Heading_20_2">
      <style:text-properties fo:language="en" fo:country="US" style:language-complex="ar" style:country-complex="SA"/>
    </style:style>
    <style:style style:name="P127" style:family="paragraph" style:parent-style-name="Heading_20_2">
      <style:text-properties fo:font-style="normal" style:font-style-asian="normal" style:font-style-complex="normal"/>
    </style:style>
    <style:style style:name="P128" style:family="paragraph" style:parent-style-name="Heading_20_1">
      <style:text-properties fo:language="en" fo:country="US" style:language-complex="ar" style:country-complex="SA"/>
    </style:style>
    <style:style style:name="P129" style:family="paragraph" style:parent-style-name="Heading_20_1">
      <style:paragraph-properties fo:break-before="page"/>
      <style:text-properties fo:language="en" fo:country="US" style:language-complex="ar" style:country-complex="SA"/>
    </style:style>
    <style:style style:name="P130" style:family="paragraph" style:parent-style-name="Heading_20_4">
      <style:text-properties fo:language="en" fo:country="US" style:language-complex="ar" style:country-complex="SA"/>
    </style:style>
    <style:style style:name="P131"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32" style:family="paragraph" style:parent-style-name="Heading_20_3" style:master-page-name="Landscape">
      <style:paragraph-properties style:page-number="auto"/>
    </style:style>
    <style:style style:name="P133" style:family="paragraph" style:parent-style-name="Heading_20_3" style:master-page-name="Standard">
      <style:paragraph-properties style:page-number="auto"/>
    </style:style>
    <style:style style:name="P1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35" style:family="paragraph" style:parent-style-name="Body">
      <style:paragraph-properties fo:orphans="2" fo:widows="2" style:writing-mode="lr-tb"/>
    </style:style>
    <style:style style:name="P136" style:family="paragraph" style:parent-style-name="Body" style:list-style-name="L8">
      <style:paragraph-properties fo:orphans="2" fo:widows="2" style:writing-mode="lr-tb"/>
    </style:style>
    <style:style style:name="P137" style:family="paragraph" style:parent-style-name="Body" style:list-style-name="L2"/>
    <style:style style:name="P138" style:family="paragraph" style:parent-style-name="Body" style:list-style-name="L2">
      <style:text-properties fo:font-style="normal" style:font-style-asian="normal" style:font-style-complex="normal"/>
    </style:style>
    <style:style style:name="P139" style:family="paragraph" style:parent-style-name="Body" style:list-style-name="L3"/>
    <style:style style:name="P140" style:family="paragraph" style:parent-style-name="Body" style:list-style-name="L4">
      <style:text-properties fo:color="#000000" fo:language="en" fo:country="US" fo:font-style="normal" style:font-style-asian="normal" style:language-complex="ar" style:country-complex="SA" style:font-style-complex="normal"/>
    </style:style>
    <style:style style:name="P141" style:family="paragraph" style:parent-style-name="Body" style:list-style-name="L5">
      <style:text-properties fo:color="#000000" fo:language="en" fo:country="US" fo:font-style="normal" style:font-style-asian="normal" style:language-complex="ar" style:country-complex="SA" style:font-style-complex="normal"/>
    </style:style>
    <style:style style:name="P142" style:family="paragraph" style:parent-style-name="Body" style:list-style-name="L6">
      <style:text-properties fo:color="#000000" fo:language="en" fo:country="US" fo:font-style="normal" style:font-style-asian="normal" style:language-complex="ar" style:country-complex="SA" style:font-style-complex="normal"/>
    </style:style>
    <style:style style:name="P143" style:family="paragraph" style:parent-style-name="Body" style:list-style-name="L5"/>
    <style:style style:name="P144" style:family="paragraph" style:parent-style-name="Body" style:list-style-name="L6"/>
    <style:style style:name="P145" style:family="paragraph" style:parent-style-name="Body" style:list-style-name="L7"/>
    <style:style style:name="P146" style:family="paragraph" style:parent-style-name="Body" style:list-style-name="L7">
      <style:text-properties style:font-name="Monaco1"/>
    </style:style>
    <style:style style:name="P147" style:family="paragraph" style:parent-style-name="Body" style:list-style-name="L8"/>
    <style:style style:name="P148" style:family="paragraph" style:parent-style-name="Body">
      <style:text-properties fo:language="en" fo:country="US" style:language-complex="ar" style:country-complex="SA"/>
    </style:style>
    <style:style style:name="P1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5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53" style:family="paragraph" style:parent-style-name="Code_20_Snipet" style:list-style-name="L1"/>
    <style:style style:name="P154" style:family="paragraph" style:parent-style-name="Code_20_Snipet" style:list-style-name="L1">
      <style:text-properties style:font-name="Arial"/>
    </style:style>
    <style:style style:name="P15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56"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157"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58" style:family="paragraph" style:parent-style-name="Definition_20_Term">
      <style:text-properties fo:language="en" fo:country="US" style:language-complex="ar" style:country-complex="SA"/>
    </style:style>
    <style:style style:name="P159" style:family="paragraph" style:parent-style-name="Table_20_Contents">
      <style:paragraph-properties fo:text-align="justify" style:justify-single-word="false" fo:orphans="2" fo:widows="2" style:writing-mode="lr-tb"/>
    </style:style>
    <style:style style:name="P16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6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List_20_Heading" style:list-style-name="">
      <style:text-properties fo:color="#000000" fo:font-size="10pt" style:font-size-asian="10pt" style:font-size-complex="10pt"/>
    </style:style>
    <style:style style:name="P171" style:family="paragraph" style:parent-style-name="Detail_20_Heading" style:list-style-name="">
      <style:paragraph-properties fo:padding="0.06cm" fo:border="0.002cm solid #666666"/>
      <style:text-properties fo:color="#000000"/>
    </style:style>
    <style:style style:name="P172" style:family="paragraph" style:parent-style-name="Detail_20_Heading" style:list-style-name="">
      <style:paragraph-properties fo:margin-top="0.205cm" fo:margin-bottom="0.049cm" fo:padding="0.06cm" fo:border="0.002cm solid #666666"/>
      <style:text-properties fo:color="#000000"/>
    </style:style>
    <style:style style:name="P173" style:family="paragraph" style:parent-style-name="Item_20_Heading" style:list-style-name="">
      <style:text-properties fo:color="#000000"/>
    </style:style>
    <style:style style:name="P174" style:family="paragraph" style:parent-style-name="Item_20_Heading" style:list-style-name="">
      <style:paragraph-properties fo:margin-top="0.43cm" fo:margin-bottom="0.409cm"/>
      <style:text-properties fo:color="#000000"/>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style:style>
    <style:style style:name="T5" style:family="text">
      <style:text-properties fo:color="#000000" style:font-name="Arial" fo:language="en" fo:country="US" style:font-name-asian="Times New Roman" style:font-name-complex="Times New Roman" style:font-size-complex="10pt" style:language-complex="ar" style:country-complex="SA"/>
    </style:style>
    <style:style style:name="T6" style:family="text">
      <style:text-properties fo:language="en" fo:country="US" style:language-complex="ar" style:country-complex="SA"/>
    </style:style>
    <style:style style:name="T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language="en" fo:country="US" style:language-complex="ar" style:country-complex="SA"/>
    </style:style>
    <style:style style:name="T14" style:family="text">
      <style:text-properties style:font-name="Courier New2"/>
    </style:style>
    <style:style style:name="T15"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style>
    <style:style style:name="T17" style:family="text">
      <style:text-properties fo:color="#000000" style:font-name="Arial" fo:language="en" fo:country="US" style:font-name-asian="Times New Roman" style:font-name-complex="Times New Roman"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Helvetica" fo:font-size="9pt" style:font-name-asian="Monaco" style:font-size-asian="9pt" style:font-name-complex="Monaco" style:font-size-complex="9pt"/>
    </style:style>
    <style:style style:name="T23" style:family="text">
      <style:text-properties fo:color="#000000" fo:font-weight="bold" style:font-weight-asian="bold" style:font-weight-complex="bold"/>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fo:font-size="10pt" style:font-size-asian="10pt" style:font-size-complex="10pt"/>
    </style:style>
    <style:style style:name="T26" style:family="text">
      <style:text-properties fo:language="en" fo:country="US" style:language-complex="ar" style:country-complex="SA"/>
    </style:style>
    <style:style style:name="T2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8" style:family="text">
      <style:text-properties fo:font-style="normal" style:font-style-asian="normal" style:font-style-complex="normal"/>
    </style:style>
    <style:style style:name="T29" style:family="text">
      <style:text-properties fo:color="#7f0055"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ize="14pt" fo:font-weight="normal" style:font-size-asian="14pt" style:font-weight-asian="normal"/>
    </style:style>
    <style:style style:name="T33" style:family="text">
      <style:text-properties fo:color="#ff0000" fo:font-style="italic" style:font-style-asian="italic"/>
    </style:style>
    <style:style style:name="T34" style:family="text">
      <style:text-properties fo:color="#ff0000" fo:font-style="italic" fo:font-weight="bold" style:font-style-asian="italic" style:font-weight-asian="bold"/>
    </style:style>
    <style:style style:name="T35" style:family="text">
      <style:text-properties style:font-name="Courier New"/>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style:font-size-asian="10pt" style:font-size-complex="10pt"/>
    </style:style>
    <style:style style:name="T38"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2" style:family="text">
      <style:text-properties fo:color="#0000ff" fo:font-size="10pt" style:text-underline-style="solid" style:text-underline-width="auto" style:text-underline-color="font-color" style:font-size-asian="10pt" style:font-size-complex="10pt"/>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style:text-underline-style="solid" style:text-underline-width="auto" style:text-underline-color="font-color"/>
    </style:style>
    <style:style style:name="T45" style:family="text">
      <style:text-properties fo:color="#0000ff" style:text-underline-style="solid" style:text-underline-width="auto" style:text-underline-color="font-color" fo:font-weight="normal" style:font-weight-asian="normal" style:font-weight-complex="normal"/>
    </style:style>
    <style:style style:name="T46" style:family="text">
      <style:text-properties fo:color="#0000ff" style:text-underline-style="solid" style:text-underline-width="auto" style:text-underline-color="font-color" fo:font-weight="bold" style:font-weight-asian="bold" style:font-weight-complex="bold"/>
    </style:style>
    <style:style style:name="T4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9" style:family="text">
      <style:text-properties fo:color="#808080" style:font-name="Verdana" fo:font-size="7pt" style:font-name-asian="Verdana" style:font-size-asian="7pt" style:font-name-complex="Verdana" style:font-size-complex="7pt"/>
    </style:style>
    <style:style style:name="T50" style:family="text"/>
    <style:style style:name="T51"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237806826640" text:id="ct140237806826640">
          <text:insertion>
            <office:change-info>
              <dc:creator>David Bosschaert</dc:creator>
              <dc:date>2016-03-07T19:25:00</dc:date>
            </office:change-info>
          </text:insertion>
        </text:changed-region>
        <text:changed-region xml:id="ct140237806826944" text:id="ct140237806826944">
          <text:insertion>
            <office:change-info>
              <dc:creator>David Bosschaert</dc:creator>
              <dc:date>2016-03-07T19:25:00</dc:date>
            </office:change-info>
          </text:insertion>
        </text:changed-region>
        <text:changed-region xml:id="ct140237806827584" text:id="ct140237806827584">
          <text:insertion>
            <office:change-info>
              <dc:creator>David Bosschaert</dc:creator>
              <dc:date>2016-03-07T19:25:00</dc:date>
            </office:change-info>
          </text:insertion>
        </text:changed-region>
        <text:changed-region xml:id="ct140237806828112" text:id="ct140237806828112">
          <text:insertion>
            <office:change-info>
              <dc:creator>David Bosschaert</dc:creator>
              <dc:date>2016-03-09T22:40:00</dc:date>
            </office:change-info>
          </text:insertion>
        </text:changed-region>
        <text:changed-region xml:id="ct140237806828496" text:id="ct140237806828496">
          <text:insertion>
            <office:change-info>
              <dc:creator>David Bosschaert</dc:creator>
              <dc:date>2016-03-09T22:40:00</dc:date>
            </office:change-info>
          </text:insertion>
        </text:changed-region>
        <text:changed-region xml:id="ct140237806828800" text:id="ct140237806828800">
          <text:insertion>
            <office:change-info>
              <dc:creator>David Bosschaert</dc:creator>
              <dc:date>2016-03-09T22:40:00</dc:date>
            </office:change-info>
          </text:insertion>
        </text:changed-region>
        <text:changed-region xml:id="ct140237806829328" text:id="ct140237806829328">
          <text:insertion>
            <office:change-info>
              <dc:creator>David Bosschaert</dc:creator>
              <dc:date>2016-04-04T21:44:00</dc:date>
            </office:change-info>
          </text:insertion>
        </text:changed-region>
        <text:changed-region xml:id="ct140237806829680" text:id="ct140237806829680">
          <text:insertion>
            <office:change-info>
              <dc:creator>David Bosschaert</dc:creator>
              <dc:date>2016-04-04T21:44:00</dc:date>
            </office:change-info>
          </text:insertion>
        </text:changed-region>
        <text:changed-region xml:id="ct140237806829936" text:id="ct140237806829936">
          <text:insertion>
            <office:change-info>
              <dc:creator>David Bosschaert</dc:creator>
              <dc:date>2016-04-04T21:44:00</dc:date>
            </office:change-info>
          </text:insertion>
        </text:changed-region>
        <text:changed-region xml:id="ct140237806830480" text:id="ct140237806830480">
          <text:insertion>
            <office:change-info>
              <dc:creator>David Bosschaert</dc:creator>
              <dc:date>2016-04-18T07:10:00</dc:date>
            </office:change-info>
          </text:insertion>
        </text:changed-region>
        <text:changed-region xml:id="ct140237806830784" text:id="ct140237806830784">
          <text:insertion>
            <office:change-info>
              <dc:creator>David Bosschaert</dc:creator>
              <dc:date>2016-04-18T07:10:00</dc:date>
            </office:change-info>
          </text:insertion>
        </text:changed-region>
        <text:changed-region xml:id="ct140237806831088" text:id="ct140237806831088">
          <text:insertion>
            <office:change-info>
              <dc:creator>David Bosschaert</dc:creator>
              <dc:date>2016-04-18T07:10:00</dc:date>
            </office:change-info>
          </text:insertion>
        </text:changed-region>
        <text:changed-region xml:id="ct140237806831328" text:id="ct140237806831328">
          <text:insertion>
            <office:change-info>
              <dc:creator>David Bosschaert</dc:creator>
              <dc:date>2016-04-18T07:18:00</dc:date>
            </office:change-info>
          </text:insertion>
        </text:changed-region>
        <text:changed-region xml:id="ct140237806908624" text:id="ct140237806908624">
          <text:insertion>
            <office:change-info>
              <dc:creator>David Bosschaert</dc:creator>
              <dc:date>2016-04-18T07:12:00</dc:date>
            </office:change-info>
          </text:insertion>
        </text:changed-region>
        <text:changed-region xml:id="ct140237806909712" text:id="ct140237806909712">
          <text:insertion>
            <office:change-info>
              <dc:creator>David Bosschaert</dc:creator>
              <dc:date>2016-04-18T07:12:00</dc:date>
            </office:change-info>
          </text:insertion>
        </text:changed-region>
        <text:changed-region xml:id="ct140237806904624" text:id="ct140237806904624">
          <text:insertion>
            <office:change-info>
              <dc:creator>David Bosschaert</dc:creator>
              <dc:date>2016-04-18T07:15:00</dc:date>
            </office:change-info>
          </text:insertion>
        </text:changed-region>
        <text:changed-region xml:id="ct140237806910656" text:id="ct140237806910656">
          <text:insertion>
            <office:change-info>
              <dc:creator>David Bosschaert</dc:creator>
              <dc:date>2016-04-18T07:11:00</dc:date>
            </office:change-info>
          </text:insertion>
        </text:changed-region>
        <text:changed-region xml:id="ct140237806909952" text:id="ct140237806909952">
          <text:insertion>
            <office:change-info>
              <dc:creator>David Bosschaert</dc:creator>
              <dc:date>2016-04-18T07:12:00</dc:date>
            </office:change-info>
          </text:insertion>
        </text:changed-region>
        <text:changed-region xml:id="ct140237806911216" text:id="ct140237806911216">
          <text:insertion>
            <office:change-info>
              <dc:creator>David Bosschaert</dc:creator>
              <dc:date>2016-03-07T18:21:00</dc:date>
            </office:change-info>
          </text:insertion>
        </text:changed-region>
        <text:changed-region xml:id="ct140237806911520" text:id="ct140237806911520">
          <text:deletion>
            <office:change-info>
              <dc:creator>David Bosschaert</dc:creator>
              <dc:date>2016-03-07T18:40:00</dc:date>
            </office:change-info>
            <text:p text:style-name="P1">Codec</text:p>
          </text:deletion>
        </text:changed-region>
        <text:changed-region xml:id="ct140237806916480" text:id="ct140237806916480">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237806931936" text:id="ct140237806931936">
          <text:deletion>
            <office:change-info>
              <dc:creator>David Bosschaert</dc:creator>
              <dc:date>2016-04-04T21:15:00</dc:date>
            </office:change-info>
            <text:p text:style-name="P3">String</text:p>
          </text:deletion>
        </text:changed-region>
        <text:changed-region xml:id="ct140237806932208" text:id="ct140237806932208">
          <text:insertion>
            <office:change-info>
              <dc:creator>David Bosschaert</dc:creator>
              <dc:date>2016-04-04T21:15:00</dc:date>
            </office:change-info>
          </text:insertion>
        </text:changed-region>
        <text:changed-region xml:id="ct140237806918528" text:id="ct140237806918528">
          <text:insertion>
            <office:change-info>
              <dc:creator>David Bosschaert</dc:creator>
              <dc:date>2016-03-07T18:23:00</dc:date>
            </office:change-info>
          </text:insertion>
        </text:changed-region>
        <text:changed-region xml:id="ct140237806917984" text:id="ct140237806917984">
          <text:insertion>
            <office:change-info>
              <dc:creator>David Bosschaert</dc:creator>
              <dc:date>2016-04-18T07:14:00</dc:date>
            </office:change-info>
          </text:insertion>
        </text:changed-region>
        <text:changed-region xml:id="ct140237806918720" text:id="ct140237806918720">
          <text:deletion>
            <office:change-info>
              <dc:creator>David Bosschaert</dc:creator>
              <dc:date>2016-04-04T21:08:00</dc:date>
            </office:change-info>
            <text:p text:style-name="P3">String</text:p>
          </text:deletion>
        </text:changed-region>
        <text:changed-region xml:id="ct140237806918912" text:id="ct140237806918912">
          <text:insertion>
            <office:change-info>
              <dc:creator>David Bosschaert</dc:creator>
              <dc:date>2016-04-04T21:08:00</dc:date>
            </office:change-info>
          </text:insertion>
        </text:changed-region>
        <text:changed-region xml:id="ct140237806919104" text:id="ct140237806919104">
          <text:insertion>
            <office:change-info>
              <dc:creator>David Bosschaert</dc:creator>
              <dc:date>2016-04-18T07:14:00</dc:date>
            </office:change-info>
          </text:insertion>
        </text:changed-region>
        <text:changed-region xml:id="ct140237806919904" text:id="ct140237806919904">
          <text:deletion>
            <office:change-info>
              <dc:creator>David Bosschaert</dc:creator>
              <dc:date>2016-03-07T18:24:00</dc:date>
            </office:change-info>
            <text:p text:style-name="P2">.configure("pretty", true)</text:p>
          </text:deletion>
        </text:changed-region>
        <text:changed-region xml:id="ct140237806920176" text:id="ct140237806920176">
          <text:insertion>
            <office:change-info>
              <dc:creator>David Bosschaert</dc:creator>
              <dc:date>2016-03-07T18:24:00</dc:date>
            </office:change-info>
          </text:insertion>
        </text:changed-region>
        <text:changed-region xml:id="ct140237806942896" text:id="ct140237806942896">
          <text:deletion>
            <office:change-info>
              <dc:creator>David Bosschaert</dc:creator>
              <dc:date>2016-03-07T18:39:00</dc:date>
            </office:change-info>
            <text:p text:style-name="P3"><text:s text:c="4"/>Codec getCodecByName(String name); // e.g. “Joe's Codec”</text:p>
            <text:p text:style-name="P3"/>
          </text:deletion>
        </text:changed-region>
        <text:changed-region xml:id="ct140237806943360" text:id="ct140237806943360">
          <text:insertion>
            <office:change-info>
              <dc:creator>David Bosschaert</dc:creator>
              <dc:date>2016-03-07T18:25:00</dc:date>
            </office:change-info>
          </text:insertion>
        </text:changed-region>
        <text:changed-region xml:id="ct140237806943600" text:id="ct140237806943600">
          <text:insertion>
            <office:change-info>
              <dc:creator>David Bosschaert</dc:creator>
              <dc:date>2016-03-07T18:25:00</dc:date>
            </office:change-info>
          </text:insertion>
        </text:changed-region>
        <text:changed-region xml:id="ct140237806940784" text:id="ct140237806940784">
          <text:deletion>
            <office:change-info>
              <dc:creator>David Bosschaert</dc:creator>
              <dc:date>2016-03-07T18:25:00</dc:date>
            </office:change-info>
            <text:p text:style-name="P4">s</text:p>
          </text:deletion>
        </text:changed-region>
        <text:changed-region xml:id="ct140237808604720" text:id="ct140237808604720">
          <text:insertion>
            <office:change-info>
              <dc:creator>David Bosschaert</dc:creator>
              <dc:date>2016-03-09T22:42:00</dc:date>
            </office:change-info>
          </text:insertion>
        </text:changed-region>
        <text:changed-region xml:id="ct140237808604960" text:id="ct140237808604960">
          <text:deletion>
            <office:change-info>
              <dc:creator>David Bosschaert</dc:creator>
              <dc:date>2016-03-07T18:40:00</dc:date>
            </office:change-info>
            <text:p text:style-name="Body">creating</text:p>
          </text:deletion>
        </text:changed-region>
        <text:changed-region xml:id="ct140237805769664" text:id="ct140237805769664">
          <text:insertion>
            <office:change-info>
              <dc:creator>David Bosschaert</dc:creator>
              <dc:date>2016-03-07T18:40:00</dc:date>
            </office:change-info>
          </text:insertion>
        </text:changed-region>
        <text:changed-region xml:id="ct140237805769904" text:id="ct140237805769904">
          <text:insertion>
            <office:change-info>
              <dc:creator>David Bosschaert</dc:creator>
              <dc:date>2016-03-07T18:41:00</dc:date>
            </office:change-info>
          </text:insertion>
        </text:changed-region>
        <text:changed-region xml:id="ct140237808615024" text:id="ct140237808615024">
          <text:insertion>
            <office:change-info>
              <dc:creator>David Bosschaert</dc:creator>
              <dc:date>2016-03-07T18:41:00</dc:date>
            </office:change-info>
          </text:insertion>
        </text:changed-region>
        <text:changed-region xml:id="ct140237808615264" text:id="ct140237808615264">
          <text:deletion>
            <office:change-info>
              <dc:creator>David Bosschaert</dc:creator>
              <dc:date>2016-03-07T18:41:00</dc:date>
            </office:change-info>
            <text:p text:style-name="Table_20_Contents">“”</text:p>
          </text:deletion>
        </text:changed-region>
        <text:changed-region xml:id="ct140237808618400" text:id="ct140237808618400">
          <text:insertion>
            <office:change-info>
              <dc:creator>David Bosschaert</dc:creator>
              <dc:date>2016-03-07T18:41:00</dc:date>
            </office:change-info>
          </text:insertion>
        </text:changed-region>
        <text:changed-region xml:id="ct140237805122160" text:id="ct140237805122160">
          <text:insertion>
            <office:change-info>
              <dc:creator>David Bosschaert</dc:creator>
              <dc:date>2016-03-07T18:42:00</dc:date>
            </office:change-info>
          </text:insertion>
        </text:changed-region>
        <text:changed-region xml:id="ct140237804243040" text:id="ct140237804243040">
          <text:deletion>
            <office:change-info>
              <dc:creator>David Bosschaert</dc:creator>
              <dc:date>2016-03-07T18:42:00</dc:date>
            </office:change-info>
            <text:p text:style-name="Table_20_Contents">throw</text:p>
          </text:deletion>
        </text:changed-region>
        <text:changed-region xml:id="ct140237805121088" text:id="ct140237805121088">
          <text:insertion>
            <office:change-info>
              <dc:creator>David Bosschaert</dc:creator>
              <dc:date>2016-03-07T18:42:00</dc:date>
            </office:change-info>
          </text:insertion>
        </text:changed-region>
        <text:changed-region xml:id="ct140237809445008" text:id="ct140237809445008">
          <text:deletion>
            <office:change-info>
              <dc:creator>David Bosschaert</dc:creator>
              <dc:date>2016-03-07T18:42:00</dc:date>
            </office:change-info>
            <text:p text:style-name="Table_20_Contents">throw</text:p>
          </text:deletion>
        </text:changed-region>
        <text:changed-region xml:id="ct140237809448176" text:id="ct140237809448176">
          <text:insertion>
            <office:change-info>
              <dc:creator>David Bosschaert</dc:creator>
              <dc:date>2016-03-07T18:46:00</dc:date>
            </office:change-info>
          </text:insertion>
        </text:changed-region>
        <text:changed-region xml:id="ct140237805126000" text:id="ct140237805126000">
          <text:deletion>
            <office:change-info>
              <dc:creator>David Bosschaert</dc:creator>
              <dc:date>2016-03-07T18:47:00</dc:date>
            </office:change-info>
            <text:p text:style-name="Table_20_Contents">throw</text:p>
          </text:deletion>
        </text:changed-region>
        <text:changed-region xml:id="ct140237805098224" text:id="ct140237805098224">
          <text:insertion>
            <office:change-info>
              <dc:creator>David Bosschaert</dc:creator>
              <dc:date>2016-03-07T18:48:00</dc:date>
            </office:change-info>
          </text:insertion>
        </text:changed-region>
        <text:changed-region xml:id="ct140237809482768" text:id="ct140237809482768">
          <text:insertion>
            <office:change-info>
              <dc:creator>David Bosschaert</dc:creator>
              <dc:date>2016-03-07T18:52:00</dc:date>
            </office:change-info>
          </text:insertion>
        </text:changed-region>
        <text:changed-region xml:id="ct140237809478976" text:id="ct140237809478976">
          <text:insertion>
            <office:change-info>
              <dc:creator>David Bosschaert</dc:creator>
              <dc:date>2016-03-07T18:52:00</dc:date>
            </office:change-info>
          </text:insertion>
        </text:changed-region>
        <text:changed-region xml:id="ct140237805130784" text:id="ct140237805130784">
          <text:insertion>
            <office:change-info>
              <dc:creator>David Bosschaert</dc:creator>
              <dc:date>2016-03-07T18:53:00</dc:date>
            </office:change-info>
          </text:insertion>
        </text:changed-region>
        <text:changed-region xml:id="ct140237809487376" text:id="ct140237809487376">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237809487728" text:id="ct140237809487728">
          <text:insertion>
            <office:change-info>
              <dc:creator>David Bosschaert</dc:creator>
              <dc:date>2016-03-07T18:58:00</dc:date>
            </office:change-info>
          </text:insertion>
        </text:changed-region>
        <text:changed-region xml:id="ct140237809477920" text:id="ct140237809477920">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237809525728" text:id="ct140237809525728">
          <text:insertion>
            <office:change-info>
              <dc:creator>David Bosschaert</dc:creator>
              <dc:date>2016-04-18T07:16:00</dc:date>
            </office:change-info>
          </text:insertion>
        </text:changed-region>
        <text:changed-region xml:id="ct140237809488752" text:id="ct140237809488752">
          <text:insertion>
            <office:change-info>
              <dc:creator>David Bosschaert</dc:creator>
              <dc:date>2016-04-18T07:17:00</dc:date>
            </office:change-info>
          </text:insertion>
        </text:changed-region>
        <text:changed-region xml:id="ct140237809491552" text:id="ct140237809491552">
          <text:insertion>
            <office:change-info>
              <dc:creator>David Bosschaert</dc:creator>
              <dc:date>2016-03-07T19:21:00</dc:date>
            </office:change-info>
          </text:insertion>
        </text:changed-region>
        <text:changed-region xml:id="ct140237809491120" text:id="ct140237809491120">
          <text:insertion>
            <office:change-info>
              <dc:creator>David Bosschaert</dc:creator>
              <dc:date>2016-03-07T19:22:00</dc:date>
            </office:change-info>
          </text:insertion>
        </text:changed-region>
        <text:changed-region xml:id="ct140237809491312" text:id="ct140237809491312">
          <text:insertion>
            <office:change-info>
              <dc:creator>David Bosschaert</dc:creator>
              <dc:date>2016-03-07T19:23:00</dc:date>
            </office:change-info>
          </text:insertion>
        </text:changed-region>
        <text:changed-region xml:id="ct140237809492704" text:id="ct140237809492704">
          <text:insertion>
            <office:change-info>
              <dc:creator>David Bosschaert</dc:creator>
              <dc:date>2016-03-09T22:46:00</dc:date>
            </office:change-info>
          </text:insertion>
        </text:changed-region>
        <text:changed-region xml:id="ct140237809492896" text:id="ct140237809492896">
          <text:deletion>
            <office:change-info>
              <dc:creator>David Bosschaert</dc:creator>
              <dc:date>2016-03-09T22:46:00</dc:date>
            </office:change-info>
            <text:p text:style-name="P6"><text:span text:style-name="T3">values</text:span></text:p>
          </text:deletion>
        </text:changed-region>
        <text:changed-region xml:id="ct140237809502240" text:id="ct140237809502240">
          <text:insertion>
            <office:change-info>
              <dc:creator>David Bosschaert</dc:creator>
              <dc:date>2016-03-07T19:19:00</dc:date>
            </office:change-info>
          </text:insertion>
        </text:changed-region>
        <text:changed-region xml:id="ct140237809502432" text:id="ct140237809502432">
          <text:insertion>
            <office:change-info>
              <dc:creator>David Bosschaert</dc:creator>
              <dc:date>2016-03-07T19:20:00</dc:date>
            </office:change-info>
          </text:insertion>
        </text:changed-region>
        <text:changed-region xml:id="ct140237805130192" text:id="ct140237805130192">
          <text:deletion>
            <office:change-info>
              <dc:creator>David Bosschaert</dc:creator>
              <dc:date>2016-03-09T22:49:00</dc:date>
            </office:change-info>
            <text:p text:style-name="P6"><office:annotation><dc:creator>David Bosschaert</dc:creator><dc:date>2016-02-01T20:34:04</dc:date><text:p text:style-name="P175"><text:span text:style-name="T51">Yes?</text:span></text:p></office:annotation></text:p>
          </text:deletion>
        </text:changed-region>
        <text:changed-region xml:id="ct140237809490848" text:id="ct140237809490848">
          <text:deletion>
            <office:change-info>
              <dc:creator>David Bosschaert</dc:creator>
              <dc:date>2016-03-07T19:20:00</dc:date>
            </office:change-info>
            <text:p text:style-name="Body">Not supported.</text:p>
          </text:deletion>
        </text:changed-region>
        <text:changed-region xml:id="ct140237809496080" text:id="ct140237809496080">
          <text:deletion>
            <office:change-info>
              <dc:creator>David Bosschaert</dc:creator>
              <dc:date>2016-03-07T18:54:00</dc:date>
            </office:change-info>
            <text:list xml:id="list7084582490665911907" text:style-name="L1">
              <text:list-item>
                <text:p text:style-name="P7">org.osgi.resource.Capability (returns attributes)</text:p>
              </text:list-item>
              <text:list-item>
                <text:p text:style-name="P7"><text:span text:style-name="T4">org.osgi.resource.Requirement</text:span> (returns directives)</text:p>
              </text:list-item>
            </text:list>
          </text:deletion>
        </text:changed-region>
        <text:changed-region xml:id="ct140237809495888" text:id="ct140237809495888">
          <text:deletion>
            <office:change-info>
              <dc:creator>David Bosschaert</dc:creator>
              <dc:date>2016-03-09T22:46:00</dc:date>
            </office:change-info>
            <text:list xml:id="list1266115947" text:continue-numbering="true" text:style-name="L1">
              <text:list-item>
                <text:p text:style-name="P7">org.osgi.framework.Bundle (returns bundle headers)</text:p>
              </text:list-item>
              <text:list-item>
                <text:p text:style-name="P8">org.osgi.service.Subsystem <text:span text:style-name="T5">(returns subsystem headers)</text:span></text:p>
              </text:list-item>
              <text:list-item>
                <text:p text:style-name="P7"/>
              </text:list-item>
            </text:list>
          </text:deletion>
        </text:changed-region>
        <text:changed-region xml:id="ct140237809503152" text:id="ct140237809503152">
          <text:deletion>
            <office:change-info>
              <dc:creator>David Bosschaert</dc:creator>
              <dc:date>2016-03-09T22:42:00</dc:date>
            </office:change-info>
            <text:list xml:id="list1407780503" text:continue-numbering="true" text:style-name="L1">
              <text:list-item>
                <text:p text:style-name="P9">org.osgi.service.event.Event</text:p>
              </text:list-item>
            </text:list>
          </text:deletion>
        </text:changed-region>
        <text:changed-region xml:id="ct140237809496272" text:id="ct140237809496272">
          <text:insertion>
            <office:change-info>
              <dc:creator>David Bosschaert</dc:creator>
              <dc:date>2016-03-09T22:48:00</dc:date>
            </office:change-info>
          </text:insertion>
        </text:changed-region>
        <text:changed-region xml:id="ct140237809501824" text:id="ct140237809501824">
          <text:deletion>
            <office:change-info>
              <dc:creator>David Bosschaert</dc:creator>
              <dc:date>2016-03-07T18:55:00</dc:date>
            </office:change-info>
            <text:p text:style-name="Body">n</text:p>
          </text:deletion>
        </text:changed-region>
        <text:changed-region xml:id="ct140237809502656" text:id="ct140237809502656">
          <text:insertion>
            <office:change-info>
              <dc:creator>David Bosschaert</dc:creator>
              <dc:date>2016-03-07T18:55:00</dc:date>
            </office:change-info>
          </text:insertion>
        </text:changed-region>
        <text:changed-region xml:id="ct140237809522176" text:id="ct140237809522176">
          <text:insertion>
            <office:change-info>
              <dc:creator>David Bosschaert</dc:creator>
              <dc:date>2016-03-07T18:55:00</dc:date>
            </office:change-info>
          </text:insertion>
        </text:changed-region>
        <text:changed-region xml:id="ct140237809522368" text:id="ct140237809522368">
          <text:insertion>
            <office:change-info>
              <dc:creator>David Bosschaert</dc:creator>
              <dc:date>2016-03-07T18:56:00</dc:date>
            </office:change-info>
          </text:insertion>
        </text:changed-region>
        <text:changed-region xml:id="ct140237809532992" text:id="ct140237809532992">
          <text:insertion>
            <office:change-info>
              <dc:creator>David Bosschaert</dc:creator>
              <dc:date>2016-03-09T22:46:00</dc:date>
            </office:change-info>
          </text:insertion>
        </text:changed-region>
        <text:changed-region xml:id="ct140237809521024" text:id="ct140237809521024">
          <text:deletion>
            <office:change-info>
              <dc:creator>David Bosschaert</dc:creator>
              <dc:date>2016-03-07T18:29:00</dc:date>
            </office:change-info>
            <text:h text:style-name="P10" text:outline-level="4">Locale</text:h>
            <text:p text:style-name="P11">TODO: How to do this one? new Locale(String) does not produce the same as the original (e.g. new Locale(“fr_CA”) produces “fr_ca” which is not the same as Locale.Canada_FRENCH...</text:p>
            <text:h text:style-name="P10" text:outline-level="4"/>
          </text:deletion>
        </text:changed-region>
        <text:changed-region xml:id="ct140237809523440" text:id="ct140237809523440">
          <text:insertion>
            <office:change-info>
              <dc:creator>David Bosschaert</dc:creator>
              <dc:date>2016-03-09T22:49:00</dc:date>
            </office:change-info>
          </text:insertion>
        </text:changed-region>
        <text:changed-region xml:id="ct140237805129440" text:id="ct140237805129440">
          <text:deletion>
            <office:change-info>
              <dc:creator>David Bosschaert</dc:creator>
              <dc:date>2016-03-07T18:31:00</dc:date>
            </office:change-info>
            <text:h text:style-name="P10" text:outline-level="4">Calendar</text:h>
            <text:p text:style-name="P11">Conversion from a Calendar to a String is done via Java 8 date/time API:</text:p>
            <text:p text:style-name="P12">myCal.getTime().toInstant().atZone(myCal.getTimeZone().toZoneId()).toString()</text:p>
            <text:p text:style-name="P6"><text:span text:style-name="T6">This produces strings that look like this: </text:span><text:span text:style-name="T7">2016-01-28T13:50:52.370Z[Europe/Dublin]</text:span></text:p>
            <text:p text:style-name="P11">Conversion from a String representation of time to a Calendar is done with:</text:p>
            <text:p text:style-name="P13"><text:span text:style-name="T7"><text:s text:c="2"/></text:span><text:span text:style-name="T8">ZonedDateTime zdt = ZonedDateTime.parse(myString);</text:span></text:p>
            <text:p text:style-name="P14"><text:s text:c="2"/>Calendar c = Calendar.getInstance(TimeZone.getTimeZone(zdt.getZone()));</text:p>
            <text:p text:style-name="P13"><text:span text:style-name="T8"><text:s text:c="2"/>c.s</text:span><text:span text:style-name="T7">etTimeInMillis(zdt.toInstant().getEpochSecond() * 1000);</text:span><text:span text:style-name="T6"><office:annotation><dc:creator>David Bosschaert</dc:creator><dc:date>2016-01-28T13:54:50</dc:date><text:p text:style-name="P175"><text:span text:style-name="T51">Anyone a better idea?</text:span></text:p></office:annotation></text:span></text:p>
            <text:h text:style-name="P10" text:outline-level="4"/>
          </text:deletion>
        </text:changed-region>
        <text:changed-region xml:id="ct140237809521824" text:id="ct140237809521824">
          <text:insertion>
            <office:change-info>
              <dc:creator>David Bosschaert</dc:creator>
              <dc:date>2016-03-07T18:31:00</dc:date>
            </office:change-info>
          </text:insertion>
        </text:changed-region>
        <text:changed-region xml:id="ct140237809539440" text:id="ct140237809539440">
          <text:deletion>
            <office:change-info>
              <dc:creator>David Bosschaert</dc:creator>
              <dc:date>2016-03-07T18:31:00</dc:date>
            </office:change-info>
            <text:p text:style-name="P6"><text:span text:style-name="T6">String</text:span></text:p>
          </text:deletion>
        </text:changed-region>
        <text:changed-region xml:id="ct140237809540224" text:id="ct140237809540224">
          <text:insertion>
            <office:change-info>
              <dc:creator>David Bosschaert</dc:creator>
              <dc:date>2016-03-07T18:31:00</dc:date>
            </office:change-info>
          </text:insertion>
        </text:changed-region>
        <text:changed-region xml:id="ct140237809534560" text:id="ct140237809534560">
          <text:insertion>
            <office:change-info>
              <dc:creator>David Bosschaert</dc:creator>
              <dc:date>2016-03-07T18:32:00</dc:date>
            </office:change-info>
          </text:insertion>
        </text:changed-region>
        <text:changed-region xml:id="ct140237809534752" text:id="ct140237809534752">
          <text:deletion>
            <office:change-info>
              <dc:creator>David Bosschaert</dc:creator>
              <dc:date>2016-03-07T18:31:00</dc:date>
            </office:change-info>
            <text:p text:style-name="P6"><text:span text:style-name="T7"><text:s/>and converting the resulting long value into a String.</text:span></text:p>
          </text:deletion>
        </text:changed-region>
        <text:changed-region xml:id="ct140237809521440" text:id="ct140237809521440">
          <text:deletion>
            <office:change-info>
              <dc:creator>David Bosschaert</dc:creator>
              <dc:date>2016-03-07T18:32:00</dc:date>
            </office:change-info>
            <text:p text:style-name="P6"><text:span text:style-name="T6">String</text:span></text:p>
          </text:deletion>
        </text:changed-region>
        <text:changed-region xml:id="ct140237809541440" text:id="ct140237809541440">
          <text:insertion>
            <office:change-info>
              <dc:creator>David Bosschaert</dc:creator>
              <dc:date>2016-03-07T18:32:00</dc:date>
            </office:change-info>
          </text:insertion>
        </text:changed-region>
        <text:changed-region xml:id="ct140237809519232" text:id="ct140237809519232">
          <text:deletion>
            <office:change-info>
              <dc:creator>David Bosschaert</dc:creator>
              <dc:date>2016-03-07T18:32:00</dc:date>
            </office:change-info>
            <text:p text:style-name="P6"><text:span text:style-name="T6">converting the String to a long and then </text:span></text:p>
          </text:deletion>
        </text:changed-region>
        <text:changed-region xml:id="ct140237809523632" text:id="ct140237809523632">
          <text:insertion>
            <office:change-info>
              <dc:creator>David Bosschaert</dc:creator>
              <dc:date>2016-03-07T18:32:00</dc:date>
            </office:change-info>
          </text:insertion>
        </text:changed-region>
        <text:changed-region xml:id="ct140237809386384" text:id="ct140237809386384">
          <text:insertion>
            <office:change-info>
              <dc:creator>David Bosschaert</dc:creator>
              <dc:date>2016-03-07T18:33:00</dc:date>
            </office:change-info>
          </text:insertion>
        </text:changed-region>
        <text:changed-region xml:id="ct140237809538688" text:id="ct140237809538688">
          <text:insertion>
            <office:change-info>
              <dc:creator>David Bosschaert</dc:creator>
              <dc:date>2016-03-07T18:36:00</dc:date>
            </office:change-info>
          </text:insertion>
        </text:changed-region>
        <text:changed-region xml:id="ct140237809539664" text:id="ct140237809539664">
          <text:insertion>
            <office:change-info>
              <dc:creator>David Bosschaert</dc:creator>
              <dc:date>2016-03-07T18:37:00</dc:date>
            </office:change-info>
          </text:insertion>
        </text:changed-region>
        <text:changed-region xml:id="ct140237809522912" text:id="ct140237809522912">
          <text:insertion>
            <office:change-info>
              <dc:creator>David Bosschaert</dc:creator>
              <dc:date>2016-03-07T19:06:00</dc:date>
            </office:change-info>
          </text:insertion>
        </text:changed-region>
        <text:changed-region xml:id="ct140237809519456" text:id="ct140237809519456">
          <text:insertion>
            <office:change-info>
              <dc:creator>David Bosschaert</dc:creator>
              <dc:date>2016-03-07T19:07:00</dc:date>
            </office:change-info>
          </text:insertion>
        </text:changed-region>
        <text:changed-region xml:id="ct140237805172896" text:id="ct140237805172896">
          <text:insertion>
            <office:change-info>
              <dc:creator>David Bosschaert</dc:creator>
              <dc:date>2016-03-07T19:16:00</dc:date>
            </office:change-info>
          </text:insertion>
        </text:changed-region>
        <text:changed-region xml:id="ct140237809533808" text:id="ct140237809533808">
          <text:insertion>
            <office:change-info>
              <dc:creator>David Bosschaert</dc:creator>
              <dc:date>2016-03-07T19:17:00</dc:date>
            </office:change-info>
          </text:insertion>
        </text:changed-region>
        <text:changed-region xml:id="ct140237809540480" text:id="ct140237809540480">
          <text:insertion>
            <office:change-info>
              <dc:creator>David Bosschaert</dc:creator>
              <dc:date>2016-03-07T19:18:00</dc:date>
            </office:change-info>
          </text:insertion>
        </text:changed-region>
        <text:changed-region xml:id="ct140237809536320" text:id="ct140237809536320">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2" draw:name="graphics3" text:anchor-type="paragraph" svg:width="17.78cm" svg:height="7.893cm" draw:z-index="0"><draw:image xlink:href="Pictures/1000020100000427000001D8328612BC.png" xlink:type="simple" xlink:show="embed" xlink:actuate="onLoad"/></draw:frame></text:p>
      <text:p text:style-name="P68"><text:user-defined style:data-style-name="N0" text:name="RFC Title">RFC 215 - Object Conversion</text:user-defined></text:p>
      <text:p text:style-name="P68"><text:span text:style-name="T32">Draft<text:line-break/><text:line-break/></text:span><text:span text:style-name="T32"><text:page-count style:num-format="1">43</text:page-count></text:span><text:span text:style-name="T32"> Pages</text:span></text:p>
      <text:p text:style-name="P64"/>
      <text:p text:style-name="P63">Abstract</text:p>
      <text:p text:style-name="P6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29" text:outline-level="1" text:restart-numbering="true" text:start-value="-1">Document Information</text:h>
      <text:h text:style-name="P126" text:outline-level="2">License</text:h>
      <text:p text:style-name="P42">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12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6"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1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9">0 Document Information<text:tab/>2</text:p>
          <text:p text:style-name="P150">0.1 License<text:tab/>2</text:p>
          <text:p text:style-name="P150">0.2 Trademarks<text:tab/>3</text:p>
          <text:p text:style-name="P150">0.3 Feedback<text:tab/>3</text:p>
          <text:p text:style-name="P150">0.4 Table of Contents<text:tab/>3</text:p>
          <text:p text:style-name="P150">0.5 Terminology and Document Conventions<text:tab/>4</text:p>
          <text:p text:style-name="P150">0.6 Revision History<text:tab/>4</text:p>
          <text:p text:style-name="P149">1 Introduction<text:tab/>5</text:p>
          <text:p text:style-name="P149">2 Application Domain<text:tab/>5</text:p>
          <text:p text:style-name="P151">2.1.1 Commons-Convert<text:tab/>6</text:p>
          <text:p text:style-name="P151">2.1.2 Google Guava<text:tab/>6</text:p>
          <text:p text:style-name="P151">2.1.3 Dozer<text:tab/>6</text:p>
          <text:p text:style-name="P150">2.2 Conversions<text:tab/>7</text:p>
          <text:p text:style-name="P150">2.3 Reflection<text:tab/>7</text:p>
          <text:p text:style-name="P150">2.4 Terminology + Abbreviations <text:tab/>7</text:p>
          <text:p text:style-name="P149">3 Problem Description<text:tab/>8</text:p>
          <text:p text:style-name="P149">4 Requirements<text:tab/>8</text:p>
          <text:p text:style-name="P150">4.1 General<text:tab/>8</text:p>
          <text:p text:style-name="P151">4.1.1 From Configurer RFP<text:tab/>9</text:p>
          <text:p text:style-name="P150">4.2 Maps<text:tab/>9</text:p>
          <text:p text:style-name="P150">4.3 DTOs<text:tab/>9</text:p>
          <text:p text:style-name="P150"><text:soft-page-break/>4.4 JSON<text:tab/>10</text:p>
          <text:p text:style-name="P149">5 Technical Solution<text:tab/>10</text:p>
          <text:p text:style-name="P150">5.1 Converter Service <text:tab/>10</text:p>
          <text:p text:style-name="P150">5.2 Codec Service <text:tab/>11</text:p>
          <text:p text:style-name="P150">5.3 Use outside of OSGi<text:tab/>12</text:p>
          <text:p text:style-name="P151">5.3.1 Converter service via ServiceLoader<text:tab/>12</text:p>
          <text:p text:style-name="P151">5.3.2 Codec service via ServiceLoader<text:tab/>12</text:p>
          <text:p text:style-name="P150">5.4 Conversions<text:tab/>13</text:p>
          <text:p text:style-name="P151">5.4.1 Scalars and other singular types<text:tab/>14</text:p>
          <text:p text:style-name="P151">5.4.2 Arrays and Collections<text:tab/>16</text:p>
          <text:p text:style-name="P151">5.4.3 Maps and related data structures<text:tab/>17</text:p>
          <text:p text:style-name="P151">5.4.4 Adding support to existing OSGi types<text:tab/>19</text:p>
          <text:p text:style-name="P151">5.4.5 Provided Rules<text:tab/>20</text:p>
          <text:p text:style-name="P151">5.4.6 Special Cases<text:tab/>20</text:p>
          <text:p text:style-name="P150">5.5 TypeReference base class<text:tab/>21</text:p>
          <text:p text:style-name="P150">5.6 Variable substitution<text:tab/>22</text:p>
          <text:p text:style-name="P150">5.7 Portable Encodings<text:tab/>22</text:p>
          <text:p text:style-name="P151">5.7.1 Portable JSON encoding<text:tab/>22</text:p>
          <text:p text:style-name="P151">5.7.2 Portable YAML encoding<text:tab/>22</text:p>
          <text:p text:style-name="P151">5.7.3 Portable XML encoding<text:tab/>23</text:p>
          <text:p text:style-name="P149">6 Data Transfer Objects<text:tab/>23</text:p>
          <text:p text:style-name="P149">7 Javadoc<text:tab/>23</text:p>
          <text:p text:style-name="P149">8 Considered Alternatives<text:tab/>40</text:p>
          <text:p text:style-name="P149">9 Security Considerations<text:tab/>42</text:p>
          <text:p text:style-name="P149">10 Document Support<text:tab/>42</text:p>
          <text:p text:style-name="P150">10.1 References<text:tab/>42</text:p>
          <text:p text:style-name="P150">10.2 Author’s Address<text:tab/>42</text:p>
          <text:p text:style-name="P150">10.3 Acronyms and Abbreviations<text:tab/>43</text:p>
          <text:p text:style-name="P150">10.4 End of Document<text:tab/>43</text:p>
        </text:index-body>
      </text:table-of-content>
      <text:p text:style-name="P11"/>
      <text:h text:style-name="P126"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35">Source code is shown in this typeface</text:span>.</text:p>
      <text:h text:style-name="P126"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60">Date</text:p>
            </table:table-cell>
            <table:table-cell table:style-name="Table1.C1" office:value-type="string">
              <text:p text:style-name="P60">Comments</text:p>
            </table:table-cell>
          </table:table-row>
        </table:table-header-rows>
        <table:table-row table:style-name="Table1.2">
          <table:table-cell table:style-name="Table1.A1" office:value-type="string">
            <text:p text:style-name="P67">Initial</text:p>
          </table:table-cell>
          <table:table-cell table:style-name="Table1.B2" office:value-type="date" office:date-value="2015-10-01">
            <text:p text:style-name="P67">01/10/15</text:p>
          </table:table-cell>
          <table:table-cell table:style-name="Table1.C1" office:value-type="string">
            <text:p text:style-name="P67">Initial version, from RFP, with some initial API proposals.</text:p>
          </table:table-cell>
        </table:table-row>
        <text:soft-page-break/>
        <table:table-row table:style-name="Table1.2">
          <table:table-cell table:style-name="Table1.A3" office:value-type="float" office:value="0.1">
            <text:p text:style-name="P67">0.1</text:p>
          </table:table-cell>
          <table:table-cell table:style-name="Table1.B3" office:value-type="string">
            <text:p text:style-name="P67">January, 2016</text:p>
          </table:table-cell>
          <table:table-cell table:style-name="Table1.C3" office:value-type="string">
            <text:p text:style-name="P67">David Bosschaert, changes from Chicago F2F feedback.</text:p>
          </table:table-cell>
        </table:table-row>
        <table:table-row table:style-name="Table1.2">
          <table:table-cell table:style-name="Table1.A3" office:value-type="float" office:value="0.2">
            <text:p text:style-name="P67">0.2</text:p>
          </table:table-cell>
          <table:table-cell table:style-name="Table1.B3" office:value-type="string">
            <text:p text:style-name="P67">January, 2016</text:p>
          </table:table-cell>
          <table:table-cell table:style-name="Table1.C3" office:value-type="string">
            <text:p text:style-name="P67">David Bosschaert, changes from Madrid F2F.</text:p>
          </table:table-cell>
        </table:table-row>
        <table:table-row table:style-name="Table1.2">
          <table:table-cell table:style-name="Table1.A3" office:value-type="float" office:value="0.3">
            <text:p text:style-name="P67">0.3</text:p>
          </table:table-cell>
          <table:table-cell table:style-name="Table1.B3" office:value-type="string">
            <text:p text:style-name="P67">February, 2016</text:p>
          </table:table-cell>
          <table:table-cell table:style-name="Table1.C3" office:value-type="string">
            <text:p text:style-name="P67">David Bosschaert, changes from EEG concall Jan 27.</text:p>
          </table:table-cell>
        </table:table-row>
        <table:table-row table:style-name="Table1.2">
          <table:table-cell table:style-name="Table1.A3" office:value-type="float" office:value="0.4">
            <text:p text:style-name="P67">0.4</text:p>
          </table:table-cell>
          <table:table-cell table:style-name="Table1.B6" office:value-type="date" office:date-value="2016-02-01">
            <text:p text:style-name="P67">2016-02-01</text:p>
          </table:table-cell>
          <table:table-cell table:style-name="Table1.C3" office:value-type="string">
            <text:p text:style-name="P67">Updated coercion table per DS errata.</text:p>
            <text:p text:style-name="P67">BJ Hargrave</text:p>
          </table:table-cell>
        </table:table-row>
        <table:table-row table:style-name="Table1.2">
          <table:table-cell table:style-name="Table1.A3" office:value-type="float" office:value="0.5">
            <text:p text:style-name="P67"><text:change-start text:change-id="ct140237806826640"/>0.5<text:change-end text:change-id="ct140237806826640"/></text:p>
          </table:table-cell>
          <table:table-cell table:style-name="Table1.B3" office:value-type="string">
            <text:p text:style-name="P67"><text:change-start text:change-id="ct140237806826944"/>March, 2016<text:change-end text:change-id="ct140237806826944"/></text:p>
          </table:table-cell>
          <table:table-cell table:style-name="Table1.C3" office:value-type="string">
            <text:p text:style-name="P67"><text:change-start text:change-id="ct140237806827584"/>David Bosschaert, changes following EG call feedback.<text:change-end text:change-id="ct140237806827584"/></text:p>
          </table:table-cell>
        </table:table-row>
        <table:table-row table:style-name="Table1.2">
          <table:table-cell table:style-name="Table1.A3" office:value-type="float" office:value="0.6">
            <text:p text:style-name="P67"><text:change-start text:change-id="ct140237806828112"/>0.6<text:change-end text:change-id="ct140237806828112"/></text:p>
          </table:table-cell>
          <table:table-cell table:style-name="Table1.B3" office:value-type="string">
            <text:p text:style-name="P67"><text:change-start text:change-id="ct140237806828496"/>March, 2016<text:change-end text:change-id="ct140237806828496"/></text:p>
          </table:table-cell>
          <table:table-cell table:style-name="Table1.C3" office:value-type="string">
            <text:p text:style-name="P67"><text:change-start text:change-id="ct140237806828800"/>David Bosschaert, additional changes following EEG call feedback.<text:change-end text:change-id="ct140237806828800"/></text:p>
          </table:table-cell>
        </table:table-row>
        <table:table-row table:style-name="Table1.2">
          <table:table-cell table:style-name="Table1.A3" office:value-type="float" office:value="0.7">
            <text:p text:style-name="P67"><text:change-start text:change-id="ct140237806829328"/>0.7<text:change-end text:change-id="ct140237806829328"/></text:p>
          </table:table-cell>
          <table:table-cell table:style-name="Table1.B3" office:value-type="string">
            <text:p text:style-name="P67"><text:change-start text:change-id="ct140237806829680"/>April, 2016<text:change-end text:change-id="ct140237806829680"/></text:p>
          </table:table-cell>
          <table:table-cell table:style-name="Table1.C3" office:value-type="string">
            <text:p text:style-name="P67"><text:change-start text:change-id="ct140237806829936"/>David Bosschaert, added javadoc.<text:change-end text:change-id="ct140237806829936"/></text:p>
          </table:table-cell>
        </table:table-row>
        <table:table-row table:style-name="Table1.2">
          <table:table-cell table:style-name="Table1.A3" office:value-type="float" office:value="0.8">
            <text:p text:style-name="P67"><text:change-start text:change-id="ct140237806830480"/>0.8<text:change-end text:change-id="ct140237806830480"/></text:p>
          </table:table-cell>
          <table:table-cell table:style-name="Table1.B3" office:value-type="string">
            <text:p text:style-name="P67"><text:change-start text:change-id="ct140237806830784"/>April, 2016<text:change-end text:change-id="ct140237806830784"/></text:p>
          </table:table-cell>
          <table:table-cell table:style-name="Table1.C3" office:value-type="string">
            <text:p text:style-name="P67"><text:change-start text:change-id="ct140237806831088"/>David Bosschaert<text:change-end text:change-id="ct140237806831088"/><text:change-start text:change-id="ct140237806831328"/>, added a small number of suggestions in the API.<text:change-end text:change-id="ct140237806831328"/></text:p>
          </table:table-cell>
        </table:table-row>
      </table:table>
      <text:p text:style-name="P11"/>
      <text:h text:style-name="P128"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3"><text:span text:style-name="T3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6">RFP investigates the issues that surrounding the use of type safe interfaces and DTOs where traditionally properties and other strings are used.</text:span> </text:p>
      <text:h text:style-name="P128" text:outline-level="1">Application Domain</text:h>
      <text:p text:style-name="P45">Today, many programs directly interface directly with the outside world through REST, HTTP, and other protocols that are frequently require conversion from strings or byte streams. Data conversion is an inherent part of writing <text:soft-page-break/>software in a type safe language. In Java, converting strings to proper types or to convert one type to a more convenient type is often done manually. Any errors are then handled inline. </text:p>
      <text:p text:style-name="P45">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8">In release 6, the OSGi Alliance introduced Data Transfer Objects (</text:span><text:span text:style-name="T30">DTOs</text:span><text:span text:style-name="T28">). DTOs are public objects without generics that only contain public fields based on simple types, arrays, and collections. <text:s/>In many ways DTOs </text:span><text:span text:style-name="T28">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8">the more common web applications. DTOs unify the specification with the data since the data is what is already public when it is sent to another process or serialized.</text:span></text:p>
      <text:p text:style-name="P45">By limiting the allowed data types in DTOs and ensuring they have no cycles they can be easily (de)serialized using JSON, providing easy interactions with Javascript.</text:p>
      <text:p text:style-name="Body"><text:span text:style-name="T28">In enRoute, a </text:span><text:span text:style-name="T30">DTO+</text:span><text:span text:style-name="T28"> is a DTO but it additionally allows many additional types and defines the rules for creating these types in a conversion.</text:span></text:p>
      <text:p text:style-name="P45">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144106201352647403" text:style-name="L2">
        <text:list-item>
          <text:p text:style-name="P138">Deep copy – Create two DTOs that are equal but do not share any instances</text:p>
        </text:list-item>
        <text:list-item>
          <text:p text:style-name="P138">Deep equals – Compare two DTOs for equality</text:p>
        </text:list-item>
        <text:list-item>
          <text:p text:style-name="P138">Shallow copy – Create a new DTO but share the fields</text:p>
        </text:list-item>
        <text:list-item>
          <text:p text:style-name="P138">Diff – Calculate the difference between 2 DTOs, providing where and why the the objects are different.</text:p>
        </text:list-item>
        <text:list-item>
          <text:p text:style-name="P137"><text:span text:style-name="T28">Path based access – Provide a path based access into a DTO. E.g. a path can be </text:span><text:span text:style-name="Example"><text:span text:style-name="T28">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27" text:outline-level="2"><text:soft-page-break/>Conversions</text:h>
      <text:p text:style-name="Body"><text:span text:style-name="T28">The Java language has the concept of a </text:span><text:span text:style-name="T30">type</text:span><text:span text:style-name="T28">. A type is defined by either a class or one of the generic types.</text:span></text:p>
      <text:p text:style-name="Body"><text:span text:style-name="T28">The first level of conversion of a </text:span><text:span text:style-name="T31">value</text:span><text:span text:style-name="T28"> is limited to </text:span><text:span text:style-name="T30">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0">cardinal</text:span> types:</text:p>
      <text:list xml:id="list9145026367576934436" text:style-name="L3">
        <text:list-item>
          <text:p text:style-name="P139"><text:span text:style-name="T30">Collection</text:span> – An enumeration of zero or more values.</text:p>
        </text:list-item>
        <text:list-item>
          <text:p text:style-name="P139"><text:span text:style-name="T30">Arrays</text:span> – An enumeration of zero or more values.</text:p>
        </text:list-item>
        <text:list-item>
          <text:p text:style-name="P139"><text:span text:style-name="T30">Map</text:span> – A mapping from one value to another value</text:p>
        </text:list-item>
      </text:list>
      <text:h text:style-name="P127" text:outline-level="2">Reflection</text:h>
      <text:p text:style-name="P45">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8">Java does not have a built in concept to create a </text:span><text:span text:style-name="T30">type reference </text:span><text:span text:style-name="T28">for generic types since an instance does not contain the generic information it was compiled with, this information is erased. A common pattern to provide a generic type signature is to create a </text:span><text:span text:style-name="Example"><text:span text:style-name="T28">TypeReference&lt;T&gt;</text:span></text:span><text:span text:style-name="T28"> class. To create a reference, an inner subclass is created that then encodes the T in its generic signature for the super relation:</text:span></text:p>
      <text:p text:style-name="P39">new TypeReference&lt;List&lt;Map&lt;Pair&lt;Integer,String&gt;,String&gt;&gt;() {}</text:p>
      <text:p text:style-name="Body"><text:span text:style-name="T28">The <text:s/>TypeReference class then can inspect this information and provides the desired type information with a </text:span><text:span text:style-name="Example"><text:span text:style-name="T28">Type getType()</text:span></text:span><text:span text:style-name="T28"> method.</text:span></text:p>
      <text:p text:style-name="P45">Libraries like the bnd Converter can use the reflective information to create another object of a desired type. For example:</text:p>
      <text:p text:style-name="P39">byte[] barray = Converter.cnv( byte[].class, “1”); // new byte[]{1}</text:p>
      <text:p text:style-name="P39">List&lt;Short&gt; shorts = Converter.cnv( </text:p>
      <text:p text:style-name="P39"><text:s text:c="6"/>new TypeReference&lt;List&lt;Short&gt;&gt;(){}, new String[]{“1”,”2”}); // [1, 2]</text:p>
      <text:p text:style-name="P39">FooConfig fooConfig = Converter.cnv( FooConfig.class, map );</text:p>
      <text:p text:style-name="P39">Map&lt;String,Object&gt; map = Converter.cnv( </text:p>
      <text:p text:style-name="P39"><text:s text:c="6"/>new TypeReference&lt;Map&lt;String,Object&gt;&gt;(){}, dto );</text:p>
      <text:p text:style-name="Body"><text:span text:style-name="T28">The bnd JSON Codec extend this model to </text:span><text:span text:style-name="T30">JSON</text:span><text:span text:style-name="T28">.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6">viations </text:span></text:h>
      <text:list xml:id="list2038370635932061657" text:style-name="L4">
        <text:list-item>
          <text:p text:style-name="P140">DTO+ – a DTO with an identity.</text:p>
        </text:list-item>
      </text:list>
      <text:p text:style-name="P41"><text:soft-page-break/></text:p>
      <text:h text:style-name="P128"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9124142114336042583" text:style-name="L5">
        <text:list-item>
          <text:p text:style-name="P143">General any-to-any type conversion </text:p>
        </text:list-item>
        <text:list-item>
          <text:p text:style-name="P143">Extension to the DTO model that allows more types to be used in its fields</text:p>
        </text:list-item>
        <text:list-item>
          <text:p text:style-name="P143">Extension to the DTO that provides DTOs with an identity and if applicable comparable.</text:p>
        </text:list-item>
        <text:list-item>
          <text:p text:style-name="P143">DTO support for copying, <text:span text:style-name="T16">equals, and diffing</text:span></text:p>
        </text:list-item>
        <text:list-item>
          <text:p text:style-name="P141">JSON encoding/decoding</text:p>
        </text:list-item>
      </text:list>
      <text:h text:style-name="P128" text:outline-level="1">Requirements</text:h>
      <text:h text:style-name="Heading_20_2" text:outline-level="2">General</text:h>
      <text:list xml:id="list1854919412951403678" text:style-name="L6">
        <text:list-item>
          <text:p text:style-name="P144">G0010 – Provide a service that can convert any object to a given type. The specification must clearly outline what conversions are possible but must at least allow the simple types, maps, collections, and arrays.</text:p>
        </text:list-item>
        <text:list-item>
          <text:p text:style-name="P144">G0020 – Provide a type reference class</text:p>
        </text:list-item>
        <text:list-item>
          <text:p text:style-name="P144"><text:soft-page-break/>G0030 – It must be possible to specify the destination type with a class, a generic type (Type&lt;T&gt;), or a type reference. </text:p>
        </text:list-item>
        <text:list-item>
          <text:p text:style-name="P144">G0040 – It must be possible to convert Strings to popular Java types like Pattern, File, Date, Java Date/Time, UUID, et al. The specification must clearly define the rules for these classes.</text:p>
        </text:list-item>
        <text:list-item>
          <text:p text:style-name="P144">G0045 – It must be possible to convert EventAdmin Event objects and Service Reference objects to Map&lt;String,Object&gt;</text:p>
        </text:list-item>
        <text:list-item>
          <text:p text:style-name="P144">G0050 – The solution should be usable outside of an OSGi Framework, <text:span text:style-name="T18">i.e.</text:span> in plain Java environment.</text:p>
        </text:list-item>
      </text:list>
      <text:h text:style-name="Heading_20_3" text:outline-level="3">From Configurer RFP</text:h>
      <text:list xml:id="list804608672" text:continue-numbering="true" text:style-name="L6">
        <text:list-item>
          <text:p text:style-name="P144">G0250 – It must be possible to use [substitute] information from the local system, for example passwords, if permitted.</text:p>
        </text:list-item>
      </text:list>
      <text:h text:style-name="Heading_20_2" text:outline-level="2">Maps</text:h>
      <text:list xml:id="list1565942542" text:continue-numbering="true" text:style-name="L6">
        <text:list-item>
          <text:p text:style-name="P144">M0010 – It must be possible to convert a Map or Dictionary to an interface where the method names are used as keys</text:p>
        </text:list-item>
        <text:list-item>
          <text:p text:style-name="P144">M0020 – It must be possible to convert a DTO+ to a Map&lt;String,Object&gt; and vice versa</text:p>
        </text:list-item>
      </text:list>
      <text:h text:style-name="Heading_20_2" text:outline-level="2">DTOs</text:h>
      <text:list xml:id="list449243159" text:continue-numbering="true" text:style-name="L6">
        <text:list-item>
          <text:p text:style-name="P144">D0005 – It must be possible to assign an identity to a DTO. This shall be referred to as a DTO+.</text:p>
        </text:list-item>
        <text:list-item>
          <text:p text:style-name="P144">D0010 – It must be possible to diff two objects of the same type returning information where the DTO+'s differ and in what way.</text:p>
        </text:list-item>
        <text:list-item>
          <text:p text:style-name="P144">D0020 – Provide a proper deepEquals that assumes DTO+</text:p>
        </text:list-item>
        <text:list-item>
          <text:p text:style-name="P144">D0030 – Provide a way for types to handle conversion from and to strings for non-specified types</text:p>
        </text:list-item>
        <text:list-item>
          <text:p text:style-name="P144">D0040 – Provide a way to set/get fields from a DTO+ through a string path.</text:p>
        </text:list-item>
        <text:list-item>
          <text:p text:style-name="P144">D0050 – Provide a base class for identity DTO+s</text:p>
        </text:list-item>
        <text:list-item>
          <text:p text:style-name="P144">D0060 – Provide a compare function for identity DTOs that have a primary key that is comparable</text:p>
        </text:list-item>
        <text:list-item>
          <text:p text:style-name="P144">D0070 – Provide a way to find out if a DTO+ is complex</text:p>
        </text:list-item>
        <text:list-item>
          <text:p text:style-name="P144">D0080 – Provide a way to find out an object is <text:s/>DTO+</text:p>
        </text:list-item>
        <text:list-item>
          <text:p text:style-name="P144">D0090 – Provide a way to verify that an object is a DTO+ and has no cycles</text:p>
        </text:list-item>
        <text:list-item>
          <text:p text:style-name="P144">D0100 – Provide a deep copy routine for a DTO+</text:p>
        </text:list-item>
        <text:list-item>
          <text:p text:style-name="P144">D0110 – Provide a shallow copy routine for a DTO+</text:p>
        </text:list-item>
      </text:list>
      <text:h text:style-name="Heading_20_2" text:outline-level="2"><text:soft-page-break/>JSON</text:h>
      <text:list xml:id="list1089787858" text:continue-numbering="true" text:style-name="L6">
        <text:list-item>
          <text:p text:style-name="P144">J0010 – Provide a JSON encoder and decoder that uses the conversion rules for the conversion from JSON types to destination types</text:p>
        </text:list-item>
        <text:list-item>
          <text:p text:style-name="P144">J0020 – JSON decoding must be able to provide a value without specifying any type for the destination</text:p>
        </text:list-item>
        <text:list-item>
          <text:p text:style-name="P144">J0030 – The output must be an OutputStream, Appendable, or String</text:p>
        </text:list-item>
        <text:list-item>
          <text:p text:style-name="P144">J0040 – The input must be an InputStream, Readable, or String</text:p>
        </text:list-item>
        <text:list-item>
          <text:p text:style-name="P144">J0050 – It must be possible to pretty print the output</text:p>
        </text:list-item>
        <text:list-item>
          <text:p text:style-name="P144">J0055 – It must be possible to generate canonical, compact output</text:p>
        </text:list-item>
        <text:list-item>
          <text:p text:style-name="P144">J0060 – It must be possible to specify the output character set for a stream</text:p>
        </text:list-item>
        <text:list-item>
          <text:p text:style-name="P144">J0070 – It must be possible to specify if nulls are outputed or not</text:p>
        </text:list-item>
        <text:list-item>
          <text:p text:style-name="P142">J0080 – It must be possible to add hook to the conversions for custom types for encoding and decoding</text:p>
        </text:list-item>
      </text:list>
      <text:h text:style-name="P128"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
      <text:p text:style-name="P25"><text:span text:style-name="T29">public</text:span><text:span text:style-name="T16"> </text:span><text:span text:style-name="T29">interface</text:span><text:span text:style-name="T16"> Converter {</text:span></text:p>
      <text:p text:style-name="P3"/>
      <text:p text:style-name="P3"><text:s text:c="4"/>Adapter getAdapter();</text:p>
      <text:p text:style-name="P3"/>
      <text:p text:style-name="P3"><text:s text:c="4"/>Converting convert(Object obj);</text:p>
      <text:p text:style-name="P21">}</text:p>
      <text:p text:style-name="P21"/>
      <text:p text:style-name="P25"><text:span text:style-name="T29">public</text:span><text:span text:style-name="T16"> </text:span><text:span text:style-name="T29">interface</text:span><text:span text:style-name="T16"> Converting {</text:span></text:p>
      <text:p text:style-name="P2"/>
      <text:p text:style-name="P2"><text:s text:c="4"/><text:change-start text:change-id="ct140237806908624"/>default<office:annotation><dc:creator>David Bosschaert</dc:creator><dc:date>2016-04-18T07:13:16</dc:date><text:p text:style-name="P175"><text:span text:style-name="T51">Both these can be expressed as to(Type)</text:span></text:p></office:annotation> <text:change-end text:change-id="ct140237806908624"/>&lt;T&gt; T to(Class&lt;T&gt; clazz);</text:p>
      <text:p text:style-name="P2"/>
      <text:p text:style-name="P2"><text:s text:c="4"/><text:change-start text:change-id="ct140237806909712"/>default <text:change-end text:change-id="ct140237806909712"/>&lt;T&gt; T to(TypeReference&lt;T&gt; ref); // to capture the generics of type T</text:p>
      <text:p text:style-name="P1"><text:soft-page-break/></text:p>
      <text:p text:style-name="P1"><text:s text:c="4"/>Object to(Type type)<text:change-start text:change-id="ct140237806904624"/><office:annotation><dc:creator>David Bosschaert</dc:creator><dc:date>2016-04-18T07:15:31</dc:date><text:p text:style-name="P175"><text:span text:style-name="T51">Exception handling? If we can't convert how to we explain why?</text:span></text:p></office:annotation><text:change-end text:change-id="ct140237806904624"/>; // for use with reflection<text:change-start text:change-id="ct140237806910656"/></text:p>
      <text:p text:style-name="P1"/>
      <text:p text:style-name="P1"><text:s text:c="4"/>@Override</text:p>
      <text:p text:style-name="P1"><text:s text:c="4"/>String toString(); // <text:change-end text:change-id="ct140237806910656"/><text:change-start text:change-id="ct140237806909952"/>same as to(String.class)?<text:change-end text:change-id="ct140237806909952"/></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237806911216"/><text:s text:c="4"/>&lt;F, T&gt; Adapter rule(Rule&lt;F, T&gt; rule);</text:p>
      <text:p text:style-name="P1"><text:s text:c="4"/>&lt;F, T&gt; Adapter rule(Function&lt;F, T&gt; toFun, Function&lt;T, F&gt; fromFun);</text:p>
      <text:p text:style-name="P1"><text:change-end text:change-id="ct140237806911216"/><text:s text:c="4"/>&lt;F, T&gt; <text:change text:change-id="ct140237806911520"/>Adapter rule(Class&lt;F&gt; fromCls, Class&lt;T&gt; toCls, </text:p>
      <text:p text:style-name="P1"><text:s text:c="18"/>Function&lt;F, T&gt; toFun, Function&lt;T, F&gt; fromFun);</text:p>
      <text:p text:style-name="P1">}</text:p>
      <text:p text:style-name="P1"/>
      <text:p text:style-name="P2"><text:span text:style-name="T39">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1">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75"><text:span text:style-name="T51">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25"><text:span text:style-name="T29">public</text:span><text:span text:style-name="T16"> </text:span><text:span text:style-name="T29">interface</text:span><text:span text:style-name="T16"> Codec {</text:span></text:p>
      <text:p text:style-name="P2"><text:change text:change-id="ct140237806916480"/><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oft-page-break/><text:s text:c="4"/>Codec with(Converter converter);</text:p>
      <text:p text:style-name="P21">}</text:p>
      <text:p text:style-name="P21"/>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9">property name</text:p>
          </table:table-cell>
          <table:table-cell table:style-name="Table10.A1" office:value-type="string">
            <text:p text:style-name="P57">type</text:p>
          </table:table-cell>
          <table:table-cell table:style-name="Table10.C1" office:value-type="string">
            <text:p text:style-name="P57">description</text:p>
          </table:table-cell>
        </table:table-row>
        <table:table-row table:style-name="Table10.2">
          <table:table-cell table:style-name="Table10.A2" office:value-type="string">
            <text:p text:style-name="P30">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6"/>
      <text:p text:style-name="P21">public interface Decoding&lt;T&gt; {</text:p>
      <text:p text:style-name="P2"><text:s text:c="4"/>T from(InputStream in); // uses UTF-8</text:p>
      <text:p text:style-name="P3"><text:s text:c="4"/>T from(InputStream in, <text:change text:change-id="ct140237806931936"/><text:change-start text:change-id="ct140237806932208"/>Charset<text:change-end text:change-id="ct140237806932208"/> charset);</text:p>
      <text:p text:style-name="P3"><text:s text:c="4"/>T from(Readable in);</text:p>
      <text:p text:style-name="P3"><text:s text:c="4"/>T from(CharSequence in);</text:p>
      <text:p text:style-name="P21">}</text:p>
      <text:p text:style-name="P21"/>
      <text:p text:style-name="P21">public interface Encoding {<text:change-start text:change-id="ct140237806918528"/></text:p>
      <text:p text:style-name="P21"><text:s text:c="4"/>Encoding pretty();</text:p>
      <text:p text:style-name="P21"><text:change-end text:change-id="ct140237806918528"/></text:p>
      <text:p text:style-name="P2"><text:s text:c="4"/>void to(OutputStream out); <text:change-start text:change-id="ct140237806917984"/>throws IOException<office:annotation><dc:creator>David Bosschaert</dc:creator><dc:date>2016-04-18T07:15:04</dc:date><text:p text:style-name="P175"><text:span text:style-name="T51">How do we do exception handling in general</text:span></text:p></office:annotation> <text:change-end text:change-id="ct140237806917984"/>// uses UTF-8</text:p>
      <text:p text:style-name="P3"><text:s text:c="4"/>void to(OutputStream out, <text:change text:change-id="ct140237806918720"/><text:change-start text:change-id="ct140237806918912"/>Charset<text:change-end text:change-id="ct140237806918912"/> charset);<text:change-start text:change-id="ct140237806919104"/> throws IOException<text:change-end text:change-id="ct140237806919104"/></text:p>
      <text:p text:style-name="P3"><text:s text:c="4"/>Appendable to(Appendable out);</text:p>
      <text:p text:style-name="P3"><text:s text:c="4"/>String toString();</text:p>
      <text:p text:style-name="P21">}</text:p>
      <text:p text:style-name="P21"/>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237806919904"/>.encode(myObj).<text:change-start text:change-id="ct140237806920176"/>pretty().<text:change-end text:change-id="ct140237806920176"/>toString();</text:p>
      <text:p text:style-name="P2"/>
      <text:h text:style-name="Heading_20_2" text:outline-level="2">Use outside of OSGi</text:h>
      <text:p text:style-name="P22">Services defined in this specification can also be obtained via the <text:span text:style-name="T21">java.util.ServiceLoader</text:span> API for use-cases where an OSGi Service Registry is not available. Such usage is defined in this section.</text:p>
      <text:p text:style-name="P22"/>
      <text:p text:style-name="P22">Note this section only applies to use outside of OSGi. When running in an OSGi framework these services are available from the Service Registry.</text:p>
      <text:p text:style-name="P22"/>
      <text:h text:style-name="Heading_20_3" text:outline-level="3">Converter service via ServiceLoader</text:h>
      <text:p text:style-name="P22">A instance of the Converter service can be looked up via the <text:span text:style-name="T21">ServiceLoader.load(Converter.class)</text:span> method.</text:p>
      <text:p text:style-name="P22"/>
      <text:h text:style-name="Heading_20_3" text:outline-level="3">Codec service via ServiceLoader</text:h>
      <text:p text:style-name="P22">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2"> to select the encoding to be used:</text:span></text:p>
      <text:p text:style-name="P3"/>
      <text:p text:style-name="P3">public interface CodecFactory {</text:p>
      <text:p text:style-name="P3"><text:change text:change-id="ct140237806942896"/><text:s text:c="4"/>Codec getCodecByMimeType(String type); // e.g. “application/json”</text:p>
      <text:p text:style-name="P3">}</text:p>
      <text:p text:style-name="P3"><text:soft-page-break/></text:p>
      <text:p text:style-name="P4">With the CodecFactory obtain the desired codec as <text:change-start text:change-id="ct140237806943360"/>in the <text:change-end text:change-id="ct140237806943360"/>follow<text:change-start text:change-id="ct140237806943600"/>ing example<text:change-end text:change-id="ct140237806943600"/><text:change text:change-id="ct140237806940784"/>:</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p>
      <text:p text:style-name="P22"/>
      <text:h text:style-name="Heading_20_2" text:outline-level="2">Conversions</text:h>
      <text:p text:style-name="Body"><text:change-start text:change-id="ct140237808604720"/>TODO describe what happens when a conversion cannot be made, e.g. convert “Hello” into an int or what happens if I try to convert a map {“numberOfPages”, TRUE} into a java.awt.print.Pageable? Will we use null? No value (if possible) or throw an exception?</text:p>
      <text:p text:style-name="Body"><text:change-end text:change-id="ct140237808604720"/>The following conversions will be supported.</text:p>
      <text:p text:style-name="Body">This section describes conversions to String and from String for the default converter. Users can provide alternative representations by <text:change text:change-id="ct140237808604960"/><text:change-start text:change-id="ct140237805769664"/>confi<text:change-end text:change-id="ct140237805769664"/><text:change-start text:change-id="ct140237805769904"/>guring<text:change-end text:change-id="ct140237805769904"/> their own <text:span text:style-name="T21">Adapter</text:span> that delegates to the default converter for all except the special conversions.</text:p>
      <text:p text:style-name="Body"/>
      <text:h text:style-name="P132"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0">Coercion from Property Value to Method Type </text:span><text:span text:style-name="T28">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2">→</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237808615024"/>null<text:change-end text:change-id="ct140237808615024"/><text:change text:change-id="ct140237808615264"/></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237808618400"/> ?</text:p>
            <text:p text:style-name="Table_20_Contents">1 : 0<text:change-end text:change-id="ct140237808618400"/></text:p>
          </table:table-cell>
          <table:table-cell table:style-name="Table6.A2" office:value-type="string">
            <text:p text:style-name="Table_20_Contents">v.charValue()</text:p>
          </table:table-cell>
          <table:table-cell table:style-name="Table6.A2" office:value-type="string">
            <text:p text:style-name="Table_20_Contents">(char) v.<text:span text:style-name="T28">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6">number</text:p>
          </table:table-cell>
          <table:table-cell table:style-name="Table6.A2" office:value-type="string">
            <text:p text:style-name="Table_20_Contents"><text:span text:style-name="T30">Number</text:span>.</text:p>
            <text:p text:style-name="Table_20_Contents">parse<text:span text:style-name="T30">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0">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6">EnumType</text:p>
          </table:table-cell>
          <table:table-cell table:style-name="Table6.A2" office:value-type="string">
            <text:p text:style-name="Table_20_Contents"><text:span text:style-name="T30">EnumType</text:span>.</text:p>
            <text:p text:style-name="Table_20_Contents">valueOf(v)</text:p>
          </table:table-cell>
          <table:table-cell table:style-name="Table6.A2" office:value-type="string">
            <text:p text:style-name="Table_20_Contents"><text:change-start text:change-id="ct140237805122160"/><text:span text:style-name="T30">EnumType</text:span>.</text:p>
            <text:p text:style-name="Table_20_Contents">valueOf(v.toString().toUpperCase())<text:change-end text:change-id="ct140237805122160"/><text:change text:change-id="ct140237804243040"/></text:p>
          </table:table-cell>
          <table:table-cell table:style-name="Table6.A2" office:value-type="string">
            <text:p text:style-name="Table_20_Contents"><text:change-start text:change-id="ct140237805121088"/><text:span text:style-name="T30">EnumType</text:span>.</text:p>
            <text:p text:style-name="Table_20_Contents">valueOf(Character.</text:p>
            <text:p text:style-name="Table_20_Contents">toString(v))<text:change-end text:change-id="ct140237805121088"/><text:change text:change-id="ct140237809445008"/></text:p>
          </table:table-cell>
          <table:table-cell table:style-name="Table6.A2" office:value-type="string">
            <text:p text:style-name="Table_20_Contents"><text:change-start text:change-id="ct140237809448176"/><text:span text:style-name="T30">EnumType</text:span>.values()[v.intValue()]<text:change-end text:change-id="ct140237809448176"/><text:change text:change-id="ct140237805126000"/></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6">AnnotationType</text:p>
          </table:table-cell>
          <table:table-cell table:style-name="Table6.A2" office:value-type="string">
            <text:p text:style-name="P5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2">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ext:change-start text:change-id="ct140237805098224"/>TODO Conversions between Boolean <text:span text:style-name="T18">→</text:span> Number/Character and Number/Character <text:span text:style-name="T18">→</text:span> Boolean</text:p>
      <text:p text:style-name="Body"><text:change-end text:change-id="ct140237805098224"/>Conversion to other target data types is done by converting the source to a String value first. Then further conversion to the target type is be attempted by trying the following methods on the target type, in this order:</text:p>
      <text:list xml:id="list2517732574651759465" text:style-name="L7">
        <text:list-item>
          <text:p text:style-name="P146">static valueOf(String s)</text:p>
        </text:list-item>
        <text:list-item>
          <text:p text:style-name="P145">String constructor.</text:p>
        </text:list-item>
      </text:list>
      <text:p text:style-name="Body">Exceptions:</text:p>
      <text:list xml:id="list5152561943664965830" text:style-name="L8">
        <text:list-item>
          <text:p text:style-name="P136"><text:span text:style-name="T7">null</text:span> values will result in a <text:span text:style-name="T7">null</text:span> value for the target value.</text:p>
        </text:list-item>
        <text:list-item>
          <text:p text:style-name="P147"><text:soft-page-break/>Empty arrays / collections will be converted into a <text:span text:style-name="T7">null</text:span> target value.</text:p>
        </text:list-item>
      </text:list>
      <text:h text:style-name="P133"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2">.</text:span><text:span text:style-name="T12"> When converting to a Set the converter must choose a set implementation that preserves iteration orde</text:span><text:span text:style-name="T12">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4">LinkedList.class.newInstance()</text:span>.</text:p>
          </table:table-cell>
        </table:table-row>
        <table:table-row>
          <table:table-cell table:style-name="Table8.A2" office:value-type="string">
            <text:p text:style-name="P32">T[]</text:p>
          </table:table-cell>
          <table:table-cell table:style-name="Table8.B2" office:value-type="string">
            <text:p text:style-name="P5"><text:change-start text:change-id="ct140237809482768"/><text:span text:style-name="T1">Array.</text:span><text:change-end text:change-id="ct140237809482768"/><text:span text:style-name="T1">new</text:span><text:change-start text:change-id="ct140237809478976"/><text:span text:style-name="T1">Instance</text:span><text:change-end text:change-id="ct140237809478976"/><text:change-start text:change-id="ct140237805130784"/><text:span text:style-name="T1">(Class&lt;T&gt; cls, int </text:span><text:span text:style-name="T11">x</text:span><text:span text:style-name="T1">)</text:span><text:change-end text:change-id="ct140237805130784"/><text:change text:change-id="ct140237809487376"/> where <text:span text:style-name="T2">x</text:span> <text:span text:style-name="T12">is the size of the source collection, 1 in case of a scalar.</text:span></text:p>
          </table:table-cell>
        </table:table-row>
      </table:table>
      <text:p text:style-name="P6">If the source object is <text:span text:style-name="T3">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237809487728"/>If the source is a map-like structure then each entry on the map will be converted into a Map.Entry instance which in turn will be considered as an element to be inserted. See the Map.Entry conversions for more details<text:span text:style-name="T18">.</text:span></text:p>
      <text:p text:style-name="Body"><text:change-end text:change-id="ct140237809487728"/><text:change text:change-id="ct140237809477920"/>Once the elements to be inserted are established, each element is converted into the target type using the converter rules before it is <text:span text:style-name="T18">inserted.</text:span></text:p>
      <text:p text:style-name="P5"><text:span text:style-name="T18">The converter should use all information </text:span><text:span text:style-name="T18">available to it to perform the conversion. I.e. </text:span><text:span text:style-name="T18">whe</text:span><text:span text:style-name="T18">n a </text:span><text:span text:style-name="T1">TypeReference</text:span><text:span text:style-name="T18"> is used the generics information of the target type is still available at runtime making it possible to instruct the converter to convert to parameterized types of which the generic information would otherwise </text:span><text:span text:style-name="T18">be</text:span><text:span text:style-name="T18"> </text:span><text:span text:style-name="T18">erased. For example </text:span><text:span text:style-name="T18">the following constr</text:span><text:span text:style-name="T18">uct can be used to convert an </text:span><text:span text:style-name="T1">int[]</text:span><text:span text:style-name="T18"> into a </text:span><text:span text:style-name="T1">Set&lt;Double&gt;</text:span><text:span text:style-name="T18">:</text:span></text:p>
      <text:p text:style-name="P44"><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8">ConcurrentNavigableMap</text:span> then the implementation can create a <text:span text:style-name="T38">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4">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75"><text:span text:style-name="T51">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1">interface Config {</text:p>
      <text:p text:style-name="P21"><text:s text:c="2"/>int my_value(); // no default, used when converting from the interface </text:p>
      <text:p text:style-name="P21"><text:s text:c="2"/>int my_value(int defVal);</text:p>
      <text:p text:style-name="P21"><text:s text:c="2"/>int my_value(String defVal); // default value is automatically converted to the target type</text:p>
      <text:p text:style-name="P21"/>
      <text:p text:style-name="P21"><text:s text:c="2"/>boolean my_other_value();</text:p>
      <text:p text:style-name="P21">}<text:change-start text:change-id="ct140237809525728"/></text:p>
      <text:p text:style-name="P21"/>
      <text:p text:style-name="P21">interface Config2 {<office:annotation><dc:creator>David Bosschaert</dc:creator><dc:date>2016-04-18T07:17:33</dc:date><text:p text:style-name="P175"><text:span text:style-name="T51">We should also support this type of interface: a JavaBean.</text:span></text:p></office:annotation></text:p>
      <text:p text:style-name="P21"><text:s text:c="2"/>i<text:change-end text:change-id="ct140237809525728"/><text:change-start text:change-id="ct140237809488752"/>nt myValue();<office:annotation><dc:creator>David Bosschaert</dc:creator><dc:date>2016-04-18T07:17:57</dc:date><text:p text:style-name="P175"><text:span text:style-name="T51">Is this “Value” or “value”? I think the latter</text:span></text:p></office:annotation></text:p>
      <text:p text:style-name="P21"><text:s text:c="2"/>int myValue(int defVal);</text:p>
      <text:p text:style-name="P21"><text:s text:c="2"/>int myValue(String defVal);</text:p>
      <text:p text:style-name="P21"><text:soft-page-break/></text:p>
      <text:p text:style-name="P21"><text:s text:c="2"/>boolean myOtherValue</text:p>
      <text:p text:style-name="P21">}<text:change-end text:change-id="ct140237809488752"/></text:p>
      <text:p text:style-name="P21"/>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21"/>
      <text:p text:style-name="P21">Map&lt;String, ?&gt; myMap = <text:span text:style-name="T13">…</text:span> // an example map</text:p>
      <text:p text:style-name="P21">Config cfg = converter.convert(myMap).to(Config.class);</text:p>
      <text:p text:style-name="P21">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1"/>
      <text:p text:style-name="P21">@interface Config {</text:p>
      <text:p text:style-name="P21"><text:s text:c="2"/>String[] args() default {<text:span text:style-name="T16">"arg1", "arg2"};</text:span></text:p>
      <text:p text:style-name="P21">}</text:p>
      <text:p text:style-name="P21"/>
      <text:p text:style-name="P21">// the following will set a=<text:span text:style-name="T16">{"args1", "arg2"}</text:span></text:p>
      <text:p text:style-name="P21">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1"/>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text:soft-page-break/>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6">The converter should use reflection to find a <text:span text:style-name="T4">Map getProperties()</text:span> or <text:span text:style-name="T3">Dictionary getProperties()</text:span> method on the source type to obtain a map representing this object which can then be converted into another target type.<text:change-start text:change-id="ct140237809491552"/></text:p>
      <text:p text:style-name="P6">Arrays or collections can be converted into a map structure by converting each element to a Map.Entry instance first and then use these to populate the map. The resulting map should have<text:change-end text:change-id="ct140237809491552"/><text:change-start text:change-id="ct140237809491120"/> preserve iteration order to be the same as the original array/collection if it has a well-defined iteration order.</text:p>
      <text:p text:style-name="P6"><text:change-end text:change-id="ct140237809491120"/><text:change-start text:change-id="ct140237809491312"/>Other objects that do not implement an interface cannot be converted into a map-like structure.<text:change-end text:change-id="ct140237809491312"/></text:p>
      <text:h text:style-name="Heading_20_4" text:outline-level="4">To other types</text:h>
      <text:p text:style-name="P6">Convert <text:span text:style-name="T3">map.</text:span><text:change-start text:change-id="ct140237809492704"/><text:span text:style-name="T3">entrySet</text:span><text:change-end text:change-id="ct140237809492704"/><text:change text:change-id="ct140237809492896"/><text:span text:style-name="T3">() </text:span>to an order-preserving collection <text:change-start text:change-id="ct140237809502240"/>of Map.Entry<text:change-end text:change-id="ct140237809502240"/><text:change-start text:change-id="ct140237809502432"/> objects <text:change-end text:change-id="ct140237809502432"/>and then convert this collection to the target type.<text:change text:change-id="ct140237805130192"/></text:p>
      <text:p text:style-name="Body"><text:change text:change-id="ct140237809490848"/></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1389021540" text:continue-list="list1407780503" text:style-name="L1">
        <text:list-item>
          <text:p text:style-name="P9">org.osgi.framework.BundleContext</text:p>
        </text:list-item>
        <text:list-item>
          <text:p text:style-name="P9">org.osgi.framework.ServiceReference</text:p>
        </text:list-item>
        <text:list-item>
          <text:p text:style-name="P7"><text:change text:change-id="ct140237809496080"/><text:change text:change-id="ct140237809495888"/></text:p>
        </text:list-item>
        <text:list-item>
          <text:p text:style-name="P9"><text:change text:change-id="ct140237809503152"/></text:p>
        </text:list-item>
      </text:list>
      <text:p text:style-name="Body"><text:change-start text:change-id="ct140237809496272"/>The getProperties() method returns a read-only map that is 'live' wrt to the backing structure. Changes to the backing structure will automatically be reflected in the map<office:annotation><dc:creator>David Bosschaert</dc:creator><dc:date>2016-03-09T22:48:56</dc:date><text:p text:style-name="P175"><text:span text:style-name="T51">Is this also the case for the Configuration.getProperties()?</text:span></text:p></office:annotation>. <text:change-end text:change-id="ct140237809496272"/></text:p>
      <text:p text:style-name="Body"><text:soft-page-break/>The new method will not be added via a<text:change text:change-id="ct140237809501824"/><text:change-start text:change-id="ct140237809502656"/> separate<text:change-end text:change-id="ct140237809502656"/> interface, the Converter should use reflection to find this method when it needs to convert an object.<text:change-start text:change-id="ct140237809522176"/> However, where possible existing interfaces shou<text:change-end text:change-id="ct140237809522176"/><text:change-start text:change-id="ct140237809522368"/>ld be updated to include the getProperties() method.<text:change-end text:change-id="ct140237809522368"/></text:p>
      <text:h text:style-name="Heading_20_3" text:outline-level="3"><text:change-start text:change-id="ct140237809532992"/>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text:change-end text:change-id="ct140237809532992"/>Special Cases</text:h>
      <text:p text:style-name="Body">This section specifies special cases also supported by the converter.</text:p>
      <text:h text:style-name="P131" text:outline-level="4">UUID</text:h>
      <text:p text:style-name="Body"><text:span text:style-name="T18">UUIDs are created from String representations by calling </text:span><text:span text:style-name="T8">UUID.fromString()</text:span></text:p>
      <text:h text:style-name="P10" text:outline-level="4"><text:change text:change-id="ct140237809521024"/>Pattern</text:h>
      <text:p text:style-name="P6"><text:span text:style-name="T6">Pattern instances are created by calling </text:span><text:span text:style-name="T7">Pattern.compile(</text:span><text:change-start text:change-id="ct140237809523440"/><text:span text:style-name="T7">String s</text:span><text:change-end text:change-id="ct140237809523440"/><text:span text:style-name="T7">)</text:span><text:span text:style-name="T6">.</text:span></text:p>
      <text:h text:style-name="P10" text:outline-level="4"><text:change text:change-id="ct140237805129440"/>Java 8 Date/Time API</text:h>
      <text:p text:style-name="P11">Converting to Java 8 Date/Time classes from strings is done using the static parse(CharSequence cs) method which is available in most implementations of the Temporal interface, for example:</text:p>
      <text:p text:style-name="P13"><text:span text:style-name="T6"><text:s text:c="2"/></text:span><text:span text:style-name="T20">LocalDateTime ldt = LocalDateTime.parse(s);</text:span></text:p>
      <text:p text:style-name="P14"><text:s text:c="2"/>LocalDate ld = LocalDate.parse(s);</text:p>
      <text:p text:style-name="P14"><text:s text:c="2"/>LocalTime lt = LocalTime.parse(s);</text:p>
      <text:p text:style-name="P14"><text:s text:c="2"/>OffsetTime ot = OffsetTime.parse(s);</text:p>
      <text:p text:style-name="P14"><text:s text:c="2"/>ZonedDateTime zdt = ZonedDateTime.parse(s);</text:p>
      <text:h text:style-name="P10" text:outline-level="4"><text:soft-page-break/>Date<text:change-start text:change-id="ct140237809521824"/> and Calendar</text:h>
      <text:p text:style-name="P6"><text:change-end text:change-id="ct140237809521824"/><text:span text:style-name="T6">A </text:span><text:span text:style-name="T7">java.util.Date</text:span><text:span text:style-name="T6"> instance is converted to a </text:span><text:change text:change-id="ct140237809539440"/><text:change-start text:change-id="ct140237809540224"/><text:span text:style-name="T6">Long</text:span><text:change-end text:change-id="ct140237809540224"/><text:span text:style-name="T6"> value by calling </text:span><text:span text:style-name="T7">Date.getTime()</text:span><text:change-start text:change-id="ct140237809534560"/><text:span text:style-name="T7">.</text:span><text:change-end text:change-id="ct140237809534560"/><text:change text:change-id="ct140237809534752"/></text:p>
      <text:p text:style-name="P6"><text:span text:style-name="T6">Converting a </text:span><text:change text:change-id="ct140237809521440"/><text:change-start text:change-id="ct140237809541440"/><text:span text:style-name="T6">Long</text:span><text:change-end text:change-id="ct140237809541440"/><text:span text:style-name="T6"> into a </text:span><text:span text:style-name="T7">java.util.Date</text:span><text:span text:style-name="T6"> is done by </text:span><text:change text:change-id="ct140237809519232"/><text:span text:style-name="T6">calling new </text:span><text:span text:style-name="T7">Date(long)</text:span><text:span text:style-name="T6">.</text:span><text:change-start text:change-id="ct140237809523632"/></text:p>
      <text:p text:style-name="P36">Converting a Date to a String is done by </text:p>
      <text:p text:style-name="P36">@@@ TODO UTC </text:p>
      <text:p text:style-name="P6"><text:span text:style-name="T6">Converting into other types is </text:span><text:change-end text:change-id="ct140237809523632"/><text:change-start text:change-id="ct140237809386384"/><text:span text:style-name="T6">by converting to a String as intermediary. </text:span></text:p>
      <text:p text:style-name="P6"><text:span text:style-name="T6">Conversions from Calendar objects are done by converting the Calendar to a Date</text:span><text:change-end text:change-id="ct140237809386384"/><text:change-start text:change-id="ct140237809538688"/><text:span text:style-name="T6"> via getTime() first. Convertions to a Calendar object are done by constructing a </text:span><text:change-end text:change-id="ct140237809538688"/><text:change-start text:change-id="ct140237809539664"/><text:span text:style-name="T6">Date object with the desired time (UTC) and then setting the time in the Calendar object via setTime().</text:span><text:change-end text:change-id="ct140237809539664"/><text:change-start text:change-id="ct140237809522912"/></text:p>
      <text:h text:style-name="P10" text:outline-level="4">Map.Entry</text:h>
      <text:p text:style-name="P11">Conversion of Map.Entry to a target type is done by evaluating the compatibility of the target type with both the key and the value in the entry and then using the best match. </text:p>
      <text:p text:style-name="P11">If the target type matches the key type, the key type is used. If the target matches the value type then the value type is used. </text:p>
      <text:p text:style-name="Body"><text:span text:style-name="T6">Conversion of Map.Entry to String will be done by converting </text:span><text:change-end text:change-id="ct140237809522912"/><text:change-start text:change-id="ct140237809519456"/><text:span text:style-name="T6">both key and value to String and concatenating both with an '=' sign.</text:span></text:p>
      <text:p text:style-name="Body"><text:change-end text:change-id="ct140237809519456"/><text:change-start text:change-id="ct140237805172896"/><text:span text:style-name="T6">Conversion of a Map.Entry to any other type is done by converting the value tp String and then converting the result to t</text:span><text:change-end text:change-id="ct140237805172896"/><text:change-start text:change-id="ct140237809533808"/><text:span text:style-name="T6">he target type.</text:span></text:p>
      <text:p text:style-name="Body"><text:span text:style-name="T6">Converting to a Map.Entry can only be done from Strings where the lhs of the '=' sign is assigned to the k</text:span><text:change-end text:change-id="ct140237809533808"/><text:change-start text:change-id="ct140237809540480"/><text:span text:style-name="T6">ey and the rhs of the '=' sign is the value. Strings without an '=' sign result in a null Map.Entry value.</text:span><text:change-end text:change-id="ct140237809540480"/></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oft-page-break/><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text:change-start text:change-id="ct140237809536320"/>abstract <text:change-end text:change-id="ct140237809536320"/>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75"><text:span text:style-name="T51">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text:soft-page-break/>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128" text:outline-level="1">Data Transfer Objects</text:h>
      <text:p text:style-name="P35">RFC 185 defines Data Transfer Objects as a generic means for management solutions to interact with runtime entities in an OSGi Framework. DTOs provides a common, easily serializable representation of the technology.</text:p>
      <text:p text:style-name="P35">For all new functionality added to the OSGi Framework the question should be asked: would this feature benefit from a DTO? The expectation is that in most cases it would.</text:p>
      <text:p text:style-name="P35">The DTOs for the design in this RFC should be described here and if there are no DTOs being defined an explanation should be given explaining why this is not applicable in this case.</text:p>
      <text:p text:style-name="P35">This section is optional and could also be provided in a separate RFC.</text:p>
      <text:h text:style-name="P128" text:outline-level="1">Javadoc</text:h>
      <text:section text:style-name="Sect1" text:name="Section1" text:protected="true">
        <text:section-source xlink:href="../javadoc.rtf" text:filter-name="Rich Text Format"/>
        <text:p text:style-name="P160">OSGi Javadoc</text:p>
        <text:p text:style-name="P77">4/18/16 7:23 AM</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Package Summary</text:span></text:p>
            </table:table-cell>
            <table:covered-table-cell/>
            <table:table-cell table:style-name="Table9.A1" office:value-type="string">
              <text:p text:style-name="P81"><text:span text:style-name="Page_20_Reference_20_Font"><text:span text:style-name="T40">Page</text:span></text:span></text:p>
            </table:table-cell>
          </table:table-row>
          <table:table-row table:style-name="Table9.1">
            <table:table-cell table:style-name="Table9.A2" office:value-type="string">
              <text:p text:style-name="P82"><text:a xlink:type="simple" xlink:href="#r3" text:style-name="Internet_20_link" text:visited-style-name="Visited_20_Internet_20_Link"><text:span text:style-name="T41">org.osgi.service.converter</text:span></text:a></text:p>
            </table:table-cell>
            <table:table-cell table:style-name="Table9.A2" office:value-type="string">
              <text:p text:style-name="P83">Converter Package.</text:p>
            </table:table-cell>
            <table:table-cell table:style-name="Table9.A2" office:value-type="string">
              <text:p text:style-name="P81"><text:span text:style-name="Page_20_Reference_20_Font"><text:bookmark-ref text:reference-format="page" text:ref-name="r3">25</text:bookmark-ref></text:span></text:p>
            </table:table-cell>
          </table:table-row>
        </table:table>
        <text:p text:style-name="P161"><text:bookmark text:name="r3"/>Package org.osgi.service.converter</text:p>
        <text:p text:style-name="P93"><text:span text:style-name="Code_20_Small">@org.osgi.annotation.versioning.Version(value="1.0")</text:span></text:p>
        <text:p text:style-name="P94">Converter Package.</text:p>
        <text:p text:style-name="P95">See:</text:p>
        <text:p text:style-name="P98"><text:a xlink:type="simple" xlink:href="#r2" text:style-name="Internet_20_link" text:visited-style-name="Visited_20_Internet_20_Link"><text:span text:style-name="T41">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8"><text:span text:style-name="Summary_20_Heading_20_Font1">Interface Summary</text:span></text:p>
            </table:table-cell>
            <table:covered-table-cell/>
            <table:table-cell table:style-name="Table12.A1" office:value-type="string">
              <text:p text:style-name="P89"><text:span text:style-name="Page_20_Reference_20_Font">Page</text:span></text:p>
            </table:table-cell>
          </table:table-row>
          <table:table-row table:style-name="Table12.1">
            <table:table-cell table:style-name="Table12.A2" office:value-type="string">
              <text:p text:style-name="P82"><text:a xlink:type="simple" xlink:href="#r11" text:style-name="Internet_20_link" text:visited-style-name="Visited_20_Internet_20_Link"><text:span text:style-name="T43">Adapter</text:span></text:a></text:p>
            </table:table-cell>
            <table:table-cell table:style-name="Table12.A2" office:value-type="string">
              <text:p text:style-name="P82"><text:span text:style-name="T36">An </text:span><text:a xlink:type="simple" xlink:href="#r11" text:style-name="Internet_20_link" text:visited-style-name="Visited_20_Internet_20_Link"><text:span text:style-name="Code1"><text:span text:style-name="T45">Adapter</text:span></text:span></text:a><text:span text:style-name="Default_20_Paragraph_20_Font"><text:span text:style-name="T36"> is used to modify the behaviour of the Converter service, which can be useful when some of the conversions should be done different to the Converter Specification.</text:span></text:span></text:p>
            </table:table-cell>
            <table:table-cell table:style-name="Table12.A2" office:value-type="string">
              <text:p text:style-name="P84"><text:span text:style-name="Page_20_Reference_20_Font"><text:span text:style-name="T39"><text:bookmark-ref text:reference-format="page" text:ref-name="r11">26</text:bookmark-ref></text:span></text:span></text:p>
            </table:table-cell>
          </table:table-row>
          <table:table-row table:style-name="Table12.1">
            <table:table-cell table:style-name="Table12.A3" office:value-type="string">
              <text:p text:style-name="P82"><text:a xlink:type="simple" xlink:href="#r19" text:style-name="Internet_20_link" text:visited-style-name="Visited_20_Internet_20_Link"><text:span text:style-name="T43">Codec</text:span></text:a></text:p>
            </table:table-cell>
            <table:table-cell table:style-name="Table12.A3" office:value-type="string">
              <text:p text:style-name="P85">The Codec service can be used to encode a given object in a certain representation, for example JSON, YAML or XML.</text:p>
            </table:table-cell>
            <table:table-cell table:style-name="Table12.A3" office:value-type="string">
              <text:p text:style-name="P84"><text:span text:style-name="Page_20_Reference_20_Font"><text:span text:style-name="T39"><text:bookmark-ref text:reference-format="page" text:ref-name="r19">28</text:bookmark-ref></text:span></text:span></text:p>
            </table:table-cell>
          </table:table-row>
          <table:table-row table:style-name="Table12.1">
            <table:table-cell table:style-name="Table12.A3" office:value-type="string">
              <text:p text:style-name="P82"><text:a xlink:type="simple" xlink:href="#r22" text:style-name="Internet_20_link" text:visited-style-name="Visited_20_Internet_20_Link"><text:span text:style-name="T43">Converter</text:span></text:a></text:p>
            </table:table-cell>
            <table:table-cell table:style-name="Table12.A3" office:value-type="string">
              <text:p text:style-name="P85">The Converter service is used to start a conversion.</text:p>
            </table:table-cell>
            <table:table-cell table:style-name="Table12.A3" office:value-type="string">
              <text:p text:style-name="P84"><text:span text:style-name="Page_20_Reference_20_Font"><text:span text:style-name="T39"><text:bookmark-ref text:reference-format="page" text:ref-name="r22">30</text:bookmark-ref></text:span></text:span></text:p>
            </table:table-cell>
          </table:table-row>
          <table:table-row table:style-name="Table12.1">
            <table:table-cell table:style-name="Table12.A3" office:value-type="string">
              <text:p text:style-name="P82"><text:a xlink:type="simple" xlink:href="#r27" text:style-name="Internet_20_link" text:visited-style-name="Visited_20_Internet_20_Link"><text:span text:style-name="T43">Converting</text:span></text:a></text:p>
            </table:table-cell>
            <table:table-cell table:style-name="Table12.A3" office:value-type="string">
              <text:p text:style-name="P85">This interface is used to specify the target that an object should be converted to.</text:p>
            </table:table-cell>
            <table:table-cell table:style-name="Table12.A3" office:value-type="string">
              <text:p text:style-name="P84"><text:span text:style-name="Page_20_Reference_20_Font"><text:span text:style-name="T39"><text:bookmark-ref text:reference-format="page" text:ref-name="r27">31</text:bookmark-ref></text:span></text:span></text:p>
            </table:table-cell>
          </table:table-row>
          <table:table-row table:style-name="Table12.1">
            <table:table-cell table:style-name="Table12.A3" office:value-type="string">
              <text:p text:style-name="P82"><text:a xlink:type="simple" xlink:href="#r33" text:style-name="Internet_20_link" text:visited-style-name="Visited_20_Internet_20_Link"><text:span text:style-name="T43">Decoding</text:span></text:a></text:p>
            </table:table-cell>
            <table:table-cell table:style-name="Table12.A3" office:value-type="string">
              <text:p text:style-name="P85">Interface to specify the source of the decoding operation</text:p>
            </table:table-cell>
            <table:table-cell table:style-name="Table12.A3" office:value-type="string">
              <text:p text:style-name="P84"><text:span text:style-name="Page_20_Reference_20_Font"><text:span text:style-name="T39"><text:bookmark-ref text:reference-format="page" text:ref-name="r33">33</text:bookmark-ref></text:span></text:span></text:p>
            </table:table-cell>
          </table:table-row>
          <table:table-row table:style-name="Table12.1">
            <table:table-cell table:style-name="Table12.A3" office:value-type="string">
              <text:p text:style-name="P82"><text:a xlink:type="simple" xlink:href="#r39" text:style-name="Internet_20_link" text:visited-style-name="Visited_20_Internet_20_Link"><text:span text:style-name="T43">Encoding</text:span></text:a></text:p>
            </table:table-cell>
            <table:table-cell table:style-name="Table12.A3" office:value-type="string">
              <text:p text:style-name="P85">Interface to specify the target of the encoding operation.</text:p>
            </table:table-cell>
            <table:table-cell table:style-name="Table12.A3" office:value-type="string">
              <text:p text:style-name="P84"><text:span text:style-name="Page_20_Reference_20_Font"><text:span text:style-name="T39"><text:bookmark-ref text:reference-format="page" text:ref-name="r39">35</text:bookmark-ref></text:span></text:span></text:p>
            </table:table-cell>
          </table:table-row>
        </table:table>
        <text:p text:style-name="P7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0"><text:span text:style-name="Summary_20_Heading_20_Font1"><text:span text:style-name="T16">Class Summary</text:span></text:span></text:p>
            </table:table-cell>
            <table:covered-table-cell/>
            <table:table-cell table:style-name="Table13.A1" office:value-type="string">
              <text:p text:style-name="P91"><text:span text:style-name="Page_20_Reference_20_Font"><text:span text:style-name="T23">Page</text:span></text:span></text:p>
            </table:table-cell>
          </table:table-row>
          <table:table-row table:style-name="Table13.1">
            <table:table-cell table:style-name="Table13.A2" office:value-type="string">
              <text:p text:style-name="P82"><text:a xlink:type="simple" xlink:href="#r45" text:style-name="Internet_20_link" text:visited-style-name="Visited_20_Internet_20_Link"><text:span text:style-name="T41">Rule</text:span></text:a></text:p>
            </table:table-cell>
            <table:table-cell table:style-name="Table13.A2" office:value-type="string">
              <text:p text:style-name="P86">A rule is a data entity can hold all the information needed to specify a custom conversion for use by an @{link Adapter}.</text:p>
            </table:table-cell>
            <table:table-cell table:style-name="Table13.A2" office:value-type="string">
              <text:p text:style-name="P87"><text:span text:style-name="Page_20_Reference_20_Font"><text:span text:style-name="T16"><text:bookmark-ref text:reference-format="page" text:ref-name="r45">37</text:bookmark-ref></text:span></text:span></text:p>
            </table:table-cell>
          </table:table-row>
          <table:table-row table:style-name="Table13.1">
            <table:table-cell table:style-name="Table13.A3" office:value-type="string">
              <text:p text:style-name="P82"><text:a xlink:type="simple" xlink:href="#r49" text:style-name="Internet_20_link" text:visited-style-name="Visited_20_Internet_20_Link"><text:span text:style-name="T41">TypeReference</text:span></text:a></text:p>
            </table:table-cell>
            <table:table-cell table:style-name="Table13.A3" office:value-type="string">
              <text:p text:style-name="P86">An object does not carry any runtime information about its generic type.</text:p>
            </table:table-cell>
            <table:table-cell table:style-name="Table13.A3" office:value-type="string">
              <text:p text:style-name="P87"><text:span text:style-name="Page_20_Reference_20_Font"><text:span text:style-name="T16"><text:bookmark-ref text:reference-format="page" text:ref-name="r49">39</text:bookmark-ref></text:span></text:span></text:p>
            </table:table-cell>
          </table:table-row>
        </table:table>
        <text:p text:style-name="P105"><text:bookmark text:name="r2"/>Package org.osgi.service.converter Description</text:p>
        <text:p text:style-name="P73">Converter Package.</text:p>
        <text:p text:style-name="P162"><text:bookmark text:name="r11"/>Interface Adapter</text:p>
        <text:p text:style-name="P106"><text:a xlink:type="simple" xlink:href="#r3" text:style-name="Internet_20_link" text:visited-style-name="Visited_20_Internet_20_Link"><text:span text:style-name="T47">org.osgi.service.converter</text:span></text:a></text:p>
        <text:p text:style-name="P170">All Superinterfaces:</text:p>
        <text:p text:style-name="P101"><text:a xlink:type="simple" xlink:href="#r22" text:style-name="Internet_20_link" text:visited-style-name="Visited_20_Internet_20_Link"><text:span text:style-name="T42">Converter</text:span></text:a></text:p>
        <text:p text:style-name="P96"/>
        <text:p text:style-name="P108"><text:span text:style-name="Code2">public interface </text:span><text:span text:style-name="Code2"><text:span text:style-name="T40">Adapter</text:span></text:span></text:p>
        <text:p text:style-name="P78"><text:span text:style-name="Code2">extends </text:span><text:a xlink:type="simple" xlink:href="#r22" text:style-name="Internet_20_link" text:visited-style-name="Visited_20_Internet_20_Link"><text:span text:style-name="Code2"><text:span text:style-name="T44">Converter</text:span></text:span></text:a></text:p>
        <text:p text:style-name="P74"><text:span text:style-name="T37">An </text:span><text:a xlink:type="simple" xlink:href="#r11" text:style-name="Internet_20_link" text:visited-style-name="Visited_20_Internet_20_Link"><text:span text:style-name="Code2"><text:span text:style-name="T44">Adapter</text:span></text:span></text:a><text:span text:style-name="Default_20_Paragraph_20_Font"><text:span text:style-name="T37"> is used to modify the behaviour of the Converter service, which can be useful when some of the conversions should be done different to the Converter Specification.</text:span></text:span></text:p>
        <text:p text:style-name="P10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2"><text:span text:style-name="T16">Method Summary</text:span></text:span></text:p>
            </table:table-cell>
            <table:covered-table-cell/>
            <table:table-cell table:style-name="Table15.A1" office:value-type="string">
              <text:p text:style-name="P111"><text:span text:style-name="Page_20_Reference_20_Font"><text:span text:style-name="T23">Page</text:span></text:span></text:p>
            </table:table-cell>
          </table:table-row>
          <table:table-row table:style-name="Table15.1">
            <table:table-cell table:style-name="Table15.A2" office:value-type="string">
              <text:p text:style-name="P112"><text:a xlink:type="simple" xlink:href="#r11" text:style-name="Internet_20_link" text:visited-style-name="Visited_20_Internet_20_Link"><text:span text:style-name="Code_20_Small1"><text:span text:style-name="T44">Adapter</text:span></text:span></text:a></text:p>
            </table:table-cell>
            <table:table-cell table:style-name="Table15.A2" office:value-type="string">
              <text:p text:style-name="P115"><text:a xlink:type="simple" xlink:href="#r5" text:style-name="Internet_20_link" text:visited-style-name="Visited_20_Internet_20_Link"><text:span text:style-name="Code2"><text:span text:style-name="T46">rule</text:span></text:span></text:a><text:span text:style-name="Code2"><text:span text:style-name="T16">(Class&lt;F&gt; fromCls, Class&lt;T&gt; toCls, Function&lt;F,T&gt; toFun, Function&lt;T,F&gt; fromFun)</text:span></text:span></text:p>
              <text:p text:style-name="P116">Specify a rule for the conversion to and from two classes.</text:p>
            </table:table-cell>
            <table:table-cell table:style-name="Table15.C2" office:value-type="string">
              <text:p text:style-name="P113"><text:span text:style-name="Page_20_Reference_20_Font"><text:span text:style-name="T16"><text:bookmark-ref text:reference-format="page" text:ref-name="r5">26</text:bookmark-ref></text:span></text:span></text:p>
            </table:table-cell>
          </table:table-row>
          <table:table-row table:style-name="Table15.1">
            <table:table-cell table:style-name="Table15.A3" office:value-type="string">
              <text:p text:style-name="P112"><text:a xlink:type="simple" xlink:href="#r11" text:style-name="Internet_20_link" text:visited-style-name="Visited_20_Internet_20_Link"><text:span text:style-name="Code_20_Small1"><text:span text:style-name="T44">Adapter</text:span></text:span></text:a></text:p>
            </table:table-cell>
            <table:table-cell table:style-name="Table15.A3" office:value-type="string">
              <text:p text:style-name="P115"><text:a xlink:type="simple" xlink:href="#r8" text:style-name="Internet_20_link" text:visited-style-name="Visited_20_Internet_20_Link"><text:span text:style-name="Code2"><text:span text:style-name="T46">rule</text:span></text:span></text:a><text:span text:style-name="Code2"><text:span text:style-name="T16">(Function&lt;F,T&gt; toFun, Function&lt;T,F&gt; fromFun)</text:span></text:span></text:p>
              <text:p text:style-name="P116">Specify a rule for the conversion to and from two classes.</text:p>
            </table:table-cell>
            <table:table-cell table:style-name="Table15.C3" office:value-type="string">
              <text:p text:style-name="P113"><text:span text:style-name="Page_20_Reference_20_Font"><text:span text:style-name="T16"><text:bookmark-ref text:reference-format="page" text:ref-name="r8">27</text:bookmark-ref></text:span></text:span></text:p>
            </table:table-cell>
          </table:table-row>
          <table:table-row table:style-name="Table15.1">
            <table:table-cell table:style-name="Table15.A3" office:value-type="string">
              <text:p text:style-name="P112"><text:a xlink:type="simple" xlink:href="#r11" text:style-name="Internet_20_link" text:visited-style-name="Visited_20_Internet_20_Link"><text:span text:style-name="Code_20_Small1"><text:span text:style-name="T44">Adapter</text:span></text:span></text:a></text:p>
            </table:table-cell>
            <table:table-cell table:style-name="Table15.A3" office:value-type="string">
              <text:p text:style-name="P115"><text:a xlink:type="simple" xlink:href="#r4" text:style-name="Internet_20_link" text:visited-style-name="Visited_20_Internet_20_Link"><text:span text:style-name="Code2"><text:span text:style-name="T46">rule</text:span></text:span></text:a><text:span text:style-name="Code2"><text:span text:style-name="T16">(</text:span></text:span><text:a xlink:type="simple" xlink:href="#r45" text:style-name="Internet_20_link" text:visited-style-name="Visited_20_Internet_20_Link"><text:span text:style-name="Code2"><text:span text:style-name="T44">Rule</text:span></text:span></text:a><text:span text:style-name="Code2"><text:span text:style-name="T16">&lt;F,T&gt; rule)</text:span></text:span></text:p>
              <text:p text:style-name="P116">Specify a conversion rule by providing a rule object.</text:p>
            </table:table-cell>
            <table:table-cell table:style-name="Table15.C3" office:value-type="string">
              <text:p text:style-name="P113"><text:span text:style-name="Page_20_Reference_20_Font"><text:span text:style-name="T16"><text:bookmark-ref text:reference-format="page" text:ref-name="r4">26</text:bookmark-ref></text:span></text:span></text:p>
            </table:table-cell>
          </table:table-row>
        </table:table>
        <text:p text:style-name="P72"/>
        <table:table table:name="Table16" table:style-name="Table16">
          <table:table-column table:style-name="Table16.A"/>
          <table:table-row table:style-name="Table16.1">
            <table:table-cell table:style-name="Table16.A1" office:value-type="string">
              <text:p text:style-name="P92"><text:span text:style-name="T24">Methods inherited from interface org.osgi.service.converter.</text:span><text:a xlink:type="simple" xlink:href="#r22" text:style-name="Internet_20_link" text:visited-style-name="Visited_20_Internet_20_Link"><text:span text:style-name="T41">Converter</text:span></text:a></text:p>
            </table:table-cell>
          </table:table-row>
          <table:table-row table:style-name="Table16.2">
            <table:table-cell table:style-name="Table16.A2" office:value-type="string">
              <text:p text:style-name="P82"><text:a xlink:type="simple" xlink:href="#r20" text:style-name="Internet_20_link" text:visited-style-name="Visited_20_Internet_20_Link"><text:span text:style-name="Code2"><text:span text:style-name="T44">convert</text:span></text:span></text:a><text:span text:style-name="Code2"><text:span text:style-name="T16">, </text:span></text:span><text:a xlink:type="simple" xlink:href="#r21" text:style-name="Internet_20_link" text:visited-style-name="Visited_20_Internet_20_Link"><text:span text:style-name="Code2"><text:span text:style-name="T44">getAdapter</text:span></text:span></text:a></text:p>
            </table:table-cell>
          </table:table-row>
        </table:table>
        <text:p text:style-name="P171">Method Detail</text:p>
        <text:p text:style-name="P174"><text:bookmark text:name="r4"/>rule</text:p>
        <text:p text:style-name="P7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text:span><text:a xlink:type="simple" xlink:href="#r45" text:style-name="Internet_20_link" text:visited-style-name="Visited_20_Internet_20_Link"><text:span text:style-name="Code2"><text:span text:style-name="T44">Rule</text:span></text:span></text:a><text:span text:style-name="Code2">&lt;F,T&gt; rule)</text:span></text:p>
        <text:p text:style-name="P99">Specify a conversion rule by providing a rule object.</text:p>
        <text:p text:style-name="P102">Parameters:</text:p>
        <text:p text:style-name="P118"><text:span text:style-name="Code2">rule</text:span><text:span text:style-name="Default_20_Paragraph_20_Font"><text:span text:style-name="T37"> - The conversion rule.</text:span></text:span></text:p>
        <text:p text:style-name="P102">Returns:</text:p>
        <text:p text:style-name="P119">The current adapter, can be used to chain invocations.</text:p>
        <text:p text:style-name="P120"/>
        <text:p text:style-name="P173"><text:bookmark text:name="r5"/>rule</text:p>
        <text:p text:style-name="P7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Class&lt;F&gt; fromCls,<text:line-break/>             Class&lt;T&gt; toCls,<text:line-break/>             Function&lt;F,T&gt; toFun,<text:line-break/>             Function&lt;T,F&gt; fromFun)</text:span></text:p>
        <text:p text:style-name="P103">Specify a rule for the conversion to and from two classes. The rule specifies the conversion in both directions. This overload makes it easy to provide the conversions as lambdas, for example:</text:p>
        <text:p text:style-name="P100">  adapter.rule(String[].class, String.class,<text:line-break/>      v -&gt; Stream.of(v).collect(Collectors.joining(",")),<text:line-break/>      v -&gt; v.split(","));</text:p>
        <text:p text:style-name="P102">Type Parameters:</text:p>
        <text:p text:style-name="P118"><text:bookmark text:name="r6"/><text:span text:style-name="Code2">F</text:span><text:span text:style-name="Default_20_Paragraph_20_Font"><text:span text:style-name="T37"> - the type to convert from.</text:span></text:span></text:p>
        <text:p text:style-name="P118"><text:bookmark text:name="r7"/><text:span text:style-name="Code2">T</text:span><text:span text:style-name="Default_20_Paragraph_20_Font"><text:span text:style-name="T37"> - the type to convert to.</text:span></text:span></text:p>
        <text:p text:style-name="P102"><text:soft-page-break/>Parameters:</text:p>
        <text:p text:style-name="P118"><text:span text:style-name="Code2">fromCls</text:span><text:span text:style-name="Default_20_Paragraph_20_Font"><text:span text:style-name="T37"> - the class to convert from.</text:span></text:span></text:p>
        <text:p text:style-name="P118"><text:span text:style-name="Code2">toCls</text:span><text:span text:style-name="Default_20_Paragraph_20_Font"><text:span text:style-name="T37"> - the class to convert to.</text:span></text:span></text:p>
        <text:p text:style-name="P118"><text:span text:style-name="Code2">toFun</text:span><text:span text:style-name="Default_20_Paragraph_20_Font"><text:span text:style-name="T37"> - the function to perform the conversion.</text:span></text:span></text:p>
        <text:p text:style-name="P118"><text:span text:style-name="Code2">fromFun</text:span><text:span text:style-name="Default_20_Paragraph_20_Font"><text:span text:style-name="T37"> - the function to perform the reverse conversion.</text:span></text:span></text:p>
        <text:p text:style-name="P102">Returns:</text:p>
        <text:p text:style-name="P119">The current adapter, can be used to chain invocations.</text:p>
        <text:p text:style-name="P120"/>
        <text:p text:style-name="P173"><text:bookmark text:name="r8"/>rule</text:p>
        <text:p text:style-name="P7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Function&lt;F,T&gt; toFun,<text:line-break/>             Function&lt;T,F&gt; fromFun)</text:span></text:p>
        <text:p text:style-name="P99">Specify a rule for the conversion to and from two classes. The rule specifies the conversion in both directions. This overload makes it easy to provide the conversions as method references.</text:p>
        <text:p text:style-name="P102">Type Parameters:</text:p>
        <text:p text:style-name="P118"><text:bookmark text:name="r9"/><text:span text:style-name="Code2">F</text:span><text:span text:style-name="Default_20_Paragraph_20_Font"><text:span text:style-name="T37"> - the type to convert from.</text:span></text:span></text:p>
        <text:p text:style-name="P118"><text:bookmark text:name="r10"/><text:span text:style-name="Code2">T</text:span><text:span text:style-name="Default_20_Paragraph_20_Font"><text:span text:style-name="T37"> - the type to convert to.</text:span></text:span></text:p>
        <text:p text:style-name="P102">Parameters:</text:p>
        <text:p text:style-name="P118"><text:span text:style-name="Code2">toFun</text:span><text:span text:style-name="Default_20_Paragraph_20_Font"><text:span text:style-name="T37"> - the function to perform the conversion.</text:span></text:span></text:p>
        <text:p text:style-name="P118"><text:span text:style-name="Code2">fromFun</text:span><text:span text:style-name="Default_20_Paragraph_20_Font"><text:span text:style-name="T37"> - the function to perform the reverse conversion.</text:span></text:span></text:p>
        <text:p text:style-name="P102">Returns:</text:p>
        <text:p text:style-name="P119">The current adapter, can be used to chain invocations.</text:p>
        <text:p text:style-name="P163"><text:bookmark text:name="r19"/>Interface Codec</text:p>
        <text:p text:style-name="P106"><text:a xlink:type="simple" xlink:href="#r3" text:style-name="Internet_20_link" text:visited-style-name="Visited_20_Internet_20_Link"><text:span text:style-name="T47">org.osgi.service.converter</text:span></text:a></text:p>
        <text:p text:style-name="P96"/>
        <text:p text:style-name="P121"><text:span text:style-name="Code2">public interface </text:span><text:span text:style-name="Code2"><text:span text:style-name="T40">Codec</text:span></text:span></text:p>
        <text:p text:style-name="P73">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p>
        <text:p text:style-name="P10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0"><text:span text:style-name="Summary_20_Heading_20_Font2"><text:span text:style-name="T16">Method Summary</text:span></text:span></text:p>
            </table:table-cell>
            <table:covered-table-cell/>
            <table:table-cell table:style-name="Table18.A1" office:value-type="string">
              <text:p text:style-name="P111"><text:span text:style-name="Page_20_Reference_20_Font"><text:span text:style-name="T23">Page</text:span></text:span></text:p>
            </table:table-cell>
          </table:table-row>
          <table:table-row table:style-name="Table18.1">
            <table:table-cell table:style-name="Table18.A2" office:value-type="string">
              <text:p text:style-name="P112"><text:a xlink:type="simple" xlink:href="#r33" text:style-name="Internet_20_link" text:visited-style-name="Visited_20_Internet_20_Link"><text:span text:style-name="Code_20_Small1"><text:span text:style-name="T44">Decoding</text:span></text:span></text:a><text:span text:style-name="Code_20_Small1"><text:span text:style-name="T16">&lt;T&gt;</text:span></text:span></text:p>
            </table:table-cell>
            <table:table-cell table:style-name="Table18.A2" office:value-type="string">
              <text:p text:style-name="P115"><text:a xlink:type="simple" xlink:href="#r12" text:style-name="Internet_20_link" text:visited-style-name="Visited_20_Internet_20_Link"><text:span text:style-name="Code2"><text:span text:style-name="T46">decode</text:span></text:span></text:a><text:span text:style-name="Code2"><text:span text:style-name="T16">(Class&lt;T&gt; cls)</text:span></text:span></text:p>
              <text:p text:style-name="P116">Start specifying a decode operation.</text:p>
            </table:table-cell>
            <table:table-cell table:style-name="Table18.C2" office:value-type="string">
              <text:p text:style-name="P113"><text:span text:style-name="Page_20_Reference_20_Font"><text:span text:style-name="T16"><text:bookmark-ref text:reference-format="page" text:ref-name="r12">28</text:bookmark-ref></text:span></text:span></text:p>
            </table:table-cell>
          </table:table-row>
          <table:table-row table:style-name="Table18.1">
            <table:table-cell table:style-name="Table18.A3" office:value-type="string">
              <text:p text:style-name="P112"><text:a xlink:type="simple" xlink:href="#r33" text:style-name="Internet_20_link" text:visited-style-name="Visited_20_Internet_20_Link"><text:span text:style-name="Code_20_Small1"><text:span text:style-name="T44">Decoding</text:span></text:span></text:a><text:span text:style-name="Code_20_Small1"><text:span text:style-name="T16">&lt;?&gt;</text:span></text:span></text:p>
            </table:table-cell>
            <table:table-cell table:style-name="Table18.A3" office:value-type="string">
              <text:p text:style-name="P115"><text:a xlink:type="simple" xlink:href="#r16" text:style-name="Internet_20_link" text:visited-style-name="Visited_20_Internet_20_Link"><text:span text:style-name="Code2"><text:span text:style-name="T46">decode</text:span></text:span></text:a><text:span text:style-name="Code2"><text:span text:style-name="T16">(Type type)</text:span></text:span></text:p>
              <text:p text:style-name="P116">Start specifying a decode operation.</text:p>
            </table:table-cell>
            <table:table-cell table:style-name="Table18.C3" office:value-type="string">
              <text:p text:style-name="P113"><text:span text:style-name="Page_20_Reference_20_Font"><text:span text:style-name="T16"><text:bookmark-ref text:reference-format="page" text:ref-name="r16">28</text:bookmark-ref></text:span></text:span></text:p>
            </table:table-cell>
          </table:table-row>
          <table:table-row table:style-name="Table18.1">
            <table:table-cell table:style-name="Table18.A3" office:value-type="string">
              <text:p text:style-name="P112"><text:a xlink:type="simple" xlink:href="#r33" text:style-name="Internet_20_link" text:visited-style-name="Visited_20_Internet_20_Link"><text:span text:style-name="Code_20_Small1"><text:span text:style-name="T44">Decoding</text:span></text:span></text:a><text:span text:style-name="Code_20_Small1"><text:span text:style-name="T16">&lt;T&gt;</text:span></text:span></text:p>
            </table:table-cell>
            <table:table-cell table:style-name="Table18.A3" office:value-type="string">
              <text:p text:style-name="P115"><text:a xlink:type="simple" xlink:href="#r14" text:style-name="Internet_20_link" text:visited-style-name="Visited_20_Internet_20_Link"><text:span text:style-name="Code2"><text:span text:style-name="T46">decode</text:span></text:span></text:a><text:span text:style-name="Code2"><text:span text:style-name="T16">(</text:span></text:span><text:a xlink:type="simple" xlink:href="#r49" text:style-name="Internet_20_link" text:visited-style-name="Visited_20_Internet_20_Link"><text:span text:style-name="Code2"><text:span text:style-name="T44">TypeReference</text:span></text:span></text:a><text:span text:style-name="Code2"><text:span text:style-name="T16">&lt;T&gt; ref)</text:span></text:span></text:p>
              <text:p text:style-name="P116">Start specifying a decode operation.</text:p>
            </table:table-cell>
            <table:table-cell table:style-name="Table18.C3" office:value-type="string">
              <text:p text:style-name="P113"><text:span text:style-name="Page_20_Reference_20_Font"><text:span text:style-name="T16"><text:bookmark-ref text:reference-format="page" text:ref-name="r14">28</text:bookmark-ref></text:span></text:span></text:p>
            </table:table-cell>
          </table:table-row>
          <table:table-row table:style-name="Table18.1">
            <table:table-cell table:style-name="Table18.A3" office:value-type="string">
              <text:p text:style-name="P112"><text:a xlink:type="simple" xlink:href="#r39" text:style-name="Internet_20_link" text:visited-style-name="Visited_20_Internet_20_Link"><text:span text:style-name="Code_20_Small1"><text:span text:style-name="T44">Encoding</text:span></text:span></text:a></text:p>
            </table:table-cell>
            <table:table-cell table:style-name="Table18.A3" office:value-type="string">
              <text:p text:style-name="P115"><text:a xlink:type="simple" xlink:href="#r17" text:style-name="Internet_20_link" text:visited-style-name="Visited_20_Internet_20_Link"><text:span text:style-name="Code2"><text:span text:style-name="T46">encode</text:span></text:span></text:a><text:span text:style-name="Code2"><text:span text:style-name="T16">(Object obj)</text:span></text:span></text:p>
              <text:p text:style-name="P116">Start specifying an encode opertation.</text:p>
            </table:table-cell>
            <table:table-cell table:style-name="Table18.C3" office:value-type="string">
              <text:p text:style-name="P113"><text:span text:style-name="Page_20_Reference_20_Font"><text:span text:style-name="T16"><text:bookmark-ref text:reference-format="page" text:ref-name="r17">29</text:bookmark-ref></text:span></text:span></text:p>
            </table:table-cell>
          </table:table-row>
          <table:table-row table:style-name="Table18.1">
            <table:table-cell table:style-name="Table18.A3" office:value-type="string">
              <text:p text:style-name="P112"><text:a xlink:type="simple" xlink:href="#r19" text:style-name="Internet_20_link" text:visited-style-name="Visited_20_Internet_20_Link"><text:span text:style-name="Code_20_Small1"><text:span text:style-name="T44">Codec</text:span></text:span></text:a></text:p>
            </table:table-cell>
            <table:table-cell table:style-name="Table18.A3" office:value-type="string">
              <text:p text:style-name="P115"><text:a xlink:type="simple" xlink:href="#r18" text:style-name="Internet_20_link" text:visited-style-name="Visited_20_Internet_20_Link"><text:span text:style-name="Code2"><text:span text:style-name="T46">with</text:span></text:span></text:a><text:span text:style-name="Code2"><text:span text:style-name="T16">(</text:span></text:span><text:a xlink:type="simple" xlink:href="#r22" text:style-name="Internet_20_link" text:visited-style-name="Visited_20_Internet_20_Link"><text:span text:style-name="Code2"><text:span text:style-name="T44">Converter</text:span></text:span></text:a><text:span text:style-name="Code2"><text:span text:style-name="T16"> converter)</text:span></text:span></text:p>
              <text:p text:style-name="P116">Specify the converter to be used by the code, if an alternative, adapted, converter is to be used.</text:p>
            </table:table-cell>
            <table:table-cell table:style-name="Table18.C3" office:value-type="string">
              <text:p text:style-name="P113"><text:span text:style-name="Page_20_Reference_20_Font"><text:span text:style-name="T16"><text:bookmark-ref text:reference-format="page" text:ref-name="r18">29</text:bookmark-ref></text:span></text:span></text:p>
            </table:table-cell>
          </table:table-row>
        </table:table>
        <text:p text:style-name="P171">Method Detail</text:p>
        <text:p text:style-name="P174"><text:bookmark text:name="r12"/>decode</text:p>
        <text:p text:style-name="P78"><text:a xlink:type="simple" xlink:href="#r33" text:style-name="Internet_20_link" text:visited-style-name="Visited_20_Internet_20_Link"><text:span text:style-name="Code2"><text:span text:style-name="T44">Decoding</text:span></text:span></text:a><text:span text:style-name="Code2">&lt;T&gt; </text:span><text:span text:style-name="Code2"><text:span text:style-name="T40">decode</text:span></text:span><text:span text:style-name="Code2">(Class&lt;T&gt; cls)</text:span></text:p>
        <text:p text:style-name="P99">Start specifying a decode operation.</text:p>
        <text:p text:style-name="P102">Type Parameters:</text:p>
        <text:p text:style-name="P118"><text:bookmark text:name="r13"/><text:span text:style-name="Code2">T</text:span><text:span text:style-name="Default_20_Paragraph_20_Font"><text:span text:style-name="T37"> - The type to decode to.</text:span></text:span></text:p>
        <text:p text:style-name="P102">Parameters:</text:p>
        <text:p text:style-name="P118"><text:span text:style-name="Code2">cls</text:span><text:span text:style-name="Default_20_Paragraph_20_Font"><text:span text:style-name="T37"> - The class to decode to.</text:span></text:span></text:p>
        <text:p text:style-name="P102">Returns:</text:p>
        <text:p text:style-name="P118"><text:span text:style-name="T37">A </text:span><text:a xlink:type="simple" xlink:href="#r33"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20"/>
        <text:p text:style-name="P173"><text:bookmark text:name="r14"/>decode</text:p>
        <text:p text:style-name="P78"><text:a xlink:type="simple" xlink:href="#r33" text:style-name="Internet_20_link" text:visited-style-name="Visited_20_Internet_20_Link"><text:span text:style-name="Code2"><text:span text:style-name="T44">Decoding</text:span></text:span></text:a><text:span text:style-name="Code2">&lt;T&gt; </text:span><text:span text:style-name="Code2"><text:span text:style-name="T40">decode</text:span></text:span><text:span text:style-name="Code2">(</text:span><text:a xlink:type="simple" xlink:href="#r49" text:style-name="Internet_20_link" text:visited-style-name="Visited_20_Internet_20_Link"><text:span text:style-name="Code2"><text:span text:style-name="T44">TypeReference</text:span></text:span></text:a><text:span text:style-name="Code2">&lt;T&gt; ref)</text:span></text:p>
        <text:p text:style-name="P99">Start specifying a decode operation.</text:p>
        <text:p text:style-name="P102">Type Parameters:</text:p>
        <text:p text:style-name="P118"><text:bookmark text:name="r15"/><text:span text:style-name="Code2">T</text:span><text:span text:style-name="Default_20_Paragraph_20_Font"><text:span text:style-name="T37"> - The type to decode to.</text:span></text:span></text:p>
        <text:p text:style-name="P102">Parameters:</text:p>
        <text:p text:style-name="P118"><text:span text:style-name="Code2">ref</text:span><text:span text:style-name="Default_20_Paragraph_20_Font"><text:span text:style-name="T37"> - A type reference for the target type.</text:span></text:span></text:p>
        <text:p text:style-name="P102">Returns:</text:p>
        <text:p text:style-name="P118"><text:span text:style-name="T37">A </text:span><text:a xlink:type="simple" xlink:href="#r33"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20"/>
        <text:p text:style-name="P173"><text:bookmark text:name="r16"/>decode</text:p>
        <text:p text:style-name="P78"><text:a xlink:type="simple" xlink:href="#r33" text:style-name="Internet_20_link" text:visited-style-name="Visited_20_Internet_20_Link"><text:span text:style-name="Code2"><text:span text:style-name="T44">Decoding</text:span></text:span></text:a><text:span text:style-name="Code2">&lt;?&gt; </text:span><text:span text:style-name="Code2"><text:span text:style-name="T40">decode</text:span></text:span><text:span text:style-name="Code2">(Type type)</text:span></text:p>
        <text:p text:style-name="P99"><text:soft-page-break/>Start specifying a decode operation.</text:p>
        <text:p text:style-name="P102">Parameters:</text:p>
        <text:p text:style-name="P118"><text:span text:style-name="Code2">type</text:span><text:span text:style-name="Default_20_Paragraph_20_Font"><text:span text:style-name="T37"> - The type to convert to.</text:span></text:span></text:p>
        <text:p text:style-name="P102">Returns:</text:p>
        <text:p text:style-name="P118"><text:span text:style-name="T37">A </text:span><text:a xlink:type="simple" xlink:href="#r33"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20"/>
        <text:p text:style-name="P173"><text:bookmark text:name="r17"/>encode</text:p>
        <text:p text:style-name="P78"><text:a xlink:type="simple" xlink:href="#r39" text:style-name="Internet_20_link" text:visited-style-name="Visited_20_Internet_20_Link"><text:span text:style-name="Code2"><text:span text:style-name="T44">Encoding</text:span></text:span></text:a><text:span text:style-name="Code2"> </text:span><text:span text:style-name="Code2"><text:span text:style-name="T40">encode</text:span></text:span><text:span text:style-name="Code2">(Object obj)</text:span></text:p>
        <text:p text:style-name="P99">Start specifying an encode opertation.</text:p>
        <text:p text:style-name="P102">Parameters:</text:p>
        <text:p text:style-name="P118"><text:span text:style-name="Code2">obj</text:span><text:span text:style-name="Default_20_Paragraph_20_Font"><text:span text:style-name="T37"> - The object to encode.</text:span></text:span></text:p>
        <text:p text:style-name="P102">Returns:</text:p>
        <text:p text:style-name="P119">an Encoding object to specify the target for the decode operation.</text:p>
        <text:p text:style-name="P120"/>
        <text:p text:style-name="P173"><text:bookmark text:name="r18"/>with</text:p>
        <text:p text:style-name="P78"><text:a xlink:type="simple" xlink:href="#r19" text:style-name="Internet_20_link" text:visited-style-name="Visited_20_Internet_20_Link"><text:span text:style-name="Code2"><text:span text:style-name="T44">Codec</text:span></text:span></text:a><text:span text:style-name="Code2"> </text:span><text:span text:style-name="Code2"><text:span text:style-name="T40">with</text:span></text:span><text:span text:style-name="Code2">(</text:span><text:a xlink:type="simple" xlink:href="#r22" text:style-name="Internet_20_link" text:visited-style-name="Visited_20_Internet_20_Link"><text:span text:style-name="Code2"><text:span text:style-name="T44">Converter</text:span></text:span></text:a><text:span text:style-name="Code2"> converter)</text:span></text:p>
        <text:p text:style-name="P99">Specify the converter to be used by the code, if an alternative, adapted, converter is to be used.</text:p>
        <text:p text:style-name="P102">Parameters:</text:p>
        <text:p text:style-name="P118"><text:span text:style-name="Code2">converter</text:span><text:span text:style-name="Default_20_Paragraph_20_Font"><text:span text:style-name="T37"> - The converter to use.</text:span></text:span></text:p>
        <text:p text:style-name="P102">Returns:</text:p>
        <text:p text:style-name="P119">A codec that uses the converter as specified.</text:p>
        <text:p text:style-name="P164"><text:bookmark text:name="r22"/>Interface Converter</text:p>
        <text:p text:style-name="P106"><text:a xlink:type="simple" xlink:href="#r3" text:style-name="Internet_20_link" text:visited-style-name="Visited_20_Internet_20_Link"><text:span text:style-name="T47">org.osgi.service.converter</text:span></text:a></text:p>
        <text:p text:style-name="P170">All Known Subinterfaces:</text:p>
        <text:p text:style-name="P101"><text:a xlink:type="simple" xlink:href="#r11" text:style-name="Internet_20_link" text:visited-style-name="Visited_20_Internet_20_Link"><text:span text:style-name="T42">Adapter</text:span></text:a></text:p>
        <text:p text:style-name="P96"/>
        <text:p text:style-name="P121"><text:span text:style-name="Code2">public interface </text:span><text:span text:style-name="Code2"><text:span text:style-name="T40">Converter</text:span></text:span></text:p>
        <text:p text:style-name="P73">The Converter service is used to start a conversion. The service is obtained from the service registry. The conversion is then completed via the Converting interface that has methods to specify the target type.</text:p>
        <text:p text:style-name="P10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0"><text:span text:style-name="Summary_20_Heading_20_Font2"><text:span text:style-name="T16">Method Summary</text:span></text:span></text:p>
            </table:table-cell>
            <table:covered-table-cell/>
            <table:table-cell table:style-name="Table20.A1" office:value-type="string">
              <text:p text:style-name="P111"><text:span text:style-name="Page_20_Reference_20_Font"><text:span text:style-name="T23">Page</text:span></text:span></text:p>
            </table:table-cell>
          </table:table-row>
          <table:table-row table:style-name="Table20.1">
            <table:table-cell table:style-name="Table20.A2" office:value-type="string">
              <text:p text:style-name="P112"><text:a xlink:type="simple" xlink:href="#r27" text:style-name="Internet_20_link" text:visited-style-name="Visited_20_Internet_20_Link"><text:span text:style-name="Code_20_Small1"><text:span text:style-name="T44">Converting</text:span></text:span></text:a></text:p>
            </table:table-cell>
            <table:table-cell table:style-name="Table20.A2" office:value-type="string">
              <text:p text:style-name="P115"><text:a xlink:type="simple" xlink:href="#r20" text:style-name="Internet_20_link" text:visited-style-name="Visited_20_Internet_20_Link"><text:span text:style-name="Code2"><text:span text:style-name="T46">convert</text:span></text:span></text:a><text:span text:style-name="Code2"><text:span text:style-name="T16">(Object obj)</text:span></text:span></text:p>
              <text:p text:style-name="P116">Start a conversion for the given object.</text:p>
            </table:table-cell>
            <table:table-cell table:style-name="Table20.C2" office:value-type="string">
              <text:p text:style-name="P113"><text:span text:style-name="Page_20_Reference_20_Font"><text:span text:style-name="T16"><text:bookmark-ref text:reference-format="page" text:ref-name="r20">30</text:bookmark-ref></text:span></text:span></text:p>
            </table:table-cell>
          </table:table-row>
          <table:table-row table:style-name="Table20.1">
            <table:table-cell table:style-name="Table20.A3" office:value-type="string">
              <text:p text:style-name="P112"><text:a xlink:type="simple" xlink:href="#r11" text:style-name="Internet_20_link" text:visited-style-name="Visited_20_Internet_20_Link"><text:span text:style-name="Code_20_Small1"><text:span text:style-name="T44">Adapter</text:span></text:span></text:a></text:p>
            </table:table-cell>
            <table:table-cell table:style-name="Table20.A3" office:value-type="string">
              <text:p text:style-name="P115"><text:a xlink:type="simple" xlink:href="#r21" text:style-name="Internet_20_link" text:visited-style-name="Visited_20_Internet_20_Link"><text:span text:style-name="Code2"><text:span text:style-name="T46">getAdapter</text:span></text:span></text:a><text:span text:style-name="Code2"><text:span text:style-name="T16">()</text:span></text:span></text:p>
              <text:p text:style-name="P116">Obtain an adapter to this converter.</text:p>
            </table:table-cell>
            <table:table-cell table:style-name="Table20.C3" office:value-type="string">
              <text:p text:style-name="P113"><text:span text:style-name="Page_20_Reference_20_Font"><text:span text:style-name="T16"><text:bookmark-ref text:reference-format="page" text:ref-name="r21">30</text:bookmark-ref></text:span></text:span></text:p>
            </table:table-cell>
          </table:table-row>
        </table:table>
        <text:p text:style-name="P171">Method Detail</text:p>
        <text:p text:style-name="P174"><text:bookmark text:name="r20"/>convert</text:p>
        <text:p text:style-name="P78"><text:a xlink:type="simple" xlink:href="#r27" text:style-name="Internet_20_link" text:visited-style-name="Visited_20_Internet_20_Link"><text:span text:style-name="Code2"><text:span text:style-name="T44">Converting</text:span></text:span></text:a><text:span text:style-name="Code2"> </text:span><text:span text:style-name="Code2"><text:span text:style-name="T40">convert</text:span></text:span><text:span text:style-name="Code2">(Object obj)</text:span></text:p>
        <text:p text:style-name="P99">Start a conversion for the given object.</text:p>
        <text:p text:style-name="P102">Parameters:</text:p>
        <text:p text:style-name="P118"><text:span text:style-name="Code2">obj</text:span><text:span text:style-name="Default_20_Paragraph_20_Font"><text:span text:style-name="T37"> - The object that should be converted.</text:span></text:span></text:p>
        <text:p text:style-name="P102">Returns:</text:p>
        <text:p text:style-name="P118"><text:span text:style-name="T37">A </text:span><text:a xlink:type="simple" xlink:href="#r27" text:style-name="Internet_20_link" text:visited-style-name="Visited_20_Internet_20_Link"><text:span text:style-name="Code2"><text:span text:style-name="T44">Converting</text:span></text:span></text:a><text:span text:style-name="Default_20_Paragraph_20_Font"><text:span text:style-name="T37"> object to complete the conversion.</text:span></text:span></text:p>
        <text:p text:style-name="P120"/>
        <text:p text:style-name="P173"><text:bookmark text:name="r21"/>getAdapter</text:p>
        <text:p text:style-name="P7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getAdapter</text:span></text:span><text:span text:style-name="Code2">()</text:span></text:p>
        <text:p text:style-name="P98"><text:span text:style-name="T37">Obtain an adapter to this converter. The adapter behaves just like the converter except for the exception rules registered with is. For more details see the </text:span><text:a xlink:type="simple" xlink:href="#r11" text:style-name="Internet_20_link" text:visited-style-name="Visited_20_Internet_20_Link"><text:span text:style-name="Code2"><text:span text:style-name="T44">Adapter</text:span></text:span></text:a><text:span text:style-name="Default_20_Paragraph_20_Font"><text:span text:style-name="T37"> interface.</text:span></text:span></text:p>
        <text:p text:style-name="P102">Returns:</text:p>
        <text:p text:style-name="P119">An adapter to this converter.</text:p>
        <text:p text:style-name="P165"><text:bookmark text:name="r27"/>Interface Converting</text:p>
        <text:p text:style-name="P106"><text:a xlink:type="simple" xlink:href="#r3" text:style-name="Internet_20_link" text:visited-style-name="Visited_20_Internet_20_Link"><text:span text:style-name="T47">org.osgi.service.converter</text:span></text:a></text:p>
        <text:p text:style-name="P96"/>
        <text:p text:style-name="P121"><text:span text:style-name="Code2">public interface </text:span><text:span text:style-name="Code2"><text:span text:style-name="T40">Converting</text:span></text:span></text:p>
        <text:p text:style-name="P74"><text:span text:style-name="T37">This interface is used to specify the target that an object should be converted to. A </text:span><text:a xlink:type="simple" xlink:href="#r27" text:style-name="Internet_20_link" text:visited-style-name="Visited_20_Internet_20_Link"><text:span text:style-name="Code2"><text:span text:style-name="T44">Converting</text:span></text:span></text:a><text:span text:style-name="Default_20_Paragraph_20_Font"><text:span text:style-name="T37"> instance can be obtained via the </text:span></text:span><text:a xlink:type="simple" xlink:href="#r22" text:style-name="Internet_20_link" text:visited-style-name="Visited_20_Internet_20_Link"><text:span text:style-name="Code2"><text:span text:style-name="T44">Converter</text:span></text:span></text:a><text:span text:style-name="Default_20_Paragraph_20_Font"><text:span text:style-name="T37"> service by starting a conversion for a specific object.</text:span></text:span></text:p>
        <text:p text:style-name="P10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0"><text:span text:style-name="Summary_20_Heading_20_Font2"><text:span text:style-name="T16">Method Summary</text:span></text:span></text:p>
            </table:table-cell>
            <table:covered-table-cell/>
            <table:table-cell table:style-name="Table22.A1" office:value-type="string">
              <text:p text:style-name="P111"><text:span text:style-name="Page_20_Reference_20_Font"><text:span text:style-name="T23">Page</text:span></text:span></text:p>
            </table:table-cell>
          </table:table-row>
          <table:table-row table:style-name="Table22.1">
            <table:table-cell table:style-name="Table22.A2" office:value-type="string">
              <text:p text:style-name="P114"><text:span text:style-name="Code_20_Small1"><text:span text:style-name="T16">T</text:span></text:span></text:p>
            </table:table-cell>
            <table:table-cell table:style-name="Table22.A2" office:value-type="string">
              <text:p text:style-name="P115"><text:a xlink:type="simple" xlink:href="#r23" text:style-name="Internet_20_link" text:visited-style-name="Visited_20_Internet_20_Link"><text:span text:style-name="Code2"><text:span text:style-name="T46">to</text:span></text:span></text:a><text:span text:style-name="Code2"><text:span text:style-name="T16">(Class&lt;T&gt; cls)</text:span></text:span></text:p>
              <text:p text:style-name="P116">Specify the target object type for the conversion as a class object.</text:p>
            </table:table-cell>
            <table:table-cell table:style-name="Table22.C2" office:value-type="string">
              <text:p text:style-name="P113"><text:span text:style-name="Page_20_Reference_20_Font"><text:span text:style-name="T16"><text:bookmark-ref text:reference-format="page" text:ref-name="r23">31</text:bookmark-ref></text:span></text:span></text:p>
            </table:table-cell>
          </table:table-row>
          <table:table-row table:style-name="Table22.1">
            <table:table-cell table:style-name="Table22.A3" office:value-type="string">
              <text:p text:style-name="P114"><text:span text:style-name="Code_20_Small1"><text:span text:style-name="T16">Object</text:span></text:span></text:p>
            </table:table-cell>
            <table:table-cell table:style-name="Table22.A3" office:value-type="string">
              <text:p text:style-name="P115"><text:a xlink:type="simple" xlink:href="#r25" text:style-name="Internet_20_link" text:visited-style-name="Visited_20_Internet_20_Link"><text:span text:style-name="Code2"><text:span text:style-name="T46">to</text:span></text:span></text:a><text:span text:style-name="Code2"><text:span text:style-name="T16">(Type type)</text:span></text:span></text:p>
              <text:p text:style-name="P116">Specify the target object type as a Java Refelection Type object.</text:p>
            </table:table-cell>
            <table:table-cell table:style-name="Table22.C3" office:value-type="string">
              <text:p text:style-name="P113"><text:span text:style-name="Page_20_Reference_20_Font"><text:span text:style-name="T16"><text:bookmark-ref text:reference-format="page" text:ref-name="r25">31</text:bookmark-ref></text:span></text:span></text:p>
            </table:table-cell>
          </table:table-row>
          <table:table-row table:style-name="Table22.1">
            <table:table-cell table:style-name="Table22.A3" office:value-type="string">
              <text:p text:style-name="P114"><text:span text:style-name="Code_20_Small1"><text:span text:style-name="T16">T</text:span></text:span></text:p>
            </table:table-cell>
            <table:table-cell table:style-name="Table22.A3" office:value-type="string">
              <text:p text:style-name="P115"><text:a xlink:type="simple" xlink:href="#r24" text:style-name="Internet_20_link" text:visited-style-name="Visited_20_Internet_20_Link"><text:span text:style-name="Code2"><text:span text:style-name="T46">to</text:span></text:span></text:a><text:span text:style-name="Code2"><text:span text:style-name="T16">(</text:span></text:span><text:a xlink:type="simple" xlink:href="#r49" text:style-name="Internet_20_link" text:visited-style-name="Visited_20_Internet_20_Link"><text:span text:style-name="Code2"><text:span text:style-name="T44">TypeReference</text:span></text:span></text:a><text:span text:style-name="Code2"><text:span text:style-name="T16">&lt;T&gt; ref)</text:span></text:span></text:p>
              <text:p text:style-name="P117"><text:span text:style-name="T25">Specify the target object type as a </text:span><text:a xlink:type="simple" xlink:href="#r49" text:style-name="Internet_20_link" text:visited-style-name="Visited_20_Internet_20_Link"><text:span text:style-name="Code2"><text:span text:style-name="T44">TypeReference</text:span></text:span></text:a><text:span text:style-name="Default_20_Paragraph_20_Font"><text:span text:style-name="T25">.</text:span></text:span></text:p>
            </table:table-cell>
            <table:table-cell table:style-name="Table22.C3" office:value-type="string">
              <text:p text:style-name="P113"><text:span text:style-name="Page_20_Reference_20_Font"><text:span text:style-name="T16"><text:bookmark-ref text:reference-format="page" text:ref-name="r24">31</text:bookmark-ref></text:span></text:span></text:p>
            </table:table-cell>
          </table:table-row>
          <table:table-row table:style-name="Table22.1">
            <table:table-cell table:style-name="Table22.A3" office:value-type="string">
              <text:p text:style-name="P114"><text:span text:style-name="Code_20_Small1"><text:span text:style-name="T16">String</text:span></text:span></text:p>
            </table:table-cell>
            <table:table-cell table:style-name="Table22.A3" office:value-type="string">
              <text:p text:style-name="P115"><text:a xlink:type="simple" xlink:href="#r26" text:style-name="Internet_20_link" text:visited-style-name="Visited_20_Internet_20_Link"><text:span text:style-name="Code2"><text:span text:style-name="T46">toString</text:span></text:span></text:a><text:span text:style-name="Code2"><text:span text:style-name="T16">()</text:span></text:span></text:p>
              <text:p text:style-name="P116">Same as to(String.class)</text:p>
            </table:table-cell>
            <table:table-cell table:style-name="Table22.C3" office:value-type="string">
              <text:p text:style-name="P113"><text:span text:style-name="Page_20_Reference_20_Font"><text:span text:style-name="T16"><text:bookmark-ref text:reference-format="page" text:ref-name="r26">32</text:bookmark-ref></text:span></text:span></text:p>
            </table:table-cell>
          </table:table-row>
        </table:table>
        <text:p text:style-name="P171">Method Detail</text:p>
        <text:p text:style-name="P174"><text:bookmark text:name="r23"/>to</text:p>
        <text:p text:style-name="P78"><text:span text:style-name="Code2">T </text:span><text:span text:style-name="Code2"><text:span text:style-name="T40">to</text:span></text:span><text:span text:style-name="Code2">(Class&lt;T&gt; cls)</text:span></text:p>
        <text:p text:style-name="P99">Specify the target object type for the conversion as a class object.</text:p>
        <text:p text:style-name="P102">Parameters:</text:p>
        <text:p text:style-name="P118"><text:span text:style-name="Code2">cls</text:span><text:span text:style-name="Default_20_Paragraph_20_Font"><text:span text:style-name="T37"> - The class to convert to.</text:span></text:span></text:p>
        <text:p text:style-name="P102">Returns:</text:p>
        <text:p text:style-name="P119">The converted object.</text:p>
        <text:p text:style-name="P120"/>
        <text:p text:style-name="P173"><text:bookmark text:name="r24"/>to</text:p>
        <text:p text:style-name="P78"><text:span text:style-name="Code2">T </text:span><text:span text:style-name="Code2"><text:span text:style-name="T40">to</text:span></text:span><text:span text:style-name="Code2">(</text:span><text:a xlink:type="simple" xlink:href="#r49" text:style-name="Internet_20_link" text:visited-style-name="Visited_20_Internet_20_Link"><text:span text:style-name="Code2"><text:span text:style-name="T44">TypeReference</text:span></text:span></text:a><text:span text:style-name="Code2">&lt;T&gt; ref)</text:span></text:p>
        <text:p text:style-name="P104"><text:span text:style-name="T37">Specify the target object type as a </text:span><text:a xlink:type="simple" xlink:href="#r49" text:style-name="Internet_20_link" text:visited-style-name="Visited_20_Internet_20_Link"><text:span text:style-name="Code2"><text:span text:style-name="T44">TypeReference</text:span></text:span></text:a><text:span text:style-name="Default_20_Paragraph_20_Font"><text:span text:style-name="T37">. If the target class carries generics information a TypeReference should be used as this preserves the generic information whereas a Class object has this information erased. Example use:</text:span></text:span></text:p>
        <text:p text:style-name="P100">  List result =<text:line-break/>      converter.convert(Arrays.asList(1,2,3)).<text:line-break/>          to(new TypeReference&lt;List&lt;String&gt;&gt;() {});</text:p>
        <text:p text:style-name="P102">Parameters:</text:p>
        <text:p text:style-name="P118"><text:span text:style-name="Code2">ref</text:span><text:span text:style-name="Default_20_Paragraph_20_Font"><text:span text:style-name="T37"> - A type reference to the object being converted to.</text:span></text:span></text:p>
        <text:p text:style-name="P102">Returns:</text:p>
        <text:p text:style-name="P119">The converted object.</text:p>
        <text:p text:style-name="P120"/>
        <text:p text:style-name="P173"><text:bookmark text:name="r25"/>to</text:p>
        <text:p text:style-name="P78"><text:span text:style-name="Code2">Object </text:span><text:span text:style-name="Code2"><text:span text:style-name="T40">to</text:span></text:span><text:span text:style-name="Code2">(Type type)</text:span></text:p>
        <text:p text:style-name="P99">Specify the target object type as a Java Refelection Type object.</text:p>
        <text:p text:style-name="P102"><text:soft-page-break/>Parameters:</text:p>
        <text:p text:style-name="P118"><text:span text:style-name="Code2">type</text:span><text:span text:style-name="Default_20_Paragraph_20_Font"><text:span text:style-name="T37"> - A Type object to represent the target type to be converted to.</text:span></text:span></text:p>
        <text:p text:style-name="P102">Returns:</text:p>
        <text:p text:style-name="P119">The converted object.</text:p>
        <text:p text:style-name="P120"/>
        <text:p text:style-name="P173"><text:bookmark text:name="r26"/>toString</text:p>
        <text:p text:style-name="P78"><text:span text:style-name="Code2">String </text:span><text:span text:style-name="Code2"><text:span text:style-name="T40">toString</text:span></text:span><text:span text:style-name="Code2">()</text:span></text:p>
        <text:p text:style-name="P99">Same as to(String.class)</text:p>
        <text:p text:style-name="P102">Overrides:</text:p>
        <text:p text:style-name="P118"><text:span text:style-name="Code2">toString</text:span><text:span text:style-name="Default_20_Paragraph_20_Font"><text:span text:style-name="T37"> in class </text:span></text:span><text:span text:style-name="Code2">Object</text:span></text:p>
        <text:p text:style-name="P102">Returns:</text:p>
        <text:p text:style-name="P119">The converted object.</text:p>
        <text:p text:style-name="P166"><text:bookmark text:name="r33"/>Interface Decoding</text:p>
        <text:p text:style-name="P79"><text:a xlink:type="simple" xlink:href="#r3" text:style-name="Internet_20_link" text:visited-style-name="Visited_20_Internet_20_Link"><text:span text:style-name="T47">org.osgi.service.converter</text:span></text:a></text:p>
        <text:p text:style-name="P107">Type Parameters:</text:p>
        <text:p text:style-name="P101"><text:bookmark text:name="r28"/><text:span text:style-name="Code2">T</text:span><text:span text:style-name="Default_20_Paragraph_20_Font"><text:span text:style-name="T37"> - The target type for the decoding operation.</text:span></text:span></text:p>
        <text:p text:style-name="P96"/>
        <text:p text:style-name="P121"><text:span text:style-name="Code2">public interface </text:span><text:span text:style-name="Code2"><text:span text:style-name="T40">Decoding</text:span></text:span></text:p>
        <text:p text:style-name="P73">Interface to specify the source of the decoding operation</text:p>
        <text:p text:style-name="P10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0"><text:span text:style-name="Summary_20_Heading_20_Font2"><text:span text:style-name="T16">Method Summary</text:span></text:span></text:p>
            </table:table-cell>
            <table:covered-table-cell/>
            <table:table-cell table:style-name="Table24.A1" office:value-type="string">
              <text:p text:style-name="P111"><text:span text:style-name="Page_20_Reference_20_Font"><text:span text:style-name="T23">Page</text:span></text:span></text:p>
            </table:table-cell>
          </table:table-row>
          <table:table-row table:style-name="Table24.1">
            <table:table-cell table:style-name="Table24.A2" office:value-type="string">
              <text:p text:style-name="P112"><text:a xlink:type="simple" xlink:href="#r28" text:style-name="Internet_20_link" text:visited-style-name="Visited_20_Internet_20_Link"><text:span text:style-name="Code_20_Small1"><text:span text:style-name="T44">T</text:span></text:span></text:a></text:p>
            </table:table-cell>
            <table:table-cell table:style-name="Table24.A2" office:value-type="string">
              <text:p text:style-name="P115"><text:a xlink:type="simple" xlink:href="#r29" text:style-name="Internet_20_link" text:visited-style-name="Visited_20_Internet_20_Link"><text:span text:style-name="Code2"><text:span text:style-name="T46">from</text:span></text:span></text:a><text:span text:style-name="Code2"><text:span text:style-name="T16">(InputStream in)</text:span></text:span></text:p>
              <text:p text:style-name="P116">Use an input stream as the source of the decoding operation.</text:p>
            </table:table-cell>
            <table:table-cell table:style-name="Table24.C2" office:value-type="string">
              <text:p text:style-name="P113"><text:span text:style-name="Page_20_Reference_20_Font"><text:span text:style-name="T16"><text:bookmark-ref text:reference-format="page" text:ref-name="r29">33</text:bookmark-ref></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44">T</text:span></text:span></text:a></text:p>
            </table:table-cell>
            <table:table-cell table:style-name="Table24.A3" office:value-type="string">
              <text:p text:style-name="P115"><text:a xlink:type="simple" xlink:href="#r30" text:style-name="Internet_20_link" text:visited-style-name="Visited_20_Internet_20_Link"><text:span text:style-name="Code2"><text:span text:style-name="T46">from</text:span></text:span></text:a><text:span text:style-name="Code2"><text:span text:style-name="T16">(InputStream in, Charset charset)</text:span></text:span></text:p>
              <text:p text:style-name="P116">Use an input stream as the source of the decoding operation.</text:p>
            </table:table-cell>
            <table:table-cell table:style-name="Table24.C3" office:value-type="string">
              <text:p text:style-name="P113"><text:span text:style-name="Page_20_Reference_20_Font"><text:span text:style-name="T16"><text:bookmark-ref text:reference-format="page" text:ref-name="r30">33</text:bookmark-ref></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44">T</text:span></text:span></text:a></text:p>
            </table:table-cell>
            <table:table-cell table:style-name="Table24.A3" office:value-type="string">
              <text:p text:style-name="P115"><text:a xlink:type="simple" xlink:href="#r32" text:style-name="Internet_20_link" text:visited-style-name="Visited_20_Internet_20_Link"><text:span text:style-name="Code2"><text:span text:style-name="T46">from</text:span></text:span></text:a><text:span text:style-name="Code2"><text:span text:style-name="T16">(CharSequence in)</text:span></text:span></text:p>
              <text:p text:style-name="P116">Use a Char Sequence as the source of the decoding operation.</text:p>
            </table:table-cell>
            <table:table-cell table:style-name="Table24.C3" office:value-type="string">
              <text:p text:style-name="P113"><text:span text:style-name="Page_20_Reference_20_Font"><text:span text:style-name="T16"><text:bookmark-ref text:reference-format="page" text:ref-name="r32">34</text:bookmark-ref></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44">T</text:span></text:span></text:a></text:p>
            </table:table-cell>
            <table:table-cell table:style-name="Table24.A3" office:value-type="string">
              <text:p text:style-name="P115"><text:a xlink:type="simple" xlink:href="#r31" text:style-name="Internet_20_link" text:visited-style-name="Visited_20_Internet_20_Link"><text:span text:style-name="Code2"><text:span text:style-name="T46">from</text:span></text:span></text:a><text:span text:style-name="Code2"><text:span text:style-name="T16">(Readable in)</text:span></text:span></text:p>
              <text:p text:style-name="P116">Use a Readable as the source of the decoding operation.</text:p>
            </table:table-cell>
            <table:table-cell table:style-name="Table24.C3" office:value-type="string">
              <text:p text:style-name="P113"><text:span text:style-name="Page_20_Reference_20_Font"><text:span text:style-name="T16"><text:bookmark-ref text:reference-format="page" text:ref-name="r31">33</text:bookmark-ref></text:span></text:span></text:p>
            </table:table-cell>
          </table:table-row>
        </table:table>
        <text:p text:style-name="P171">Method Detail</text:p>
        <text:p text:style-name="P174"><text:bookmark text:name="r29"/>from</text:p>
        <text:p text:style-name="P78"><text:a xlink:type="simple" xlink:href="#r28"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InputStream in)</text:span></text:p>
        <text:p text:style-name="P99">Use an input stream as the source of the decoding operation. As encoding UTF-8 is used.</text:p>
        <text:p text:style-name="P102">Parameters:</text:p>
        <text:p text:style-name="P118"><text:span text:style-name="Code2">in</text:span><text:span text:style-name="Default_20_Paragraph_20_Font"><text:span text:style-name="T37"> - The stream to use.</text:span></text:span></text:p>
        <text:p text:style-name="P102">Returns:</text:p>
        <text:p text:style-name="P119">the decoded object.</text:p>
        <text:p text:style-name="P120"/>
        <text:p text:style-name="P173"><text:bookmark text:name="r30"/>from</text:p>
        <text:p text:style-name="P78"><text:a xlink:type="simple" xlink:href="#r28"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InputStream in,<text:line-break/>       Charset charset)</text:span></text:p>
        <text:p text:style-name="P99">Use an input stream as the source of the decoding operation.</text:p>
        <text:p text:style-name="P102">Parameters:</text:p>
        <text:p text:style-name="P118"><text:span text:style-name="Code2">in</text:span><text:span text:style-name="Default_20_Paragraph_20_Font"><text:span text:style-name="T37"> - The stream to use.</text:span></text:span></text:p>
        <text:p text:style-name="P118"><text:span text:style-name="Code2">charset</text:span><text:span text:style-name="Default_20_Paragraph_20_Font"><text:span text:style-name="T37"> - The character set to use.</text:span></text:span></text:p>
        <text:p text:style-name="P102">Returns:</text:p>
        <text:p text:style-name="P119">the decoded object.</text:p>
        <text:p text:style-name="P120"/>
        <text:p text:style-name="P173"><text:bookmark text:name="r31"/>from</text:p>
        <text:p text:style-name="P78"><text:a xlink:type="simple" xlink:href="#r28"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Readable in)</text:span></text:p>
        <text:p text:style-name="P99">Use a Readable as the source of the decoding operation.</text:p>
        <text:p text:style-name="P102"><text:soft-page-break/>Parameters:</text:p>
        <text:p text:style-name="P118"><text:span text:style-name="Code2">in</text:span><text:span text:style-name="Default_20_Paragraph_20_Font"><text:span text:style-name="T37"> - The readable to use.</text:span></text:span></text:p>
        <text:p text:style-name="P102">Returns:</text:p>
        <text:p text:style-name="P119">the decoded object.</text:p>
        <text:p text:style-name="P120"/>
        <text:p text:style-name="P173"><text:bookmark text:name="r32"/>from</text:p>
        <text:p text:style-name="P78"><text:a xlink:type="simple" xlink:href="#r28"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CharSequence in)</text:span></text:p>
        <text:p text:style-name="P99">Use a Char Sequence as the source of the decoding operation.</text:p>
        <text:p text:style-name="P102">Parameters:</text:p>
        <text:p text:style-name="P118"><text:span text:style-name="Code2">in</text:span><text:span text:style-name="Default_20_Paragraph_20_Font"><text:span text:style-name="T37"> - The char sequence to use.</text:span></text:span></text:p>
        <text:p text:style-name="P102">Returns:</text:p>
        <text:p text:style-name="P119">the decoded object.</text:p>
        <text:p text:style-name="P167"><text:bookmark text:name="r39"/>Interface Encoding</text:p>
        <text:p text:style-name="P106"><text:a xlink:type="simple" xlink:href="#r3" text:style-name="Internet_20_link" text:visited-style-name="Visited_20_Internet_20_Link"><text:span text:style-name="T47">org.osgi.service.converter</text:span></text:a></text:p>
        <text:p text:style-name="P96"/>
        <text:p text:style-name="P121"><text:span text:style-name="Code2">public interface </text:span><text:span text:style-name="Code2"><text:span text:style-name="T40">Encoding</text:span></text:span></text:p>
        <text:p text:style-name="P73">Interface to specify the target of the encoding operation.</text:p>
        <text:p text:style-name="P10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0"><text:span text:style-name="Summary_20_Heading_20_Font2"><text:span text:style-name="T16">Method Summary</text:span></text:span></text:p>
            </table:table-cell>
            <table:covered-table-cell/>
            <table:table-cell table:style-name="Table26.A1" office:value-type="string">
              <text:p text:style-name="P111"><text:span text:style-name="Page_20_Reference_20_Font"><text:span text:style-name="T23">Page</text:span></text:span></text:p>
            </table:table-cell>
          </table:table-row>
          <table:table-row table:style-name="Table26.1">
            <table:table-cell table:style-name="Table26.A2" office:value-type="string">
              <text:p text:style-name="P112"><text:a xlink:type="simple" xlink:href="#r39" text:style-name="Internet_20_link" text:visited-style-name="Visited_20_Internet_20_Link"><text:span text:style-name="Code_20_Small1"><text:span text:style-name="T44">Encoding</text:span></text:span></text:a></text:p>
            </table:table-cell>
            <table:table-cell table:style-name="Table26.A2" office:value-type="string">
              <text:p text:style-name="P115"><text:a xlink:type="simple" xlink:href="#r34" text:style-name="Internet_20_link" text:visited-style-name="Visited_20_Internet_20_Link"><text:span text:style-name="Code2"><text:span text:style-name="T46">pretty</text:span></text:span></text:a><text:span text:style-name="Code2"><text:span text:style-name="T16">()</text:span></text:span></text:p>
              <text:p text:style-name="P116">Specify that the encoded output should be formatted to look 'pretty', which may make it easier for humans to read.</text:p>
            </table:table-cell>
            <table:table-cell table:style-name="Table26.C2" office:value-type="string">
              <text:p text:style-name="P113"><text:span text:style-name="Page_20_Reference_20_Font"><text:span text:style-name="T16"><text:bookmark-ref text:reference-format="page" text:ref-name="r34">35</text:bookmark-ref></text:span></text:span></text:p>
            </table:table-cell>
          </table:table-row>
          <table:table-row table:style-name="Table26.1">
            <table:table-cell table:style-name="Table26.A3" office:value-type="string">
              <text:p text:style-name="P114"><text:span text:style-name="Code_20_Small1"><text:span text:style-name="T16">void</text:span></text:span></text:p>
            </table:table-cell>
            <table:table-cell table:style-name="Table26.A3" office:value-type="string">
              <text:p text:style-name="P115"><text:a xlink:type="simple" xlink:href="#r35" text:style-name="Internet_20_link" text:visited-style-name="Visited_20_Internet_20_Link"><text:span text:style-name="Code2"><text:span text:style-name="T46">to</text:span></text:span></text:a><text:span text:style-name="Code2"><text:span text:style-name="T16">(OutputStream out)</text:span></text:span></text:p>
              <text:p text:style-name="P116">Use an output stream as the target of the encoding operation.</text:p>
            </table:table-cell>
            <table:table-cell table:style-name="Table26.C3" office:value-type="string">
              <text:p text:style-name="P113"><text:span text:style-name="Page_20_Reference_20_Font"><text:span text:style-name="T16"><text:bookmark-ref text:reference-format="page" text:ref-name="r35">35</text:bookmark-ref></text:span></text:span></text:p>
            </table:table-cell>
          </table:table-row>
          <table:table-row table:style-name="Table26.1">
            <table:table-cell table:style-name="Table26.A3" office:value-type="string">
              <text:p text:style-name="P114"><text:span text:style-name="Code_20_Small1"><text:span text:style-name="T16">void</text:span></text:span></text:p>
            </table:table-cell>
            <table:table-cell table:style-name="Table26.A3" office:value-type="string">
              <text:p text:style-name="P115"><text:a xlink:type="simple" xlink:href="#r36" text:style-name="Internet_20_link" text:visited-style-name="Visited_20_Internet_20_Link"><text:span text:style-name="Code2"><text:span text:style-name="T46">to</text:span></text:span></text:a><text:span text:style-name="Code2"><text:span text:style-name="T16">(OutputStream out, Charset charset)</text:span></text:span></text:p>
              <text:p text:style-name="P116">Use an output stream as the target of the encoding operation.</text:p>
            </table:table-cell>
            <table:table-cell table:style-name="Table26.C3" office:value-type="string">
              <text:p text:style-name="P113"><text:span text:style-name="Page_20_Reference_20_Font"><text:span text:style-name="T16"><text:bookmark-ref text:reference-format="page" text:ref-name="r36">35</text:bookmark-ref></text:span></text:span></text:p>
            </table:table-cell>
          </table:table-row>
          <table:table-row table:style-name="Table26.1">
            <table:table-cell table:style-name="Table26.A3" office:value-type="string">
              <text:p text:style-name="P114"><text:span text:style-name="Code_20_Small1"><text:span text:style-name="T16">Appendable</text:span></text:span></text:p>
            </table:table-cell>
            <table:table-cell table:style-name="Table26.A3" office:value-type="string">
              <text:p text:style-name="P115"><text:a xlink:type="simple" xlink:href="#r37" text:style-name="Internet_20_link" text:visited-style-name="Visited_20_Internet_20_Link"><text:span text:style-name="Code2"><text:span text:style-name="T46">to</text:span></text:span></text:a><text:span text:style-name="Code2"><text:span text:style-name="T16">(Appendable out)</text:span></text:span></text:p>
              <text:p text:style-name="P116">Encode the object and append the result to an appendable.</text:p>
            </table:table-cell>
            <table:table-cell table:style-name="Table26.C3" office:value-type="string">
              <text:p text:style-name="P113"><text:span text:style-name="Page_20_Reference_20_Font"><text:span text:style-name="T16"><text:bookmark-ref text:reference-format="page" text:ref-name="r37">36</text:bookmark-ref></text:span></text:span></text:p>
            </table:table-cell>
          </table:table-row>
          <table:table-row table:style-name="Table26.1">
            <table:table-cell table:style-name="Table26.A3" office:value-type="string">
              <text:p text:style-name="P114"><text:span text:style-name="Code_20_Small1"><text:span text:style-name="T16">String</text:span></text:span></text:p>
            </table:table-cell>
            <table:table-cell table:style-name="Table26.A3" office:value-type="string">
              <text:p text:style-name="P115"><text:a xlink:type="simple" xlink:href="#r38" text:style-name="Internet_20_link" text:visited-style-name="Visited_20_Internet_20_Link"><text:span text:style-name="Code2"><text:span text:style-name="T46">toString</text:span></text:span></text:a><text:span text:style-name="Code2"><text:span text:style-name="T16">()</text:span></text:span></text:p>
              <text:p text:style-name="P116">Encode the object and return the result as a string.</text:p>
            </table:table-cell>
            <table:table-cell table:style-name="Table26.C3" office:value-type="string">
              <text:p text:style-name="P113"><text:span text:style-name="Page_20_Reference_20_Font"><text:span text:style-name="T16"><text:bookmark-ref text:reference-format="page" text:ref-name="r38">36</text:bookmark-ref></text:span></text:span></text:p>
            </table:table-cell>
          </table:table-row>
        </table:table>
        <text:p text:style-name="P171">Method Detail</text:p>
        <text:p text:style-name="P174"><text:bookmark text:name="r34"/>pretty</text:p>
        <text:p text:style-name="P78"><text:a xlink:type="simple" xlink:href="#r39" text:style-name="Internet_20_link" text:visited-style-name="Visited_20_Internet_20_Link"><text:span text:style-name="Code2"><text:span text:style-name="T44">Encoding</text:span></text:span></text:a><text:span text:style-name="Code2"> </text:span><text:span text:style-name="Code2"><text:span text:style-name="T40">pretty</text:span></text:span><text:span text:style-name="Code2">()</text:span></text:p>
        <text:p text:style-name="P99">Specify that the encoded output should be formatted to look 'pretty', which may make it easier for humans to read. If not specified, the encoded output should be formatted to be compact, so save space.</text:p>
        <text:p text:style-name="P102">Returns:</text:p>
        <text:p text:style-name="P119">This Encoding object to allow further invocations on it.</text:p>
        <text:p text:style-name="P120"/>
        <text:p text:style-name="P173"><text:bookmark text:name="r35"/>to</text:p>
        <text:p text:style-name="P78"><text:span text:style-name="Code2">void </text:span><text:span text:style-name="Code2"><text:span text:style-name="T40">to</text:span></text:span><text:span text:style-name="Code2">(OutputStream out)<text:line-break/>        throws IOException</text:span></text:p>
        <text:p text:style-name="P99">Use an output stream as the target of the encoding operation. UTF-8 will be used.</text:p>
        <text:p text:style-name="P102">Parameters:</text:p>
        <text:p text:style-name="P118"><text:span text:style-name="Code2">out</text:span><text:span text:style-name="Default_20_Paragraph_20_Font"><text:span text:style-name="T37"> - The output stream to use.</text:span></text:span></text:p>
        <text:p text:style-name="P102">Throws:</text:p>
        <text:p text:style-name="P118"><text:span text:style-name="Code2">IOException</text:span></text:p>
        <text:p text:style-name="P120"/>
        <text:p text:style-name="P173"><text:bookmark text:name="r36"/>to</text:p>
        <text:p text:style-name="P78"><text:span text:style-name="Code2">void </text:span><text:span text:style-name="Code2"><text:span text:style-name="T40">to</text:span></text:span><text:span text:style-name="Code2">(OutputStream out,<text:line-break/>        Charset charset)<text:line-break/>        throws IOException</text:span></text:p>
        <text:p text:style-name="P99">Use an output stream as the target of the encoding operation.</text:p>
        <text:p text:style-name="P102"><text:soft-page-break/>Parameters:</text:p>
        <text:p text:style-name="P118"><text:span text:style-name="Code2">out</text:span><text:span text:style-name="Default_20_Paragraph_20_Font"><text:span text:style-name="T37"> - The output stream to use.</text:span></text:span></text:p>
        <text:p text:style-name="P118"><text:span text:style-name="Code2">charset</text:span><text:span text:style-name="Default_20_Paragraph_20_Font"><text:span text:style-name="T37"> - The character set to use.</text:span></text:span></text:p>
        <text:p text:style-name="P102">Throws:</text:p>
        <text:p text:style-name="P118"><text:span text:style-name="Code2">IOException</text:span></text:p>
        <text:p text:style-name="P120"/>
        <text:p text:style-name="P173"><text:bookmark text:name="r37"/>to</text:p>
        <text:p text:style-name="P78"><text:span text:style-name="Code2">Appendable </text:span><text:span text:style-name="Code2"><text:span text:style-name="T40">to</text:span></text:span><text:span text:style-name="Code2">(Appendable out)</text:span></text:p>
        <text:p text:style-name="P99">Encode the object and append the result to an appendable.</text:p>
        <text:p text:style-name="P102">Parameters:</text:p>
        <text:p text:style-name="P118"><text:span text:style-name="Code2">out</text:span><text:span text:style-name="Default_20_Paragraph_20_Font"><text:span text:style-name="T37"> - The appendable object to use.</text:span></text:span></text:p>
        <text:p text:style-name="P102">Returns:</text:p>
        <text:p text:style-name="P119">The appendable object provided in, which allows further appends to it be done in a fluent programming style.</text:p>
        <text:p text:style-name="P120"/>
        <text:p text:style-name="P173"><text:bookmark text:name="r38"/>toString</text:p>
        <text:p text:style-name="P78"><text:span text:style-name="Code2">String </text:span><text:span text:style-name="Code2"><text:span text:style-name="T40">toString</text:span></text:span><text:span text:style-name="Code2">()</text:span></text:p>
        <text:p text:style-name="P99">Encode the object and return the result as a string.</text:p>
        <text:p text:style-name="P102">Overrides:</text:p>
        <text:p text:style-name="P118"><text:span text:style-name="Code2">toString</text:span><text:span text:style-name="Default_20_Paragraph_20_Font"><text:span text:style-name="T37"> in class </text:span></text:span><text:span text:style-name="Code2">Object</text:span></text:p>
        <text:p text:style-name="P102">Returns:</text:p>
        <text:p text:style-name="P119">The encoded object.</text:p>
        <text:p text:style-name="P168"><text:bookmark text:name="r45"/>Class Rule</text:p>
        <text:p text:style-name="P106"><text:a xlink:type="simple" xlink:href="#r3" text:style-name="Internet_20_link" text:visited-style-name="Visited_20_Internet_20_Link"><text:span text:style-name="T47">org.osgi.service.converter</text:span></text:a></text:p>
        <text:p text:style-name="P97"><text:span text:style-name="Code2">java.lang.Object</text:span></text:p>
        <text:p text:style-name="P78"><text:span text:style-name="Code2">  </text:span><text:span text:style-name="Code2"><draw:frame draw:style-name="fr3" text:anchor-type="as-char" svg:width="0.397cm" svg:height="0.37cm" draw:z-index="22"><draw:image xlink:href="Pictures/100002000000000F0000000E443DCD33.png" xlink:type="simple" xlink:show="embed" xlink:actuate="onLoad"/></draw:frame></text:span><text:span text:style-name="Code2"><text:span text:style-name="T40">org.osgi.service.converter.Rule</text:span></text:span></text:p>
        <text:p text:style-name="P107">Type Parameters:</text:p>
        <text:p text:style-name="P101"><text:bookmark text:name="r40"/><text:span text:style-name="Code2">F</text:span><text:span text:style-name="Default_20_Paragraph_20_Font"><text:span text:style-name="T37"> - The type to convert from.</text:span></text:span></text:p>
        <text:p text:style-name="P101"><text:bookmark text:name="r41"/><text:span text:style-name="Code2">T</text:span><text:span text:style-name="Default_20_Paragraph_20_Font"><text:span text:style-name="T37"> - The type to convert to.</text:span></text:span></text:p>
        <text:p text:style-name="P96"/>
        <text:p text:style-name="P108"><text:span text:style-name="Code2">public class </text:span><text:span text:style-name="Code2"><text:span text:style-name="T40">Rule</text:span></text:span></text:p>
        <text:p text:style-name="P78"><text:span text:style-name="Code2">extends Object</text:span></text:p>
        <text:p text:style-name="P73">A rule is a data entity can hold all the information needed to specify a custom conversion for use by an @{link Adapter}.</text:p>
        <text:p text:style-name="P109"/>
        <table:table table:name="Table28" table:style-name="Table28">
          <table:table-column table:style-name="Table28.A"/>
          <table:table-column table:style-name="Table28.B"/>
          <table:table-row table:style-name="Table28.1">
            <table:table-cell table:style-name="Table28.A1" office:value-type="string">
              <text:p text:style-name="P110"><text:span text:style-name="Summary_20_Heading_20_Font2"><text:span text:style-name="T16">Constructor Summary</text:span></text:span></text:p>
            </table:table-cell>
            <table:table-cell table:style-name="Table28.A1" office:value-type="string">
              <text:p text:style-name="P111"><text:span text:style-name="Page_20_Reference_20_Font"><text:span text:style-name="T23">Page</text:span></text:span></text:p>
            </table:table-cell>
          </table:table-row>
          <table:table-row table:style-name="Table28.1">
            <table:table-cell table:style-name="Table28.A2" office:value-type="string">
              <text:p text:style-name="P115"><text:a xlink:type="simple" xlink:href="#r42" text:style-name="Internet_20_link" text:visited-style-name="Visited_20_Internet_20_Link"><text:span text:style-name="Code2"><text:span text:style-name="T46">Rule</text:span></text:span></text:a><text:span text:style-name="Code2"><text:span text:style-name="T16">(Function&lt;</text:span></text:span><text:a xlink:type="simple" xlink:href="#r40" text:style-name="Internet_20_link" text:visited-style-name="Visited_20_Internet_20_Link"><text:span text:style-name="Code2"><text:span text:style-name="T44">F</text:span></text:span></text:a><text:span text:style-name="Code2"><text:span text:style-name="T16">,</text:span></text:span><text:a xlink:type="simple" xlink:href="#r41" text:style-name="Internet_20_link" text:visited-style-name="Visited_20_Internet_20_Link"><text:span text:style-name="Code2"><text:span text:style-name="T44">T</text:span></text:span></text:a><text:span text:style-name="Code2"><text:span text:style-name="T16">&gt; to, Function&lt;</text:span></text:span><text:a xlink:type="simple" xlink:href="#r41" text:style-name="Internet_20_link" text:visited-style-name="Visited_20_Internet_20_Link"><text:span text:style-name="Code2"><text:span text:style-name="T44">T</text:span></text:span></text:a><text:span text:style-name="Code2"><text:span text:style-name="T16">,</text:span></text:span><text:a xlink:type="simple" xlink:href="#r40" text:style-name="Internet_20_link" text:visited-style-name="Visited_20_Internet_20_Link"><text:span text:style-name="Code2"><text:span text:style-name="T44">F</text:span></text:span></text:a><text:span text:style-name="Code2"><text:span text:style-name="T16">&gt; from)</text:span></text:span></text:p>
              <text:p text:style-name="P116">Specify the functions to do the conversions in both directions.</text:p>
            </table:table-cell>
            <table:table-cell table:style-name="Table28.B2" office:value-type="string">
              <text:p text:style-name="P113"><text:span text:style-name="Page_20_Reference_20_Font"><text:span text:style-name="T16"><text:bookmark-ref text:reference-format="page" text:ref-name="r42">37</text:bookmark-ref></text:span></text:span></text:p>
            </table:table-cell>
          </table:table-row>
        </table:table>
        <text:p text:style-name="P72"/>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0"><text:span text:style-name="Summary_20_Heading_20_Font2"><text:span text:style-name="T16">Method Summary</text:span></text:span></text:p>
            </table:table-cell>
            <table:covered-table-cell/>
            <table:table-cell table:style-name="Table29.A1" office:value-type="string">
              <text:p text:style-name="P111"><text:span text:style-name="Page_20_Reference_20_Font"><text:span text:style-name="T23">Page</text:span></text:span></text:p>
            </table:table-cell>
          </table:table-row>
          <table:table-row table:style-name="Table29.1">
            <table:table-cell table:style-name="Table29.A2" office:value-type="string">
              <text:p text:style-name="P112"><text:span text:style-name="Code_20_Small1"><text:span text:style-name="T16">Function&lt;</text:span></text:span><text:a xlink:type="simple" xlink:href="#r41" text:style-name="Internet_20_link" text:visited-style-name="Visited_20_Internet_20_Link"><text:span text:style-name="Code_20_Small1"><text:span text:style-name="T44">T</text:span></text:span></text:a><text:span text:style-name="Code_20_Small1"><text:span text:style-name="T16">,</text:span></text:span><text:a xlink:type="simple" xlink:href="#r40" text:style-name="Internet_20_link" text:visited-style-name="Visited_20_Internet_20_Link"><text:span text:style-name="Code_20_Small1"><text:span text:style-name="T44">F</text:span></text:span></text:a><text:span text:style-name="Code_20_Small1"><text:span text:style-name="T16">&gt;</text:span></text:span></text:p>
            </table:table-cell>
            <table:table-cell table:style-name="Table29.A2" office:value-type="string">
              <text:p text:style-name="P115"><text:a xlink:type="simple" xlink:href="#r44" text:style-name="Internet_20_link" text:visited-style-name="Visited_20_Internet_20_Link"><text:span text:style-name="Code2"><text:span text:style-name="T46">getFromFunction</text:span></text:span></text:a><text:span text:style-name="Code2"><text:span text:style-name="T16">()</text:span></text:span></text:p>
              <text:p text:style-name="P116">Obtain the reverse conversion function.</text:p>
            </table:table-cell>
            <table:table-cell table:style-name="Table29.C2" office:value-type="string">
              <text:p text:style-name="P113"><text:span text:style-name="Page_20_Reference_20_Font"><text:span text:style-name="T16"><text:bookmark-ref text:reference-format="page" text:ref-name="r44">38</text:bookmark-ref></text:span></text:span></text:p>
            </table:table-cell>
          </table:table-row>
          <table:table-row table:style-name="Table29.1">
            <table:table-cell table:style-name="Table29.A3" office:value-type="string">
              <text:p text:style-name="P112"><text:span text:style-name="Code_20_Small1"><text:span text:style-name="T16">Function&lt;</text:span></text:span><text:a xlink:type="simple" xlink:href="#r40" text:style-name="Internet_20_link" text:visited-style-name="Visited_20_Internet_20_Link"><text:span text:style-name="Code_20_Small1"><text:span text:style-name="T44">F</text:span></text:span></text:a><text:span text:style-name="Code_20_Small1"><text:span text:style-name="T16">,</text:span></text:span><text:a xlink:type="simple" xlink:href="#r41" text:style-name="Internet_20_link" text:visited-style-name="Visited_20_Internet_20_Link"><text:span text:style-name="Code_20_Small1"><text:span text:style-name="T44">T</text:span></text:span></text:a><text:span text:style-name="Code_20_Small1"><text:span text:style-name="T16">&gt;</text:span></text:span></text:p>
            </table:table-cell>
            <table:table-cell table:style-name="Table29.A3" office:value-type="string">
              <text:p text:style-name="P115"><text:a xlink:type="simple" xlink:href="#r43" text:style-name="Internet_20_link" text:visited-style-name="Visited_20_Internet_20_Link"><text:span text:style-name="Code2"><text:span text:style-name="T46">getToFunction</text:span></text:span></text:a><text:span text:style-name="Code2"><text:span text:style-name="T16">()</text:span></text:span></text:p>
              <text:p text:style-name="P116">Obtain the conversion function.</text:p>
            </table:table-cell>
            <table:table-cell table:style-name="Table29.C3" office:value-type="string">
              <text:p text:style-name="P113"><text:span text:style-name="Page_20_Reference_20_Font"><text:span text:style-name="T16"><text:bookmark-ref text:reference-format="page" text:ref-name="r43">37</text:bookmark-ref></text:span></text:span></text:p>
            </table:table-cell>
          </table:table-row>
        </table:table>
        <text:p text:style-name="P171">Constructor Detail</text:p>
        <text:p text:style-name="P174"><text:bookmark text:name="r42"/>Rule</text:p>
        <text:p text:style-name="P78"><text:span text:style-name="Code2">public </text:span><text:span text:style-name="Code2"><text:span text:style-name="T40">Rule</text:span></text:span><text:span text:style-name="Code2">(Function&lt;</text:span><text:a xlink:type="simple" xlink:href="#r40" text:style-name="Internet_20_link" text:visited-style-name="Visited_20_Internet_20_Link"><text:span text:style-name="Code2"><text:span text:style-name="T44">F</text:span></text:span></text:a><text:span text:style-name="Code2">,</text:span><text:a xlink:type="simple" xlink:href="#r41" text:style-name="Internet_20_link" text:visited-style-name="Visited_20_Internet_20_Link"><text:span text:style-name="Code2"><text:span text:style-name="T44">T</text:span></text:span></text:a><text:span text:style-name="Code2">&gt; to,<text:line-break/>            Function&lt;</text:span><text:a xlink:type="simple" xlink:href="#r41" text:style-name="Internet_20_link" text:visited-style-name="Visited_20_Internet_20_Link"><text:span text:style-name="Code2"><text:span text:style-name="T44">T</text:span></text:span></text:a><text:span text:style-name="Code2">,</text:span><text:a xlink:type="simple" xlink:href="#r40" text:style-name="Internet_20_link" text:visited-style-name="Visited_20_Internet_20_Link"><text:span text:style-name="Code2"><text:span text:style-name="T44">F</text:span></text:span></text:a><text:span text:style-name="Code2">&gt; from)</text:span></text:p>
        <text:p text:style-name="P99">Specify the functions to do the conversions in both directions.</text:p>
        <text:p text:style-name="P102">Parameters:</text:p>
        <text:p text:style-name="P118"><text:span text:style-name="Code2">to</text:span><text:span text:style-name="Default_20_Paragraph_20_Font"><text:span text:style-name="T37"> - The function that performs the conversion.</text:span></text:span></text:p>
        <text:p text:style-name="P118"><text:span text:style-name="Code2">from</text:span><text:span text:style-name="Default_20_Paragraph_20_Font"><text:span text:style-name="T37"> - The function that performs the reverse conversion.</text:span></text:span></text:p>
        <text:p text:style-name="P171">Method Detail</text:p>
        <text:p text:style-name="P174"><text:bookmark text:name="r43"/>getToFunction</text:p>
        <text:p text:style-name="P78"><text:span text:style-name="Code2">public Function&lt;</text:span><text:a xlink:type="simple" xlink:href="#r40" text:style-name="Internet_20_link" text:visited-style-name="Visited_20_Internet_20_Link"><text:span text:style-name="Code2"><text:span text:style-name="T44">F</text:span></text:span></text:a><text:span text:style-name="Code2">,</text:span><text:a xlink:type="simple" xlink:href="#r41" text:style-name="Internet_20_link" text:visited-style-name="Visited_20_Internet_20_Link"><text:span text:style-name="Code2"><text:span text:style-name="T44">T</text:span></text:span></text:a><text:span text:style-name="Code2">&gt; </text:span><text:span text:style-name="Code2"><text:span text:style-name="T40">getToFunction</text:span></text:span><text:span text:style-name="Code2">()</text:span></text:p>
        <text:p text:style-name="P99">Obtain the conversion function.</text:p>
        <text:p text:style-name="P102">Returns:</text:p>
        <text:p text:style-name="P119">The conversion function.</text:p>
        <text:p text:style-name="P120"/>
        <text:p text:style-name="P173"><text:bookmark text:name="r44"/><text:soft-page-break/>getFromFunction</text:p>
        <text:p text:style-name="P78"><text:span text:style-name="Code2">public Function&lt;</text:span><text:a xlink:type="simple" xlink:href="#r41" text:style-name="Internet_20_link" text:visited-style-name="Visited_20_Internet_20_Link"><text:span text:style-name="Code2"><text:span text:style-name="T44">T</text:span></text:span></text:a><text:span text:style-name="Code2">,</text:span><text:a xlink:type="simple" xlink:href="#r40" text:style-name="Internet_20_link" text:visited-style-name="Visited_20_Internet_20_Link"><text:span text:style-name="Code2"><text:span text:style-name="T44">F</text:span></text:span></text:a><text:span text:style-name="Code2">&gt; </text:span><text:span text:style-name="Code2"><text:span text:style-name="T40">getFromFunction</text:span></text:span><text:span text:style-name="Code2">()</text:span></text:p>
        <text:p text:style-name="P99">Obtain the reverse conversion function.</text:p>
        <text:p text:style-name="P102">Returns:</text:p>
        <text:p text:style-name="P119">The reverse conversion function.</text:p>
        <text:p text:style-name="P169"><text:bookmark text:name="r49"/>Class TypeReference</text:p>
        <text:p text:style-name="P106"><text:a xlink:type="simple" xlink:href="#r3" text:style-name="Internet_20_link" text:visited-style-name="Visited_20_Internet_20_Link"><text:span text:style-name="T47">org.osgi.service.converter</text:span></text:a></text:p>
        <text:p text:style-name="P97"><text:span text:style-name="Code2">java.lang.Object</text:span></text:p>
        <text:p text:style-name="P78"><text:span text:style-name="Code2">  </text:span><text:span text:style-name="Code2"><draw:frame draw:style-name="fr3" draw:name="graphics2" text:anchor-type="as-char" svg:width="0.397cm" svg:height="0.37cm" draw:z-index="23"><draw:image xlink:href="Pictures/100002000000000F0000000E443DCD33.png" xlink:type="simple" xlink:show="embed" xlink:actuate="onLoad"/></draw:frame></text:span><text:span text:style-name="Code2"><text:span text:style-name="T40">org.osgi.service.converter.TypeReference</text:span></text:span></text:p>
        <text:p text:style-name="P107">Type Parameters:</text:p>
        <text:p text:style-name="P101"><text:bookmark text:name="r46"/><text:span text:style-name="Code2">T</text:span><text:span text:style-name="Default_20_Paragraph_20_Font"><text:span text:style-name="T37"> - The target type for the conversion.</text:span></text:span></text:p>
        <text:p text:style-name="P96"/>
        <text:p text:style-name="P108"><text:span text:style-name="Code2">public class </text:span><text:span text:style-name="Code2"><text:span text:style-name="T40">TypeReference</text:span></text:span></text:p>
        <text:p text:style-name="P78"><text:span text:style-name="Code2">extends Object</text:span></text:p>
        <text:p text:style-name="P122">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p>
        <text:p text:style-name="P123">  List result =<text:line-break/>      converter.convert(Arrays.asList(1,2,3)).<text:line-break/>          to(new TypeReference&lt;List&lt;String&gt;&gt;() {});</text:p>
        <text:p text:style-name="P12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0"><text:span text:style-name="Summary_20_Heading_20_Font2"><text:span text:style-name="T16">Constructor Summary</text:span></text:span></text:p>
            </table:table-cell>
            <table:covered-table-cell/>
            <table:table-cell table:style-name="Table31.A1" office:value-type="string">
              <text:p text:style-name="P111"><text:span text:style-name="Page_20_Reference_20_Font"><text:span text:style-name="T23">Page</text:span></text:span></text:p>
            </table:table-cell>
          </table:table-row>
          <table:table-row table:style-name="Table31.1">
            <table:table-cell table:style-name="Table31.A2" office:value-type="string">
              <text:p text:style-name="P114"><text:span text:style-name="Code_20_Small1"><text:span text:style-name="T16">protected</text:span></text:span></text:p>
            </table:table-cell>
            <table:table-cell table:style-name="Table31.A2" office:value-type="string">
              <text:p text:style-name="P115"><text:a xlink:type="simple" xlink:href="#r47" text:style-name="Internet_20_link" text:visited-style-name="Visited_20_Internet_20_Link"><text:span text:style-name="Code2"><text:span text:style-name="T46">TypeReference</text:span></text:span></text:a><text:span text:style-name="Code2"><text:span text:style-name="T16">()</text:span></text:span></text:p>
              <text:p text:style-name="P117"><text:span text:style-name="T25">A </text:span><text:a xlink:type="simple" xlink:href="#r49" text:style-name="Internet_20_link" text:visited-style-name="Visited_20_Internet_20_Link"><text:span text:style-name="Code2"><text:span text:style-name="T44">TypeReference</text:span></text:span></text:a><text:span text:style-name="Default_20_Paragraph_20_Font"><text:span text:style-name="T25"> cannot be directly instantiated.</text:span></text:span></text:p>
            </table:table-cell>
            <table:table-cell table:style-name="Table31.C2" office:value-type="string">
              <text:p text:style-name="P113"><text:span text:style-name="Page_20_Reference_20_Font"><text:span text:style-name="T16"><text:bookmark-ref text:reference-format="page" text:ref-name="r47">39</text:bookmark-ref></text:span></text:span></text:p>
            </table:table-cell>
          </table:table-row>
        </table:table>
        <text:p text:style-name="P7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10"><text:span text:style-name="Summary_20_Heading_20_Font2"><text:span text:style-name="T16">Method Summary</text:span></text:span></text:p>
            </table:table-cell>
            <table:covered-table-cell/>
            <table:table-cell table:style-name="Table32.A1" office:value-type="string">
              <text:p text:style-name="P111"><text:span text:style-name="Page_20_Reference_20_Font"><text:span text:style-name="T23">Page</text:span></text:span></text:p>
            </table:table-cell>
          </table:table-row>
          <table:table-row table:style-name="Table32.1">
            <table:table-cell table:style-name="Table32.A2" office:value-type="string">
              <text:p text:style-name="P114"><text:span text:style-name="Code_20_Small1"><text:span text:style-name="T16">Type</text:span></text:span></text:p>
            </table:table-cell>
            <table:table-cell table:style-name="Table32.A2" office:value-type="string">
              <text:p text:style-name="P115"><text:a xlink:type="simple" xlink:href="#r48" text:style-name="Internet_20_link" text:visited-style-name="Visited_20_Internet_20_Link"><text:span text:style-name="Code2"><text:span text:style-name="T46">getType</text:span></text:span></text:a><text:span text:style-name="Code2"><text:span text:style-name="T16">()</text:span></text:span></text:p>
              <text:p text:style-name="P116">Return the actual type of this Type Reference</text:p>
            </table:table-cell>
            <table:table-cell table:style-name="Table32.C2" office:value-type="string">
              <text:p text:style-name="P113"><text:span text:style-name="Page_20_Reference_20_Font"><text:span text:style-name="T16"><text:bookmark-ref text:reference-format="page" text:ref-name="r48">39</text:bookmark-ref></text:span></text:span></text:p>
            </table:table-cell>
          </table:table-row>
        </table:table>
        <text:p text:style-name="P171">Constructor Detail</text:p>
        <text:p text:style-name="P174"><text:bookmark text:name="r47"/>TypeReference</text:p>
        <text:p text:style-name="P78"><text:span text:style-name="Code2">protected </text:span><text:span text:style-name="Code2"><text:span text:style-name="T40">TypeReference</text:span></text:span><text:span text:style-name="Code2">()</text:span></text:p>
        <text:p text:style-name="P98"><text:span text:style-name="T37">A </text:span><text:a xlink:type="simple" xlink:href="#r49" text:style-name="Internet_20_link" text:visited-style-name="Visited_20_Internet_20_Link"><text:span text:style-name="Code2"><text:span text:style-name="T44">TypeReference</text:span></text:span></text:a><text:span text:style-name="Default_20_Paragraph_20_Font"><text:span text:style-name="T37"> cannot be directly instantiated. To use it it has to be extended, typically as an anonymous inner class.</text:span></text:span></text:p>
        <text:p text:style-name="P172">Method Detail</text:p>
        <text:p text:style-name="P174"><text:bookmark text:name="r48"/>getType</text:p>
        <text:p text:style-name="P78"><text:span text:style-name="Code2">public Type </text:span><text:span text:style-name="Code2"><text:span text:style-name="T40">getType</text:span></text:span><text:span text:style-name="Code2">()</text:span></text:p>
        <text:p text:style-name="P99">Return the actual type of this Type Reference</text:p>
        <text:p text:style-name="P102">Returns:</text:p>
        <text:p text:style-name="P119">the type of this reference.</text:p>
        <text:section text:style-name="Sect2" text:name="Section2">
          <text:p text:style-name="P125"><text:span text:style-name="T49">Java API documentation generated with </text:span><text:a xlink:type="simple" xlink:href="http://www.filigris.com/products/docflex_javadoc/#docflex-doclet" text:style-name="Internet_20_link" text:visited-style-name="Visited_20_Internet_20_Link"><text:span text:style-name="T48">DocFlex/Doclet</text:span></text:a><text:span text:style-name="Default_20_Paragraph_20_Font"><text:span text:style-name="T49"> v1.5.6</text:span></text:span></text:p>
          <text:p text:style-name="P74"><text:span text:style-name="T49">DocFlex/Doclet is both a multi-format Javadoc doclet and a free edition of </text:span><text:a xlink:type="simple" xlink:href="http://www.filigris.com/products/docflex_javadoc/" text:style-name="Internet_20_link" text:visited-style-name="Visited_20_Internet_20_Link"><text:span text:style-name="T48">DocFlex/Javadoc</text:span></text:a><text:span text:style-name="Default_20_Paragraph_20_Font"><text:span text:style-name="T4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48">www.docflex.com</text:span></text:span></text:a></text:p>
        </text:section>
      </text:section>
      <text:p text:style-name="P35"><text:soft-page-break/></text:p>
      <text:h text:style-name="P128" text:outline-level="1">Considered Alternatives</text:h>
      <text:p text:style-name="P41">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7">dest v / src -&gt;</text:p>
          </table:table-cell>
          <table:table-cell table:style-name="Table5.A1" office:value-type="string">
            <text:p text:style-name="P48">String</text:p>
          </table:table-cell>
          <table:table-cell table:style-name="Table5.A1" office:value-type="string">
            <text:p text:style-name="P50">Boxed</text:p>
          </table:table-cell>
          <table:table-cell table:style-name="Table5.A1" office:value-type="string">
            <text:p text:style-name="P50">primitive</text:p>
          </table:table-cell>
          <table:table-cell table:style-name="Table5.A1" office:value-type="string">
            <text:p text:style-name="P50">Object</text:p>
          </table:table-cell>
          <table:table-cell table:style-name="Table5.A1" office:value-type="string">
            <text:p text:style-name="P50">primitive[]</text:p>
          </table:table-cell>
          <table:table-cell table:style-name="Table5.A1" office:value-type="string">
            <text:p text:style-name="P50">Boxed[] </text:p>
          </table:table-cell>
          <table:table-cell table:style-name="Table5.A1" office:value-type="string">
            <text:p text:style-name="P50">collection&lt;?&gt;</text:p>
          </table:table-cell>
          <table:table-cell table:style-name="Table5.I1" office:value-type="string">
            <text:p text:style-name="P55">null</text:p>
          </table:table-cell>
        </table:table-row>
        <table:table-row>
          <table:table-cell table:style-name="Table5.A2" office:value-type="string">
            <text:p text:style-name="P48">String</text:p>
          </table:table-cell>
          <table:table-cell table:style-name="Table5.A2" office:value-type="string">
            <text:p text:style-name="P50">v</text:p>
          </table:table-cell>
          <table:table-cell table:style-name="Table5.A2" office:value-type="string">
            <text:p text:style-name="P48"><text:span text:style-name="T30">v</text:span>.toString()</text:p>
          </table:table-cell>
          <table:table-cell table:style-name="Table5.A2" office:value-type="string">
            <text:p text:style-name="P48">String.valueOf(<text:span text:style-name="T30">v</text:span>)</text:p>
          </table:table-cell>
          <table:table-cell table:style-name="Table5.A2" office:value-type="string">
            <text:p text:style-name="P48"><text:span text:style-name="T30">v</text:span>.toString()</text:p>
          </table:table-cell>
          <table:table-cell table:style-name="Table5.A2" office:value-type="string">
            <text:p text:style-name="P49">Arrays.toString(<text:span text:style-name="T30">v</text:span>)</text:p>
            <text:p text:style-name="P49">except for char[]: String.valueOf(<text:span text:style-name="T30">v</text:span>) </text:p>
          </table:table-cell>
          <table:table-cell table:style-name="Table5.A2" office:value-type="string">
            <text:p text:style-name="P48">Arrays.toString(<text:span text:style-name="T30">v</text:span>)</text:p>
          </table:table-cell>
          <table:table-cell table:style-name="Table5.A2" office:value-type="string">
            <text:p text:style-name="P48"><text:span text:style-name="T30">v</text:span>.toString()</text:p>
          </table:table-cell>
          <table:table-cell table:style-name="Table5.I2" office:value-type="string">
            <text:p text:style-name="P33">null</text:p>
          </table:table-cell>
        </table:table-row>
        <table:table-row>
          <table:table-cell table:style-name="Table5.A2" office:value-type="string">
            <text:p text:style-name="P48">String[]</text:p>
          </table:table-cell>
          <table:table-cell table:style-name="Table5.A2" office:value-type="string">
            <text:p text:style-name="P48">new String[] {<text:span text:style-name="T30">v</text:span>}</text:p>
          </table:table-cell>
          <table:table-cell table:style-name="Table5.A2" office:value-type="string">
            <text:p text:style-name="P49">new String[] {<text:span text:style-name="T30">v</text:span>.toString()}</text:p>
          </table:table-cell>
          <table:table-cell table:style-name="Table5.A2" office:value-type="string">
            <text:p text:style-name="P49">new String[] {String.valueOf(<text:span text:style-name="T30">v</text:span>)}</text:p>
          </table:table-cell>
          <table:table-cell table:style-name="Table5.A2" office:value-type="string">
            <text:p text:style-name="P48">if String[]: <text:span text:style-name="T30">v</text:span> </text:p>
            <text:p text:style-name="P48">otherwise:</text:p>
            <text:p text:style-name="P48">new String[] </text:p>
            <text:p text:style-name="P48">{<text:span text:style-name="T30">v.</text:span><text:span text:style-name="T28">toString()}</text:span></text:p>
          </table:table-cell>
          <table:table-cell table:style-name="Table5.A2" office:value-type="string">
            <text:p text:style-name="P48">Arrays.stream(<text:span text:style-name="T30">v</text:span>).</text:p>
            <text:p text:style-name="P48">mapToObj(</text:p>
            <text:p text:style-name="P48">String::valueOf)</text:p>
            <text:p text:style-name="P48">.toArray(</text:p>
            <text:p text:style-name="P48">String[]::new)</text:p>
          </table:table-cell>
          <table:table-cell table:style-name="Table5.A2" office:value-type="string">
            <text:p text:style-name="P48">Arrays.stream(v).</text:p>
            <text:p text:style-name="P48">map(</text:p>
            <text:p text:style-name="P48">String::valueOf).</text:p>
            <text:p text:style-name="P48">toArray(</text:p>
            <text:p text:style-name="P48">String[]::new)</text:p>
          </table:table-cell>
          <table:table-cell table:style-name="Table5.A2" office:value-type="string">
            <text:p text:style-name="P48"><text:span text:style-name="T30">v</text:span>.stream().map(</text:p>
            <text:p text:style-name="P48">String::valueOf).</text:p>
            <text:p text:style-name="P48">toArray(</text:p>
            <text:p text:style-name="P48">String[]::new)</text:p>
          </table:table-cell>
          <table:table-cell table:style-name="Table5.I2" office:value-type="string">
            <text:p text:style-name="P33">new String[]{}</text:p>
          </table:table-cell>
        </table:table-row>
        <table:table-row>
          <table:table-cell table:style-name="Table5.A2" office:value-type="string">
            <text:p text:style-name="P48">List&lt;String&gt;</text:p>
          </table:table-cell>
          <table:table-cell table:style-name="Table5.A2" office:value-type="string">
            <text:p text:style-name="P48">Collections.</text:p>
            <text:p text:style-name="P48">singletonList(<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8">Arrays.stream(<text:span text:style-name="T30">v</text:span>).</text:p>
            <text:p text:style-name="P48">mapToObj(</text:p>
            <text:p text:style-name="P48">String::valueOf).</text:p>
            <text:p text:style-name="P48">collect(toList())</text:p>
          </table:table-cell>
          <table:table-cell table:style-name="Table5.A2" office:value-type="string">
            <text:p text:style-name="P48">Arrays.stream(<text:span text:style-name="T30">v</text:span>).</text:p>
            <text:p text:style-name="P48">map(</text:p>
            <text:p text:style-name="P48">String::valueOf).</text:p>
            <text:p text:style-name="P48">collect(toList())</text:p>
          </table:table-cell>
          <table:table-cell table:style-name="Table5.A2" office:value-type="string">
            <text:p text:style-name="P48"><text:span text:style-name="T30">v</text:span><text:span text:style-name="T28">.stream().map(</text:span></text:p>
            <text:p text:style-name="P51">String::valueOf).</text:p>
            <text:p text:style-name="P51">collect(toList())</text:p>
          </table:table-cell>
          <table:table-cell table:style-name="Table5.I2" office:value-type="string">
            <text:p text:style-name="P33">Collections.</text:p>
            <text:p text:style-name="P33">emptyList()</text:p>
          </table:table-cell>
        </table:table-row>
        <table:table-row>
          <table:table-cell table:style-name="Table5.A2" office:value-type="string">
            <text:p text:style-name="P48">Set&lt;String&gt;</text:p>
          </table:table-cell>
          <table:table-cell table:style-name="Table5.A2" office:value-type="string">
            <text:p text:style-name="P48">Collections.</text:p>
            <text:p text:style-name="P48">singleton(v)</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8">Arrays.stream(<text:span text:style-name="T30">v</text:span>).</text:p>
            <text:p text:style-name="P48">mapToObj(</text:p>
            <text:p text:style-name="P48">String::valueOf).</text:p>
            <text:p text:style-name="P48">collect(toSet())</text:p>
          </table:table-cell>
          <table:table-cell table:style-name="Table5.A2" office:value-type="string">
            <text:p text:style-name="P48">Arrays.stream(<text:span text:style-name="T30">v</text:span>).</text:p>
            <text:p text:style-name="P48">map(</text:p>
            <text:p text:style-name="P48">String::valueOf).</text:p>
            <text:p text:style-name="P48">collect(toSet())</text:p>
          </table:table-cell>
          <table:table-cell table:style-name="Table5.A2" office:value-type="string">
            <text:p text:style-name="P48"><text:span text:style-name="T30">v</text:span><text:span text:style-name="T28">.stream().map(</text:span></text:p>
            <text:p text:style-name="P51">String::valueOf).</text:p>
            <text:p text:style-name="P51">collect(toSet())</text:p>
          </table:table-cell>
          <table:table-cell table:style-name="Table5.I2" office:value-type="string">
            <text:p text:style-name="P33">Collections.</text:p>
            <text:p text:style-name="P33">emptySet()</text:p>
          </table:table-cell>
        </table:table-row>
        <table:table-row>
          <table:table-cell table:style-name="Table5.A2" office:value-type="string">
            <text:p text:style-name="P48">Collection&lt;String&gt;</text:p>
          </table:table-cell>
          <table:table-cell table:style-name="Table5.A2" office:value-type="string">
            <text:p text:style-name="P50">pick either list or set</text:p>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54"/>
          </table:table-cell>
          <table:table-cell table:style-name="Table5.I2" office:value-type="string">
            <text:p text:style-name="P33"/>
          </table:table-cell>
        </table:table-row>
        <table:table-row>
          <table:table-cell table:style-name="Table5.A2" office:value-type="string">
            <text:p text:style-name="P48">int </text:p>
          </table:table-cell>
          <table:table-cell table:style-name="Table5.A2" office:value-type="string">
            <text:p text:style-name="P51">Integer.parseInt(<text:span text:style-name="T30">v</text:span>)</text:p>
          </table:table-cell>
          <table:table-cell table:style-name="Table5.A2" office:value-type="string">
            <text:p text:style-name="P49"><text:span text:style-name="T30">v</text:span>.intValue()</text:p>
          </table:table-cell>
          <table:table-cell table:style-name="Table5.A2" office:value-type="string">
            <text:p text:style-name="P49">if int: <text:span text:style-name="T30">v</text:span></text:p>
            <text:p text:style-name="P52">otherwise:</text:p>
            <text:p text:style-name="P52">(int) <text:span text:style-name="T30">v</text:span></text:p>
          </table:table-cell>
          <table:table-cell table:style-name="Table5.A2" office:value-type="string">
            <text:p text:style-name="P53">»int(v.toString())</text:p>
            <text:p text:style-name="P48"/>
          </table:table-cell>
          <table:table-cell table:style-name="Table5.A2" office:value-type="string">
            <text:p text:style-name="P48">if <text:span text:style-name="T30">v</text:span>.length == 0: </text:p>
            <text:p text:style-name="P48">0</text:p>
            <text:p text:style-name="P48">otherwise:</text:p>
            <text:p text:style-name="P48">»int(<text:span text:style-name="T30">v</text:span>[0])</text:p>
          </table:table-cell>
          <table:table-cell table:style-name="Table5.A2" office:value-type="string">
            <text:p text:style-name="P48">if <text:span text:style-name="T30">v</text:span>.length == 0: </text:p>
            <text:p text:style-name="P48">0</text:p>
            <text:p text:style-name="P48">otherwise:</text:p>
            <text:p text:style-name="P48">»int(<text:span text:style-name="T30">v</text:span>[0])</text:p>
          </table:table-cell>
          <table:table-cell table:style-name="Table5.A2" office:value-type="string">
            <text:p text:style-name="P48">if <text:span text:style-name="T30">v</text:span>.size() == 0:</text:p>
            <text:p text:style-name="P48">0</text:p>
            <text:p text:style-name="P48">otherwise:</text:p>
            <text:p text:style-name="P48">»int(<text:span text:style-name="T30">v</text:span>.iterator().</text:p>
            <text:p text:style-name="P48">next())</text:p>
          </table:table-cell>
          <table:table-cell table:style-name="Table5.I7" office:value-type="float" office:value="0">
            <text:p text:style-name="P33">0</text:p>
          </table:table-cell>
        </table:table-row>
        <table:table-row>
          <table:table-cell table:style-name="Table5.A2" office:value-type="string">
            <text:p text:style-name="P48">boolean</text:p>
          </table:table-cell>
          <table:table-cell table:style-name="Table5.A2" office:value-type="string">
            <text:p text:style-name="P51">Boolean.valueOf(<text:span text:style-name="T30">v</text:span>)</text:p>
          </table:table-cell>
          <table:table-cell table:style-name="Table5.A2" office:value-type="string">
            <text:p text:style-name="P49">if Boolean: <text:span text:style-name="T30">v.</text:span><text:span text:style-name="T28">booleanValue()</text:span></text:p>
            <text:p text:style-name="P52">otherwise:</text:p>
            <text:p text:style-name="P52">»int(<text:span text:style-name="T30">v</text:span>) != 0 </text:p>
          </table:table-cell>
          <table:table-cell table:style-name="Table5.A2" office:value-type="string">
            <text:p text:style-name="P49">if boolean: <text:span text:style-name="T30">v</text:span></text:p>
            <text:p text:style-name="P52">otherwise:</text:p>
            <text:p text:style-name="P52">»int(<text:span text:style-name="T30">v</text:span>) != 0 </text:p>
          </table:table-cell>
          <table:table-cell table:style-name="Table5.A2" office:value-type="string">
            <text:p text:style-name="P53">»boolean(</text:p>
            <text:p text:style-name="P53">v.toString())</text:p>
            <text:p text:style-name="P48"/>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size() == 0:</text:p>
            <text:p text:style-name="P48">false</text:p>
            <text:p text:style-name="P48">otherwise:</text:p>
            <text:p text:style-name="P48">»boolean(<text:span text:style-name="T30">v.</text:span></text:p>
            <text:p text:style-name="P51">iterator().next())</text:p>
          </table:table-cell>
          <table:table-cell table:style-name="Table5.I2" office:value-type="string">
            <text:p text:style-name="P33">false</text:p>
          </table:table-cell>
        </table:table-row>
        <table:table-row>
          <table:table-cell table:style-name="Table5.A2" office:value-type="string">
            <text:p text:style-name="P48">char</text:p>
          </table:table-cell>
          <table:table-cell table:style-name="Table5.A2" office:value-type="string">
            <text:p text:style-name="P51"><text:span text:style-name="T30">v</text:span>.length() &gt; 0 ? <text:span text:style-name="T30">v</text:span>.charAt(0) : 0</text:p>
          </table:table-cell>
          <table:table-cell table:style-name="Table5.A2" office:value-type="string">
            <text:p text:style-name="P49">(char) <text:span text:style-name="T30">v</text:span>. <text:span text:style-name="T30">number</text:span>Value()</text:p>
          </table:table-cell>
          <table:table-cell table:style-name="Table5.A2" office:value-type="string">
            <text:p text:style-name="P49">(char) <text:span text:style-name="T30">v</text:span></text:p>
          </table:table-cell>
          <table:table-cell table:style-name="Table5.A2" office:value-type="string">
            <text:p text:style-name="P53">»char(v.toString())</text:p>
            <text:p text:style-name="P48"/>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size() == 0:</text:p>
            <text:p text:style-name="P48">0</text:p>
            <text:p text:style-name="P48">otherwise:</text:p>
            <text:p text:style-name="P48">»char(<text:span text:style-name="T30">v.</text:span><text:span text:style-name="T28">iterator().</text:span></text:p>
            <text:p text:style-name="P48"><text:span text:style-name="T28">next()</text:span>)</text:p>
          </table:table-cell>
          <table:table-cell table:style-name="Table5.I7" office:value-type="float" office:value="0">
            <text:p text:style-name="P33">0</text:p>
          </table:table-cell>
        </table:table-row>
        <table:table-row>
          <table:table-cell table:style-name="Table5.A2" office:value-type="string">
            <text:p text:style-name="P48">byte</text:p>
          </table:table-cell>
          <table:table-cell table:style-name="Table5.A2" office:value-type="string">
            <text:p text:style-name="P51"><text:span text:style-name="T30">v</text:span>.getBytes()[0] or 0 if no bytes in array.</text:p>
          </table:table-cell>
          <table:table-cell table:style-name="Table5.A2" office:value-type="string">
            <text:p text:style-name="P49"><text:span text:style-name="T28">(byte) </text:span><text:span text:style-name="T30">v</text:span>.int<text:span text:style-name="T28">Va</text:span>lue()</text:p>
          </table:table-cell>
          <table:table-cell table:style-name="Table5.A2" office:value-type="string">
            <text:p text:style-name="P49">(byte) <text:span text:style-name="T30">v</text:span></text:p>
          </table:table-cell>
          <table:table-cell table:style-name="Table5.A2" office:value-type="string">
            <text:p text:style-name="P53">»byte(v.toString())</text:p>
            <text:p text:style-name="P48"/>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size() == 0:</text:p>
            <text:p text:style-name="P48">0</text:p>
            <text:p text:style-name="P48">otherwise:</text:p>
            <text:p text:style-name="P48">»byte(<text:span text:style-name="T30">v</text:span><text:span text:style-name="T28">.iterator().</text:span></text:p>
            <text:p text:style-name="P48"><text:span text:style-name="T28">next()</text:span>)</text:p>
          </table:table-cell>
          <table:table-cell table:style-name="Table5.I7" office:value-type="float" office:value="0">
            <text:p text:style-name="P33">0</text:p>
          </table:table-cell>
        </table:table-row>
        <text:soft-page-break/>
        <table:table-row>
          <table:table-cell table:style-name="Table5.A2" office:value-type="string">
            <text:p text:style-name="P48">short</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33"/>
          </table:table-cell>
        </table:table-row>
        <table:table-row>
          <table:table-cell table:style-name="Table5.A2" office:value-type="string">
            <text:p text:style-name="P48">float</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33"/>
          </table:table-cell>
        </table:table-row>
        <table:table-row>
          <table:table-cell table:style-name="Table5.A2" office:value-type="string">
            <text:p text:style-name="P48">double</text:p>
          </table:table-cell>
          <table:table-cell table:style-name="Table5.A2" office:value-type="string">
            <text:p text:style-name="P51">Double.</text:p>
            <text:p text:style-name="P51">parseDouble(<text:span text:style-name="T30">v</text:span>)</text:p>
          </table:table-cell>
          <table:table-cell table:style-name="Table5.A2" office:value-type="string">
            <text:p text:style-name="P49">v.doubleValue()</text:p>
          </table:table-cell>
          <table:table-cell table:style-name="Table5.A2" office:value-type="string">
            <text:p text:style-name="P49">(double) <text:span text:style-name="T30">v</text:span></text:p>
          </table:table-cell>
          <table:table-cell table:style-name="Table5.A2" office:value-type="string">
            <text:p text:style-name="P48">Double.</text:p>
            <text:p text:style-name="P48">parseDouble(</text:p>
            <text:p text:style-name="P48"><text:span text:style-name="T30">v</text:span>.toString())</text:p>
          </table:table-cell>
          <table:table-cell table:style-name="Table5.A2" office:value-type="string">
            <text:p text:style-name="P48">if <text:span text:style-name="T30">v</text:span>.length == 0:</text:p>
            <text:p text:style-name="P48">0.0</text:p>
            <text:p text:style-name="P48">otherwise:</text:p>
            <text:p text:style-name="P48">»double(<text:span text:style-name="T30">v</text:span>[0])</text:p>
          </table:table-cell>
          <table:table-cell table:style-name="Table5.A2" office:value-type="string">
            <text:p text:style-name="P48">if <text:span text:style-name="T30">v</text:span>.length == 0:</text:p>
            <text:p text:style-name="P48">0.0</text:p>
            <text:p text:style-name="P48">otherwise:</text:p>
            <text:p text:style-name="P48">»double(<text:span text:style-name="T30">v</text:span>[0])</text:p>
          </table:table-cell>
          <table:table-cell table:style-name="Table5.A2" office:value-type="string">
            <text:p text:style-name="P48">if <text:span text:style-name="T30">v</text:span>.size() == 0:</text:p>
            <text:p text:style-name="P48">0.0</text:p>
            <text:p text:style-name="P48">otherwise:</text:p>
            <text:p text:style-name="P48">»double(<text:span text:style-name="T30">v.</text:span></text:p>
            <text:p text:style-name="P51">iterator().next())</text:p>
          </table:table-cell>
          <table:table-cell table:style-name="Table5.I7" office:value-type="float" office:value="0">
            <text:p text:style-name="P33">0</text:p>
          </table:table-cell>
        </table:table-row>
        <table:table-row>
          <table:table-cell table:style-name="Table5.A2" office:value-type="string">
            <text:p text:style-name="P48">int[]</text:p>
          </table:table-cell>
          <table:table-cell table:style-name="Table5.A2" office:value-type="string">
            <text:p text:style-name="P51">new int[] {»int(<text:span text:style-name="T30">v</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8">Arrays.stream(<text:span text:style-name="T30">v</text:span>).</text:p>
            <text:p text:style-name="P48">mapToInt(</text:p>
            <text:p text:style-name="P48">l -&gt; ((<text:span text:style-name="T30">Boxed</text:span>) l).</text:p>
            <text:p text:style-name="P48">intValue()).</text:p>
            <text:p text:style-name="P48">toArray()</text:p>
          </table:table-cell>
          <table:table-cell table:style-name="Table5.A2" office:value-type="string">
            <text:p text:style-name="P48">Arrays.stream(<text:span text:style-name="T30">v</text:span>).</text:p>
            <text:p text:style-name="P48">mapToInt(</text:p>
            <text:p text:style-name="P48"><text:span text:style-name="T30">Boxed</text:span>::intValue).</text:p>
            <text:p text:style-name="P48">toArray();</text:p>
          </table:table-cell>
          <table:table-cell table:style-name="Table5.A2" office:value-type="string">
            <text:p text:style-name="P48"><text:span text:style-name="T30">v</text:span><text:span text:style-name="T28">.stream().</text:span></text:p>
            <text:p text:style-name="P51">mapToInt(</text:p>
            <text:p text:style-name="P51">x → »int(x)).</text:p>
            <text:p text:style-name="P51">toArray()</text:p>
          </table:table-cell>
          <table:table-cell table:style-name="Table5.I2" office:value-type="string">
            <text:p text:style-name="P33">new int[]{}</text:p>
          </table:table-cell>
        </table:table-row>
        <table:table-row>
          <table:table-cell table:style-name="Table5.A2" office:value-type="string">
            <text:p text:style-name="P48">List&lt;Integer&gt;</text:p>
          </table:table-cell>
          <table:table-cell table:style-name="Table5.A2" office:value-type="string">
            <text:p text:style-name="P51">Collections.</text:p>
            <text:p text:style-name="P51">singletonList(</text:p>
            <text:p text:style-name="P51">»int(<text:span text:style-name="T30">v</text:span>));</text:p>
          </table:table-cell>
          <table:table-cell table:style-name="Table5.A2" office:value-type="string">
            <text:p text:style-name="P51">Collections.</text:p>
            <text:p text:style-name="P51">singletonList(</text:p>
            <text:p text:style-name="P52">»int(<text:span text:style-name="T30">v</text:span>));</text:p>
          </table:table-cell>
          <table:table-cell table:style-name="Table5.A2" office:value-type="string">
            <text:p text:style-name="P51">Collections.</text:p>
            <text:p text:style-name="P51">singletonList(</text:p>
            <text:p text:style-name="P52">»int(<text:span text:style-name="T30">v</text:span>));</text:p>
          </table:table-cell>
          <table:table-cell table:style-name="Table5.A2" office:value-type="string">
            <text:p text:style-name="P51">Collections.</text:p>
            <text:p text:style-name="P51">singletonList(</text:p>
            <text:p text:style-name="P51">»int(<text:span text:style-name="T30">v</text:span>));</text:p>
          </table:table-cell>
          <table:table-cell table:style-name="Table5.A2" office:value-type="string">
            <text:p text:style-name="P48">Arrays.stream(<text:span text:style-name="T30">v</text:span>).</text:p>
            <text:p text:style-name="P48">mapToObj(</text:p>
            <text:p text:style-name="P48"><text:span text:style-name="T30">Boxed</text:span>::valueOf).</text:p>
            <text:p text:style-name="P48">collect(toList());</text:p>
          </table:table-cell>
          <table:table-cell table:style-name="Table5.A2" office:value-type="string">
            <text:p text:style-name="P48">Arrays.stream(<text:span text:style-name="T30">v</text:span>).</text:p>
            <text:p text:style-name="P48">map(</text:p>
            <text:p text:style-name="P48"><text:span text:style-name="T30">Boxed</text:span>::intValue).</text:p>
            <text:p text:style-name="P48">collect(toList());</text:p>
          </table:table-cell>
          <table:table-cell table:style-name="Table5.A2" office:value-type="string">
            <text:p text:style-name="P48"><text:span text:style-name="T30">v</text:span>.stream().</text:p>
            <text:p text:style-name="P48">map(</text:p>
            <text:p text:style-name="P51">x → »int(x)).</text:p>
            <text:p text:style-name="P48">collect(toList());</text:p>
          </table:table-cell>
          <table:table-cell table:style-name="Table5.I2" office:value-type="string">
            <text:p text:style-name="P33">Collections.</text:p>
            <text:p text:style-name="P33">emptyList()</text:p>
          </table:table-cell>
        </table:table-row>
        <table:table-row>
          <table:table-cell table:style-name="Table5.A2" office:value-type="string">
            <text:p text:style-name="P48">Boolean</text:p>
          </table:table-cell>
          <table:table-cell table:style-name="Table5.A2" office:value-type="string">
            <text:p text:style-name="P51">Boolean.valueOf(<text:span text:style-name="T30">v</text:span>)</text:p>
          </table:table-cell>
          <table:table-cell table:style-name="Table5.A2" office:value-type="string">
            <text:p text:style-name="P49">if Boolean: <text:span text:style-name="T30">v</text:span></text:p>
            <text:p text:style-name="P52">otherwise:</text:p>
            <text:p text:style-name="P52">»int(<text:span text:style-name="T30">v</text:span>) != 0 </text:p>
          </table:table-cell>
          <table:table-cell table:style-name="Table5.A2" office:value-type="string">
            <text:p text:style-name="P49">if boolean: Boolean.valueOf(<text:span text:style-name="T30">v)</text:span></text:p>
            <text:p text:style-name="P52">otherwise:</text:p>
            <text:p text:style-name="P52">»int(<text:span text:style-name="T30">v</text:span>) != 0 </text:p>
          </table:table-cell>
          <table:table-cell table:style-name="Table5.A2" office:value-type="string">
            <text:p text:style-name="P53">»Boolean(</text:p>
            <text:p text:style-name="P53">v.toString())</text:p>
            <text:p text:style-name="P48"/>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size() == 0:</text:p>
            <text:p text:style-name="P48">FALSE</text:p>
            <text:p text:style-name="P48">otherwise:</text:p>
            <text:p text:style-name="P48">»Boolean(<text:span text:style-name="T30">v.</text:span></text:p>
            <text:p text:style-name="P51">iterator().next())</text:p>
          </table:table-cell>
          <table:table-cell table:style-name="Table5.I2" office:value-type="string">
            <text:p text:style-name="P33">null</text:p>
          </table:table-cell>
        </table:table-row>
        <table:table-row>
          <table:table-cell table:style-name="Table5.A2" office:value-type="string">
            <text:p text:style-name="P50">other Boxed types</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55"/>
          </table:table-cell>
        </table:table-row>
      </table:table>
      <text:h text:style-name="Heading_20_4" text:outline-level="4" text:is-list-header="true"/>
      <text:p text:style-name="Body">Identity conversion (source can be assigned to target <text:span text:style-name="T18">→</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1"/>
      <text:h text:style-name="P128" text:outline-level="1"><text:soft-page-break/>Security Considerations</text:h>
      <text:p text:style-name="P41">Description of all known vulnerabilities this may either introduce or address as well as scenarios of how the weaknesses could be circumvented.</text:p>
      <text:h text:style-name="P128" text:outline-level="1">Document Support</text:h>
      <text:h text:style-name="P126" text:outline-level="2">References</text:h>
      <text:list xml:id="list4084024622657728337" text:style-name="WW8Num3">
        <text:list-item>
          <text:p text:style-name="P158"><text:bookmark-start text:name="_Ref493020620"/>Bradner, S., Key words for use in RFCs to Indicate Requirement Levels, RFC2119, March 1997.<text:bookmark-end text:name="_Ref493020620"/></text:p>
        </text:list-item>
        <text:list-item>
          <text:p text:style-name="P158">Software Requirements &amp; Specifications. Michael Jackson. ISBN 0-201-87712-0</text:p>
        </text:list-item>
      </text:list>
      <text:p text:style-name="P28"/>
      <text:p text:style-name="P11"><text:span text:style-name="T33">Add references simply by adding new items. You can then cross-refer to them by chosing &lt;Insert&gt;&lt;Cross Reference&gt;&lt;Numbered Item&gt; and then selecting the paragraph. </text:span><text:span text:style-name="T34">STATIC REFERENCES (I.E. BODGED) ARE NOT ACCEPTABLE, SOMEONE WILL HAVE TO UPDATE THEM LATER, SO DO IT PROPERLY NOW.</text:span></text:p>
      <text:h text:style-name="P126" text:outline-level="2">Author’s Address</text:h>
      <text:p text:style-name="P11"/>
      <table:table table:name="Table4" table:style-name="Table4">
        <table:table-column table:style-name="Table4.A"/>
        <table:table-column table:style-name="Table4.B"/>
        <table:table-row table:style-name="Table4.1">
          <table:table-cell table:style-name="Table4.A1" office:value-type="string">
            <text:p text:style-name="P62">Name</text:p>
          </table:table-cell>
          <table:table-cell table:style-name="Table4.B1" office:value-type="string">
            <text:p text:style-name="P62">Peter Kriens</text:p>
          </table:table-cell>
        </table:table-row>
        <table:table-row table:style-name="Table4.1">
          <table:table-cell table:style-name="Table4.A1" office:value-type="string">
            <text:p text:style-name="P62">Company</text:p>
          </table:table-cell>
          <table:table-cell table:style-name="Table4.B1" office:value-type="string">
            <text:p text:style-name="P62">aQute</text:p>
          </table:table-cell>
        </table:table-row>
        <table:table-row table:style-name="Table4.1">
          <table:table-cell table:style-name="Table4.A1" office:value-type="string">
            <text:p text:style-name="P62">Address</text:p>
          </table:table-cell>
          <table:table-cell table:style-name="Table4.B1" office:value-type="string">
            <text:p text:style-name="P62">9c, Avenue St. Drezery</text:p>
          </table:table-cell>
        </table:table-row>
        <table:table-row table:style-name="Table4.1">
          <table:table-cell table:style-name="Table4.A1" office:value-type="string">
            <text:p text:style-name="P62">Voice</text:p>
          </table:table-cell>
          <table:table-cell table:style-name="Table4.B1" office:value-type="string">
            <text:p text:style-name="P62">+33 467542167</text:p>
          </table:table-cell>
        </table:table-row>
        <table:table-row table:style-name="Table4.1">
          <table:table-cell table:style-name="Table4.A1" office:value-type="string">
            <text:p text:style-name="P6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6"/>
          </table:table-cell>
          <table:table-cell table:style-name="Table4.B6" office:value-type="string">
            <text:p text:style-name="P66"/>
          </table:table-cell>
        </table:table-row>
      </table:table>
      <text:p text:style-name="P28"/>
      <text:p text:style-name="P28"/>
      <table:table table:name="Table2" table:style-name="Table2">
        <table:table-column table:style-name="Table2.A"/>
        <table:table-column table:style-name="Table2.B"/>
        <table:table-row table:style-name="Table2.1">
          <table:table-cell table:style-name="Table2.A1" office:value-type="string">
            <text:p text:style-name="P61">Name</text:p>
          </table:table-cell>
          <table:table-cell table:style-name="Table2.B1" office:value-type="string">
            <text:p text:style-name="P61">David Bosschaert</text:p>
          </table:table-cell>
        </table:table-row>
        <table:table-row table:style-name="Table2.1">
          <table:table-cell table:style-name="Table2.A1" office:value-type="string">
            <text:p text:style-name="P61">Company</text:p>
          </table:table-cell>
          <table:table-cell table:style-name="Table2.B1" office:value-type="string">
            <text:p text:style-name="P61">Adobe Systems</text:p>
          </table:table-cell>
        </table:table-row>
        <table:table-row table:style-name="Table2.1">
          <table:table-cell table:style-name="Table2.A1" office:value-type="string">
            <text:p text:style-name="P61">Address</text:p>
          </table:table-cell>
          <table:table-cell table:style-name="Table2.B1" office:value-type="string">
            <text:p text:style-name="P61"/>
          </table:table-cell>
        </table:table-row>
        <table:table-row table:style-name="Table2.1">
          <table:table-cell table:style-name="Table2.A1" office:value-type="string">
            <text:p text:style-name="P61">Voice</text:p>
          </table:table-cell>
          <table:table-cell table:style-name="Table2.B1" office:value-type="string">
            <text:p text:style-name="P61"/>
          </table:table-cell>
        </table:table-row>
        <table:table-row table:style-name="Table2.1">
          <table:table-cell table:style-name="Table2.A1" office:value-type="string">
            <text:p text:style-name="P65">e-mail</text:p>
          </table:table-cell>
          <table:table-cell table:style-name="Table2.B1" office:value-type="string">
            <text:p text:style-name="P65">bosschae@adobe.com</text:p>
          </table:table-cell>
        </table:table-row>
      </table:table>
      <text:p text:style-name="P11"/>
      <text:p text:style-name="P11"/>
      <table:table table:name="Table3" table:style-name="Table3">
        <table:table-column table:style-name="Table3.A"/>
        <table:table-column table:style-name="Table3.B"/>
        <text:soft-page-break/>
        <table:table-row table:style-name="Table3.1">
          <table:table-cell table:style-name="Table3.A1" office:value-type="string">
            <text:p text:style-name="P61">Name</text:p>
          </table:table-cell>
          <table:table-cell table:style-name="Table3.B1" office:value-type="string">
            <text:p text:style-name="P61"/>
          </table:table-cell>
        </table:table-row>
        <table:table-row table:style-name="Table3.1">
          <table:table-cell table:style-name="Table3.A1" office:value-type="string">
            <text:p text:style-name="P61">Company</text:p>
          </table:table-cell>
          <table:table-cell table:style-name="Table3.B1" office:value-type="string">
            <text:p text:style-name="P61"/>
          </table:table-cell>
        </table:table-row>
        <table:table-row table:style-name="Table3.1">
          <table:table-cell table:style-name="Table3.A1" office:value-type="string">
            <text:p text:style-name="P61">Address</text:p>
          </table:table-cell>
          <table:table-cell table:style-name="Table3.B1" office:value-type="string">
            <text:p text:style-name="P61"/>
          </table:table-cell>
        </table:table-row>
        <table:table-row table:style-name="Table3.1">
          <table:table-cell table:style-name="Table3.A1" office:value-type="string">
            <text:p text:style-name="P61">Voice</text:p>
          </table:table-cell>
          <table:table-cell table:style-name="Table3.B1" office:value-type="string">
            <text:p text:style-name="P61"/>
          </table:table-cell>
        </table:table-row>
        <table:table-row table:style-name="Table3.1">
          <table:table-cell table:style-name="Table3.A1" office:value-type="string">
            <text:p text:style-name="P65">e-mail</text:p>
          </table:table-cell>
          <table:table-cell table:style-name="Table3.B1" office:value-type="string">
            <text:p text:style-name="P65"/>
          </table:table-cell>
        </table:table-row>
      </table:table>
      <text:p text:style-name="P28"/>
      <text:h text:style-name="P126" text:outline-level="2">Acronyms and Abbreviations</text:h>
      <text:p text:style-name="P11"/>
      <text:h text:style-name="P126"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30" style:family="table">
      <style:table-properties style:width="18.008cm" fo:break-before="auto" fo:break-after="auto" table:align="left" style:writing-mode="lr-tb"/>
    </style:style>
    <style:style style:name="Table30.A" style:family="table-column">
      <style:table-column-properties style:column-width="14.06cm"/>
    </style:style>
    <style:style style:name="Table30.B" style:family="table-column">
      <style:table-column-properties style:column-width="3.948cm"/>
    </style:style>
    <style:style style:name="Table30.1" style:family="table-row">
      <style:table-row-properties style:keep-together="true" fo:keep-together="auto"/>
    </style:style>
    <style:style style:name="Table3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24</text:page-number> of <text:page-count style:num-format="1">43</text:page-count></text:p>
        <text:p text:style-name="Header"/>
        <text:p text:style-name="Header"><text:tab/>Draft<text:tab/> <text:modification-date style:data-style-name="N76">April 1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25</text:page-number> of <text:page-count style:num-format="1">43</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27</text:page-number> of <text:page-count style:num-format="1">43</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29</text:page-number> of <text:page-count style:num-format="1">43</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30</text:page-number> of <text:page-count style:num-format="1">43</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32</text:page-number> of <text:page-count style:num-format="1">43</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34</text:page-number> of <text:page-count style:num-format="1">43</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36</text:page-number> of <text:page-count style:num-format="1">43</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38</text:page-number> of <text:page-count style:num-format="1">43</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43</text:page-number> of <text:page-count style:num-format="1">4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80</meta:editing-cycles>
    <meta:editing-duration>P2DT14M4S</meta:editing-duration>
    <meta:initial-creator>David Bosschaert</meta:initial-creator>
    <dc:date>2016-04-18T07:24:02</dc:date>
    <dc:creator>David Bosschaert</dc:creator>
    <meta:printed-by>David Bosschaert</meta:printed-by>
    <meta:print-date>2016-01-04T12:43:51</meta:print-date>
    <meta:document-statistic meta:table-count="32" meta:image-count="4" meta:object-count="0" meta:page-count="43" meta:paragraph-count="1379" meta:word-count="9440" meta:character-count="61529"/>
    <meta:user-defined meta:name="Info"/>
    <meta:user-defined meta:name="Info 3"/>
    <meta:user-defined meta:name="Info 4"/>
    <meta:user-defined meta:name="RFC Title">RFC 215 - Object Conversion</meta:user-defined>
  </office:meta>
</office:document-meta>
</file>